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inal_hashes_for_lookup" table:style-name="ta1">
        <table:table-column table:style-name="co1" table:number-columns-repeated="16384" table:default-cell-style-name="Default"/>
        <table:table-row table:style-name="ro1">
          <table:table-cell/>
          <table:table-cell office:value-type="string" calcext:value-type="string">
            <text:p>plaintext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sha224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512</text:p>
          </table:table-cell>
          <table:table-cell office:value-type="string" calcext:value-type="string">
            <text:p>base64</text:p>
          </table:table-cell>
          <table:table-cell office:value-type="string" calcext:value-type="string">
            <text:p>base32</text:p>
          </table:table-cell>
          <table:table-cell office:value-type="string" calcext:value-type="string">
            <text:p>md4</text:p>
          </table:table-cell>
          <table:table-cell office:value-type="string" calcext:value-type="string">
            <text:p>base1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md5ofsha224</text:p>
          </table:table-cell>
          <table:table-cell office:value-type="string" calcext:value-type="string">
            <text:p>md5ofsha256</text:p>
          </table:table-cell>
          <table:table-cell office:value-type="string" calcext:value-type="string">
            <text:p>md5ofsha1</text:p>
          </table:table-cell>
          <table:table-cell office:value-type="string" calcext:value-type="string">
            <text:p>md5ofsha512</text:p>
          </table:table-cell>
          <table:table-cell office:value-type="string" calcext:value-type="string">
            <text:p>md5ofsha384</text:p>
          </table:table-cell>
          <table:table-cell office:value-type="string" calcext:value-type="string">
            <text:p>md5ofbase64</text:p>
          </table:table-cell>
          <table:table-cell office:value-type="string" calcext:value-type="string">
            <text:p>md5ofmd4</text:p>
          </table:table-cell>
          <table:table-cell office:value-type="string" calcext:value-type="string">
            <text:p>md5ofbase32</text:p>
          </table:table-cell>
          <table:table-cell office:value-type="string" calcext:value-type="string">
            <text:p>sha256ofbase64</text:p>
          </table:table-cell>
          <table:table-cell office:value-type="string" calcext:value-type="string">
            <text:p>sha256ofmd5</text:p>
          </table:table-cell>
          <table:table-cell office:value-type="string" calcext:value-type="string">
            <text:p>sha256ofmd4</text:p>
          </table:table-cell>
          <table:table-cell office:value-type="string" calcext:value-type="string">
            <text:p>sha256ofsha1</text:p>
          </table:table-cell>
          <table:table-cell office:value-type="string" calcext:value-type="string">
            <text:p>sha256ofsha224</text:p>
          </table:table-cell>
          <table:table-cell office:value-type="string" calcext:value-type="string">
            <text:p>sha256ofsha384</text:p>
          </table:table-cell>
          <table:table-cell office:value-type="string" calcext:value-type="string">
            <text:p>sha256ofsha512</text:p>
          </table:table-cell>
          <table:table-cell office:value-type="string" calcext:value-type="string">
            <text:p>sha256ofbase32</text:p>
          </table:table-cell>
          <table:table-cell office:value-type="string" calcext:value-type="string">
            <text:p>sha256ofbase16</text:p>
          </table:table-cell>
          <table:table-cell office:value-type="string" calcext:value-type="string">
            <text:p>sha512ofbase64</text:p>
          </table:table-cell>
          <table:table-cell office:value-type="string" calcext:value-type="string">
            <text:p>sha512ofmd5</text:p>
          </table:table-cell>
          <table:table-cell office:value-type="string" calcext:value-type="string">
            <text:p>sha512ofmd4</text:p>
          </table:table-cell>
          <table:table-cell office:value-type="string" calcext:value-type="string">
            <text:p>sha512ofsha1</text:p>
          </table:table-cell>
          <table:table-cell office:value-type="string" calcext:value-type="string">
            <text:p>sha512ofsha224</text:p>
          </table:table-cell>
          <table:table-cell office:value-type="string" calcext:value-type="string">
            <text:p>sha512ofsha384</text:p>
          </table:table-cell>
          <table:table-cell office:value-type="string" calcext:value-type="string">
            <text:p>sha512ofsha256</text:p>
          </table:table-cell>
          <table:table-cell office:value-type="string" calcext:value-type="string">
            <text:p>sha512ofbase32</text:p>
          </table:table-cell>
          <table:table-cell office:value-type="string" calcext:value-type="string">
            <text:p>sha512ofbase16</text:p>
          </table:table-cell>
          <table:table-cell office:value-type="string" calcext:value-type="string">
            <text:p>sha1ofbase64</text:p>
          </table:table-cell>
          <table:table-cell office:value-type="string" calcext:value-type="string">
            <text:p>sha1ofmd5</text:p>
          </table:table-cell>
          <table:table-cell office:value-type="string" calcext:value-type="string">
            <text:p>sha1ofmd4</text:p>
          </table:table-cell>
          <table:table-cell office:value-type="string" calcext:value-type="string">
            <text:p>sha1ofsha512</text:p>
          </table:table-cell>
          <table:table-cell office:value-type="string" calcext:value-type="string">
            <text:p>sha1ofsha224</text:p>
          </table:table-cell>
          <table:table-cell office:value-type="string" calcext:value-type="string">
            <text:p>sha1ofsha384</text:p>
          </table:table-cell>
          <table:table-cell office:value-type="string" calcext:value-type="string">
            <text:p>sha1ofsha256</text:p>
          </table:table-cell>
          <table:table-cell office:value-type="string" calcext:value-type="string">
            <text:p>sha1ofbase32</text:p>
          </table:table-cell>
          <table:table-cell office:value-type="string" calcext:value-type="string">
            <text:p>sha1ofbase16</text:p>
          </table:table-cell>
          <table:table-cell office:value-type="string" calcext:value-type="string">
            <text:p>sha256ofmd5ofbase64</text:p>
          </table:table-cell>
          <table:table-cell office:value-type="string" calcext:value-type="string">
            <text:p>sha256ofmd5ofsha224</text:p>
          </table:table-cell>
          <table:table-cell office:value-type="string" calcext:value-type="string">
            <text:p>sha256ofmd5ofsha1</text:p>
          </table:table-cell>
          <table:table-cell office:value-type="string" calcext:value-type="string">
            <text:p>sha256ofsha1ofmd5</text:p>
          </table:table-cell>
          <table:table-cell office:value-type="string" calcext:value-type="string">
            <text:p>md5ofsha256ofbase64</text:p>
          </table:table-cell>
          <table:table-cell office:value-type="string" calcext:value-type="string">
            <text:p>md5ofsha1ofsha256</text:p>
          </table:table-cell>
          <table:table-cell office:value-type="string" calcext:value-type="string">
            <text:p>md5ofsha256ofsha1</text:p>
          </table:table-cell>
          <table:table-cell office:value-type="string" calcext:value-type="string">
            <text:p>md5ofsha256ofsha224</text:p>
          </table:table-cell>
          <table:table-cell table:number-columns-repeated="16329"/>
        </table:table-row>
        <table:table-row table:style-name="ro1">
          <table:table-cell table:number-columns-repeated="2" office:value-type="string" calcext:value-type="string">
            <text:p>roger</text:p>
          </table:table-cell>
          <table:table-cell office:value-type="string" calcext:value-type="string">
            <text:p>b911af807c2df88d671bd7004c54c1c2</text:p>
          </table:table-cell>
          <table:table-cell office:value-type="string" calcext:value-type="string">
            <text:p>3af60bdfcdb37e3f879091a533f2893fd524c8c0e858023d8e87040f</text:p>
          </table:table-cell>
          <table:table-cell office:value-type="string" calcext:value-type="string">
            <text:p>4387134784cf3aa4245b7fcf4ac045d0a449524e98ba5dab4955ff4631e89df9</text:p>
          </table:table-cell>
          <table:table-cell office:value-type="string" calcext:value-type="string">
            <text:p>a61a1add71dadc74037ae5e44ee30713db9a7451</text:p>
          </table:table-cell>
          <table:table-cell office:value-type="string" calcext:value-type="string">
            <text:p>7d49ee4097396fa02e138d4559ce68d4243bfc834256bb69922e4f611be8eef558535cc6028c8a9dd321f9b157bc87db9ef0aea2e44ee611e804fcf0b8c27632</text:p>
          </table:table-cell>
          <table:table-cell table:style-name="ce2" office:value-type="string" calcext:value-type="string">
            <text:p>cm9nZX</text:p>
          </table:table-cell>
          <table:table-cell office:value-type="string" calcext:value-type="string">
            <text:p>OJXWOZ</text:p>
          </table:table-cell>
          <table:table-cell office:value-type="string" calcext:value-type="string">
            <text:p>141080474b81fa4c82def9e1ecf496fa</text:p>
          </table:table-cell>
          <table:table-cell office:value-type="string" calcext:value-type="string">
            <text:p>726F6765</text:p>
          </table:table-cell>
          <table:table-cell office:value-type="string" calcext:value-type="string">
            <text:p>952379c63237d24872446931c9413d8a2e0e808eebc000b730861d49efea8d24f14ebd19cc6e8f1124014db53d3d7431</text:p>
          </table:table-cell>
          <table:table-cell office:value-type="string" calcext:value-type="string">
            <text:p>169ed3749ea6ed53dfe778a7441232fe</text:p>
          </table:table-cell>
          <table:table-cell office:value-type="string" calcext:value-type="string">
            <text:p>afea1288c3df8adf60ee85ec73aeec5d</text:p>
          </table:table-cell>
          <table:table-cell office:value-type="string" calcext:value-type="string">
            <text:p>a7c894fb45e6b8e9c466c2529ae6eeb3</text:p>
          </table:table-cell>
          <table:table-cell office:value-type="string" calcext:value-type="string">
            <text:p>e68b0a1499c21b78c645c6f41b338cc0</text:p>
          </table:table-cell>
          <table:table-cell office:value-type="string" calcext:value-type="string">
            <text:p>f60459d4b86efe7fa71a1d6a4ca494bf</text:p>
          </table:table-cell>
          <table:table-cell office:value-type="string" calcext:value-type="string">
            <text:p>866f4c352ab5d2a0d7816d50400a405f</text:p>
          </table:table-cell>
          <table:table-cell office:value-type="string" calcext:value-type="string">
            <text:p>20179633b8491e7c5ccbf653d9c113bd</text:p>
          </table:table-cell>
          <table:table-cell office:value-type="string" calcext:value-type="string">
            <text:p>46ccdc7701793892ff09d3161ad478af</text:p>
          </table:table-cell>
          <table:table-cell office:value-type="string" calcext:value-type="string">
            <text:p>cb84729a30fe4e187ac3db90b64c3af194fa02f93c511faf605e5e9c1f8ee05e</text:p>
          </table:table-cell>
          <table:table-cell office:value-type="string" calcext:value-type="string">
            <text:p>bd8eea596e724f806988f8aa7b5b1a9d409b440adc28a7a058da09a237083188</text:p>
          </table:table-cell>
          <table:table-cell office:value-type="string" calcext:value-type="string">
            <text:p>b869a4c2c71345ecb0c9cff0f27433186e5a69b8bdff23edda0ae2e336cd77c6</text:p>
          </table:table-cell>
          <table:table-cell office:value-type="string" calcext:value-type="string">
            <text:p>0bd41e61c17fb0c2e4ec6839a1d8cd0763341e9d7d3a61a7c62c046d2347244e</text:p>
          </table:table-cell>
          <table:table-cell office:value-type="string" calcext:value-type="string">
            <text:p>65564c9214b363a25c06bfc6455f11f57b233ec9bed3f4599fc972845f85f57e</text:p>
          </table:table-cell>
          <table:table-cell office:value-type="string" calcext:value-type="string">
            <text:p>11a980fe6b77b172277cd0291044f6317c108928099db319e1de3d2bc39fa085</text:p>
          </table:table-cell>
          <table:table-cell office:value-type="string" calcext:value-type="string">
            <text:p>75dc8e0560b18324142bd23aa75b34cfcc04ec202171b7bd3d6f402e59737af3</text:p>
          </table:table-cell>
          <table:table-cell office:value-type="string" calcext:value-type="string">
            <text:p>c26231fad9c83d5bbdea4b8a4663d807ec93255db766bfaade980b354b9d9e93</text:p>
          </table:table-cell>
          <table:table-cell office:value-type="string" calcext:value-type="string">
            <text:p>8f10fc1decc5abdf98d3a46e5953588c87e86a71edd46ada10fa28dacc016aae</text:p>
          </table:table-cell>
          <table:table-cell office:value-type="string" calcext:value-type="string">
            <text:p>0e6984d5ccb405e89f7f02d53a9d36eb43a8d03e5303a4915cde0d18a2ae7d1ca0ae4a1df61084200d90ce6636270ea442cc13057c89ac23b305351a85997681</text:p>
          </table:table-cell>
          <table:table-cell office:value-type="string" calcext:value-type="string">
            <text:p>a4ebeaf9dbbfc5543abcdce3a70074c7e85e5496cd76d9efb93b00a16e5c50f1bf4c27bf6c02e5aa71329bc70b28f300e4bd76310c23954adc7a420ccf5b9ed4</text:p>
          </table:table-cell>
          <table:table-cell office:value-type="string" calcext:value-type="string">
            <text:p>1007314de84320ba65cbdeb613f2acb51958c9ee89dc3a8d074d6a5ff54956ca8f5fe2db64b5707a986d799f78aacef3b5f46a356ab874aa0f5adbecb22fccd6</text:p>
          </table:table-cell>
          <table:table-cell office:value-type="string" calcext:value-type="string">
            <text:p>8a0928031da84e826e3087844931c56372f0ece3569d7c8bdf7c50cea9bc9bd503550d9ddfe6d417899c6dcc8ef7f3c39e0a6ce9bc0e6d0dacf6b6061fbfcf2f</text:p>
          </table:table-cell>
          <table:table-cell office:value-type="string" calcext:value-type="string">
            <text:p>cab260876e57abb122d50a21ba691611a74d282483021ff89cd09a15faf688032c6d7a6892f483442919daf94a9b4348c7a15e0d526ed0b1ad8bf0d16355ce2f</text:p>
          </table:table-cell>
          <table:table-cell office:value-type="string" calcext:value-type="string">
            <text:p>a3a579c25894a02fed6586c170c1ab8766d87397174d11a5f3cfa135bfa7b1511d8689a05f63f39a07daadb49548eb998960b44e077b64c603bba93d8e9084d2</text:p>
          </table:table-cell>
          <table:table-cell office:value-type="string" calcext:value-type="string">
            <text:p>94bbce6808080124387106699fc30e7faeec2fb69c11047d5794621db95dcd848c0ff2fbbf303cf93a8dc8116f916cf94d3b4033d822818c831c9d70d35115e4</text:p>
          </table:table-cell>
          <table:table-cell office:value-type="string" calcext:value-type="string">
            <text:p>cac8fd8e0770e8ec4f18f36edf9b848e62d86cd903d33d788cad30eb2d39d71bcc7f0571ca8508d21b4d25efe915f94763a794979b9dc990aff081099262fbd0</text:p>
          </table:table-cell>
          <table:table-cell office:value-type="string" calcext:value-type="string">
            <text:p>1e753747c14648385e92b52bca9585cdae72eac7a537b4b406dd00efc360d96f430821d142d501aedae566e32d80d68c13c87afc8f2e7cc8b4c056492037296b</text:p>
          </table:table-cell>
          <table:table-cell office:value-type="string" calcext:value-type="string">
            <text:p>ebd654840c6eabe4892253cbaddae94d1d0a81d3</text:p>
          </table:table-cell>
          <table:table-cell office:value-type="string" calcext:value-type="string">
            <text:p>16a74b907c05d6ff5c0abe3c70c50d2b7d47595c</text:p>
          </table:table-cell>
          <table:table-cell office:value-type="string" calcext:value-type="string">
            <text:p>1ba02675be02b04053516d6f27890f6953542570</text:p>
          </table:table-cell>
          <table:table-cell office:value-type="string" calcext:value-type="string">
            <text:p>56de3f7bdc675de493825937289b61cdb9a3691a</text:p>
          </table:table-cell>
          <table:table-cell office:value-type="string" calcext:value-type="string">
            <text:p>b8f8bee6e0b42fae5e2e62f9f2b236b296ab6f81</text:p>
          </table:table-cell>
          <table:table-cell office:value-type="string" calcext:value-type="string">
            <text:p>52cfb4ed460f7e89d2b6e3a8927d07b000de4c39</text:p>
          </table:table-cell>
          <table:table-cell office:value-type="string" calcext:value-type="string">
            <text:p>8574f2895730ce2ec5439ad217694a58d015b501</text:p>
          </table:table-cell>
          <table:table-cell office:value-type="string" calcext:value-type="string">
            <text:p>b59cc3e2b7eeb4d615035455814c1ac31f9fb196</text:p>
          </table:table-cell>
          <table:table-cell office:value-type="string" calcext:value-type="string">
            <text:p>d6a85b5fcf02f9dcde57daf04912606623b2e92f</text:p>
          </table:table-cell>
          <table:table-cell office:value-type="string" calcext:value-type="string">
            <text:p>c64825656c77a53adbf9297459033086c7be823b260caf3aa1d223a3d8098ab5</text:p>
          </table:table-cell>
          <table:table-cell office:value-type="string" calcext:value-type="string">
            <text:p>a4171c0621457b48b581a931d38ca4bc83f0d8340089ca0defed59fe932e73a2</text:p>
          </table:table-cell>
          <table:table-cell office:value-type="string" calcext:value-type="string">
            <text:p>80da5e7c5aa0b2b948fe4ea4bb513880d0b56fa09900b9974ed39fc7c3b8bb28</text:p>
          </table:table-cell>
          <table:table-cell office:value-type="string" calcext:value-type="string">
            <text:p>5e85d91e772f16a2c75f68d8b3edab4f7c74df5c8a8569515a91ceb0d6c97686</text:p>
          </table:table-cell>
          <table:table-cell office:value-type="string" calcext:value-type="string">
            <text:p>34455fde30a32c0b6b2008d0704d82b6</text:p>
          </table:table-cell>
          <table:table-cell office:value-type="string" calcext:value-type="string">
            <text:p>a8d8885e84fe8a49d9633d51f3f17efb</text:p>
          </table:table-cell>
          <table:table-cell office:value-type="string" calcext:value-type="string">
            <text:p>e841614e6aabda6d1b50bf56c5efe88e</text:p>
          </table:table-cell>
          <table:table-cell office:value-type="string" calcext:value-type="string">
            <text:p>8a6740ee8c03f510099547dc87e7f55c</text:p>
          </table:table-cell>
          <table:table-cell table:number-columns-repeated="16329"/>
        </table:table-row>
        <table:table-row table:style-name="ro1">
          <table:table-cell table:number-columns-repeated="2" office:value-type="string" calcext:value-type="string">
            <text:p>nadal</text:p>
          </table:table-cell>
          <table:table-cell office:value-type="string" calcext:value-type="string">
            <text:p>2bd729496c8ad6f8608b878251acea44</text:p>
          </table:table-cell>
          <table:table-cell office:value-type="string" calcext:value-type="string">
            <text:p>52c76282a9e98e8d3ff6f1a2a5a50213190b2497a6aa28d50b37bf42</text:p>
          </table:table-cell>
          <table:table-cell office:value-type="string" calcext:value-type="string">
            <text:p>d25f53f62e6bbd6d63180b1048c19ec336fe6649ecdf5d18a31c2149d450a161</text:p>
          </table:table-cell>
          <table:table-cell office:value-type="string" calcext:value-type="string">
            <text:p>e30eb2974c9e4bd81ac390b347b23b253fbeab85</text:p>
          </table:table-cell>
          <table:table-cell office:value-type="string" calcext:value-type="string">
            <text:p>438dc88152a7512c985c7bdca4f65e7fd127327696d64027a7ea7bd840139794e743779fbb9dd01aa6abf88a8446aced1322c1445fec89ff0f6a8ba8be600f7b</text:p>
          </table:table-cell>
          <table:table-cell table:style-name="ce2" office:value-type="string" calcext:value-type="string">
            <text:p>bmFkYW</text:p>
          </table:table-cell>
          <table:table-cell office:value-type="string" calcext:value-type="string">
            <text:p>NZQWIY</text:p>
          </table:table-cell>
          <table:table-cell office:value-type="string" calcext:value-type="string">
            <text:p>2560503eabd7dbafd8d8d90cf46b1f75</text:p>
          </table:table-cell>
          <table:table-cell table:style-name="ce1" office:value-type="string" calcext:value-type="string">
            <text:p>6E616461</text:p>
          </table:table-cell>
          <table:table-cell office:value-type="string" calcext:value-type="string">
            <text:p>93c892e121a04b0d6008b9eebcfddfb327ea9309b9880420a5fafbbbbd31753aee3de91f1412223527ab2e0a3eaee43a</text:p>
          </table:table-cell>
          <table:table-cell office:value-type="string" calcext:value-type="string">
            <text:p>9988039c0aa9bf57801f226dbc0dd037</text:p>
          </table:table-cell>
          <table:table-cell office:value-type="string" calcext:value-type="string">
            <text:p>2f01503274eb53edf6d6dfdb3c524a14</text:p>
          </table:table-cell>
          <table:table-cell office:value-type="string" calcext:value-type="string">
            <text:p>030aab6bbf67b4da987c8fe4ae52978a</text:p>
          </table:table-cell>
          <table:table-cell office:value-type="string" calcext:value-type="string">
            <text:p>4833816543204c0cac5dd951ee551235</text:p>
          </table:table-cell>
          <table:table-cell office:value-type="string" calcext:value-type="string">
            <text:p>ee2caacfa16ad8e0a89734c7bd7f9e27</text:p>
          </table:table-cell>
          <table:table-cell office:value-type="string" calcext:value-type="string">
            <text:p>f3ad4749dfbf4ea087f98f9da1a0d03d</text:p>
          </table:table-cell>
          <table:table-cell office:value-type="string" calcext:value-type="string">
            <text:p>47a5532ad22048709f05ef4a4481be83</text:p>
          </table:table-cell>
          <table:table-cell office:value-type="string" calcext:value-type="string">
            <text:p>455d158a224fcc81f2e4b3378001854d</text:p>
          </table:table-cell>
          <table:table-cell office:value-type="string" calcext:value-type="string">
            <text:p>09dd4857c6325ff9bd612b50a7f285a96df26009e92c8acc19811c3bff4889e7</text:p>
          </table:table-cell>
          <table:table-cell office:value-type="string" calcext:value-type="string">
            <text:p>fa3b4a16025e7e957a681541d9d0b1f59a845cf2e08b9e5d3c560c00624f6d58</text:p>
          </table:table-cell>
          <table:table-cell office:value-type="string" calcext:value-type="string">
            <text:p>057beba1353af395fee55d817b4eae07fe9584e8b942f59281d67bab559c0168</text:p>
          </table:table-cell>
          <table:table-cell office:value-type="string" calcext:value-type="string">
            <text:p>d97a6a18da34efd17846d99b194b53a874798dc6eb169d5254cdadf9aac08c39</text:p>
          </table:table-cell>
          <table:table-cell office:value-type="string" calcext:value-type="string">
            <text:p>69d23d958d55f499fd41579e3d4ecc79566ea18392c2ee3765a7802a88257429</text:p>
          </table:table-cell>
          <table:table-cell office:value-type="string" calcext:value-type="string">
            <text:p>b84bfa04880bb50bc72591956ca41b1cf9a21b13073822761b2fe091590a3cbe</text:p>
          </table:table-cell>
          <table:table-cell office:value-type="string" calcext:value-type="string">
            <text:p>3cd6a6220f1ad2cfca78fc20aabde5ee9853d6dbe8155bf4f25bcb9ce989a780</text:p>
          </table:table-cell>
          <table:table-cell office:value-type="string" calcext:value-type="string">
            <text:p>4c5c36cdf6500708c2018a1a0afa6c457b5dafdfb328008c69cc979d06e8bbb0</text:p>
          </table:table-cell>
          <table:table-cell office:value-type="string" calcext:value-type="string">
            <text:p>f63572bf8458bf53e3d1692625cf2bf38893abffd4292dbfb097c5022d32a164</text:p>
          </table:table-cell>
          <table:table-cell office:value-type="string" calcext:value-type="string">
            <text:p>d8d68a5b636da59d3ef63345a82699df44350ea3d64da4f126f08d99b7250876e103b68b0e642f865c9a9b73e299fdfd630bb8ebef2749386eb227901eff00ff</text:p>
          </table:table-cell>
          <table:table-cell office:value-type="string" calcext:value-type="string">
            <text:p>bbc86a9c04b076fc45adb78ccd75205b5e3df82b62f404f08f10bb7c048f14548b983ca52c188be3ac51e29a9839e3bb932475785c37b4d04c86a8b756170ade</text:p>
          </table:table-cell>
          <table:table-cell office:value-type="string" calcext:value-type="string">
            <text:p>399712cb041a7bbcdbf461128d7e0d25b149bda44aaa1a20e1f5d6e4d9ba23f3e3588b9ef538a1bad7fcc8682fd0a01c4ffd93d1c75476906e7fab48bb964f71</text:p>
          </table:table-cell>
          <table:table-cell office:value-type="string" calcext:value-type="string">
            <text:p>6e605dbfa0eecb8be540ec9007ca7112377ca71962a628b727b474f2844b4983aa17f760c9dc15d5d9b8545fd31352ab8c98d8e6620eb7440eefca1c7bc3be39</text:p>
          </table:table-cell>
          <table:table-cell office:value-type="string" calcext:value-type="string">
            <text:p>b6d053e8f3c0f4bf4f9ba7d9c9a0edfd5f2d25654ae39b11553f94e999e1c0937f2a9ffed4a345b2951d4a902c956a771589aa4e61ab2998038b7a2e119169f8</text:p>
          </table:table-cell>
          <table:table-cell office:value-type="string" calcext:value-type="string">
            <text:p>c8d4248048aa78d5286f73a0a2b2005319df8ce548adf657e9cece0ce47efada5a8ade014ea3a84aa4b9595c0a1932a7434f6455824e6d83a0c4f3e5da436f6b</text:p>
          </table:table-cell>
          <table:table-cell office:value-type="string" calcext:value-type="string">
            <text:p>113de24a1a90de894c77edcbc065c43e1e4984d5ca947e903cd1715e521637933810f5f4c8adf247939f6a2956317d9a7f151416edf07a22128111566e90ef09</text:p>
          </table:table-cell>
          <table:table-cell office:value-type="string" calcext:value-type="string">
            <text:p>7da72cf40592689e265e6218ecefcd482325541cb4e3c77e5aec2c6804079a0dd0f8bfe5ee8391e928a97d9148ea2dd2814e6cff2da1f667c81df6fa016ce91c</text:p>
          </table:table-cell>
          <table:table-cell office:value-type="string" calcext:value-type="string">
            <text:p>b05428d464ca9ca9372ba5e7bd5bf8f8f97da3989c2969b202507b0a330d8c931453de2ce04f61ce6a4a9445cb1eedcbe62ce18aec3eb571979d216842f611d5</text:p>
          </table:table-cell>
          <table:table-cell office:value-type="string" calcext:value-type="string">
            <text:p>410fc1974f844dcd1ee9e5d57342665d6609cd14</text:p>
          </table:table-cell>
          <table:table-cell office:value-type="string" calcext:value-type="string">
            <text:p>b33bdaef829c984137aeae681fcff911ec879fc1</text:p>
          </table:table-cell>
          <table:table-cell office:value-type="string" calcext:value-type="string">
            <text:p>0472e73d17a64dedd7b294fd7e6c0a009ebc2486</text:p>
          </table:table-cell>
          <table:table-cell office:value-type="string" calcext:value-type="string">
            <text:p>a4b0404aa92be2045c784a83fecbfedbd2e2d55a</text:p>
          </table:table-cell>
          <table:table-cell office:value-type="string" calcext:value-type="string">
            <text:p>a6669db7d5c8b215a15e7a0ec29e5d688993c14d</text:p>
          </table:table-cell>
          <table:table-cell office:value-type="string" calcext:value-type="string">
            <text:p>6718c4da397c0a21321df8e731acee1c64f5561d</text:p>
          </table:table-cell>
          <table:table-cell office:value-type="string" calcext:value-type="string">
            <text:p>1dd4889d739679c776436e411a1f8104cf57861f</text:p>
          </table:table-cell>
          <table:table-cell office:value-type="string" calcext:value-type="string">
            <text:p>ede935076c698f550fc44493f86be4978a51ff06</text:p>
          </table:table-cell>
          <table:table-cell office:value-type="string" calcext:value-type="string">
            <text:p>55cc28e1af73af9b5f03c2530428de0495ebf447</text:p>
          </table:table-cell>
          <table:table-cell office:value-type="string" calcext:value-type="string">
            <text:p>dbb3c6a07200557ce9f9e26f578bb7b0de4c95a2473d27816939b33a5378584d</text:p>
          </table:table-cell>
          <table:table-cell office:value-type="string" calcext:value-type="string">
            <text:p>338c8e949e008e6608a596933271f1fdc879bae368e416753e94235658f3d8ed</text:p>
          </table:table-cell>
          <table:table-cell office:value-type="string" calcext:value-type="string">
            <text:p>d252899a61850407c5594ede4aa455cda755a2a2abbabb47def1b7ba9ffa91bc</text:p>
          </table:table-cell>
          <table:table-cell office:value-type="string" calcext:value-type="string">
            <text:p>590feda627ab17c9eb14857be9279c518e4be74c178f9930794f9ed2713e96a9</text:p>
          </table:table-cell>
          <table:table-cell office:value-type="string" calcext:value-type="string">
            <text:p>e6cbc9d5d97d16a220f77bb85b807f65</text:p>
          </table:table-cell>
          <table:table-cell office:value-type="string" calcext:value-type="string">
            <text:p>28912551c70804161ad9df6d869f030b</text:p>
          </table:table-cell>
          <table:table-cell office:value-type="string" calcext:value-type="string">
            <text:p>b489cbf2adb84ab21f71aee592bc9be3</text:p>
          </table:table-cell>
          <table:table-cell office:value-type="string" calcext:value-type="string">
            <text:p>74fed02142df49bcfc7b8f79154be9fd</text:p>
          </table:table-cell>
          <table:table-cell table:number-columns-repeated="16329"/>
        </table:table-row>
        <table:table-row table:style-name="ro1">
          <table:table-cell table:number-columns-repeated="2" office:value-type="string" calcext:value-type="string">
            <text:p>rogernadal</text:p>
          </table:table-cell>
          <table:table-cell office:value-type="string" calcext:value-type="string">
            <text:p>4a0ca51e3890ddb31ac03bd242068a24</text:p>
          </table:table-cell>
          <table:table-cell office:value-type="string" calcext:value-type="string">
            <text:p>a64b65963cd7d0cde659d4947ef054d9b6172987b46443b90f757078</text:p>
          </table:table-cell>
          <table:table-cell table:style-name="ce2" office:value-type="string" calcext:value-type="string">
            <text:p>65230662bf225a90fbbc3857600d54b3cd08242b3acacbde461ddda6c2d60520</text:p>
          </table:table-cell>
          <table:table-cell office:value-type="string" calcext:value-type="string">
            <text:p>29ea58ef86e44c31b16f1985d6724ef9a563ddc7</text:p>
          </table:table-cell>
          <table:table-cell office:value-type="string" calcext:value-type="string">
            <text:p>29d9ab08e76a4baa27dd0fb93da76be6d81cc53a823cd1d55df3947fcdf2bd76409927b7286eddf75cf3936f1d8613eba117418be1fdbbffe8baf96037d6647c</text:p>
          </table:table-cell>
          <table:table-cell office:value-type="string" calcext:value-type="string">
            <text:p>cm9nZXJuYWRhbA</text:p>
          </table:table-cell>
          <table:table-cell office:value-type="string" calcext:value-type="string">
            <text:p>OJXWOZLSNZQWIY</text:p>
          </table:table-cell>
          <table:table-cell office:value-type="string" calcext:value-type="string">
            <text:p>6c8fb9a6ae665a41f0dd7e114d310902</text:p>
          </table:table-cell>
          <table:table-cell office:value-type="string" calcext:value-type="string">
            <text:p>726F6765726E616461</text:p>
          </table:table-cell>
          <table:table-cell office:value-type="string" calcext:value-type="string">
            <text:p>0bb24106c343cba6075ea1ab7cc0bd5a2137397b5f48270a6862d5e982003434835e73edec02dd41a1001572192d36d5</text:p>
          </table:table-cell>
          <table:table-cell office:value-type="string" calcext:value-type="string">
            <text:p>e7d575501aa5ca0f030eea0f390a945f</text:p>
          </table:table-cell>
          <table:table-cell office:value-type="string" calcext:value-type="string">
            <text:p>e8002935143b9ac18066cecc0decb7a1</text:p>
          </table:table-cell>
          <table:table-cell office:value-type="string" calcext:value-type="string">
            <text:p>1f204f9d837e7ec0afba8bf637098e07</text:p>
          </table:table-cell>
          <table:table-cell office:value-type="string" calcext:value-type="string">
            <text:p>50433727210c11a026825365479de532</text:p>
          </table:table-cell>
          <table:table-cell office:value-type="string" calcext:value-type="string">
            <text:p>d23bfdf332e51b47acb9f3cfdf8d7636</text:p>
          </table:table-cell>
          <table:table-cell office:value-type="string" calcext:value-type="string">
            <text:p>10c969f0a4db5e075e8246b36bf9d4dd</text:p>
          </table:table-cell>
          <table:table-cell office:value-type="string" calcext:value-type="string">
            <text:p>1566bef321646d87d11b70b344a406a1</text:p>
          </table:table-cell>
          <table:table-cell office:value-type="string" calcext:value-type="string">
            <text:p>224f7e2dcc68093c84a9b33852d8459c</text:p>
          </table:table-cell>
          <table:table-cell office:value-type="string" calcext:value-type="string">
            <text:p>668b1e612fbaf0b7d07a9e5bb03dd8cbe8a3918668cbdf53d3a9f218dfa27e79</text:p>
          </table:table-cell>
          <table:table-cell office:value-type="string" calcext:value-type="string">
            <text:p>7e0a0bd464001453fd33a832a3d3d03b2aad0ad8c7e4511f014ccaff78f3ae8b</text:p>
          </table:table-cell>
          <table:table-cell office:value-type="string" calcext:value-type="string">
            <text:p>a2d764a3fb9c86143ff49e751403101567cdb6793757e389a3c0a663ebfe1bd5</text:p>
          </table:table-cell>
          <table:table-cell office:value-type="string" calcext:value-type="string">
            <text:p>ca3caa4872c354b79f8cc718e50cded86d0d16b7916f256f0c16123ee9fd4b57</text:p>
          </table:table-cell>
          <table:table-cell office:value-type="string" calcext:value-type="string">
            <text:p>687c2a367b03cf43470dca70c8c3ec3292be8bfbd5fdc2c746f649f9cbc235ab</text:p>
          </table:table-cell>
          <table:table-cell office:value-type="string" calcext:value-type="string">
            <text:p>709d6436dae1f86d9b10a6dcbd9dfbbf72c3273685f44ff8e6901afbb74c4dcb</text:p>
          </table:table-cell>
          <table:table-cell office:value-type="string" calcext:value-type="string">
            <text:p>b95fc7adc4cfa6d30a31bc89fcec1dfb9c388eb86e9ef49c276262b2f70f7656</text:p>
          </table:table-cell>
          <table:table-cell office:value-type="string" calcext:value-type="string">
            <text:p>2a98d1f38cb06ce8f902e7bd0965e73ba20ba31f459437d5f29d9637f2f5d80a</text:p>
          </table:table-cell>
          <table:table-cell office:value-type="string" calcext:value-type="string">
            <text:p>aa33196b423cbe990e334150b1d1e81187af5f943e4718918a0fe0b235f3190f</text:p>
          </table:table-cell>
          <table:table-cell office:value-type="string" calcext:value-type="string">
            <text:p>d90c1becf3c8839cd709d0da69ad1ba70f4587f190089d19e188f47d0642295e8990773f295db384b8a29d88621292ce2595ff4fbe59c486a723094f380169dd</text:p>
          </table:table-cell>
          <table:table-cell office:value-type="string" calcext:value-type="string">
            <text:p>c6126e71c4c644a4a2b9040a52ae999f5cb92c7c13191549196015cc6d8afdbc85d409041b505961cc856508ea4a16f45d6fef806bf19b3afc14b27d5a81d82f</text:p>
          </table:table-cell>
          <table:table-cell office:value-type="string" calcext:value-type="string">
            <text:p>dba8af5dd0071d6abc5f9875fe19b6cf13d8762b92de403711ee8753d38dd4f1060722930575cebbe40127b9e8fea3fa6ac89ce7cacf98d2127feb5c4df39f5e</text:p>
          </table:table-cell>
          <table:table-cell office:value-type="string" calcext:value-type="string">
            <text:p>d8aa7474e54439fe1a81ffce832fe8c42bb9ab47c75f21e0369edc4229c05a73bf7905bb3a894090d2b24b25caa07a6efa3e8e7f5b4b0f6b3ff3b70dd7140a5f</text:p>
          </table:table-cell>
          <table:table-cell office:value-type="string" calcext:value-type="string">
            <text:p>6e5b4761d3a36a8c3559990622acc68f27d572b170375d10afdbde0de9f5d4f7a165926b1c1d09f42ef746d7825762d9db57c697045e70f225e268c014bd0f59</text:p>
          </table:table-cell>
          <table:table-cell office:value-type="string" calcext:value-type="string">
            <text:p>c224416d33e9addc91bc6a453b1a7f7739612ab74dce1506c6d4c6287c8fcfe5c9d922dfb205a4ad4bd0745ae479a78c34c6ad3caa1d629b088849872a153785</text:p>
          </table:table-cell>
          <table:table-cell office:value-type="string" calcext:value-type="string">
            <text:p>9f77237235a575984210366671a4585c6cc9e0360493f5d305bf2f459116652e1a2f000d55d24fda468ac14a83f4b7b69117569e8dd9bed0bc187f656c95520c</text:p>
          </table:table-cell>
          <table:table-cell office:value-type="string" calcext:value-type="string">
            <text:p>102270f523c34accfdc8b659491e8508ac0ebde70df17208d460205f9d063747c865dca01b0dfeb33f612f1cefff23b20ca39b17334e8c818ce190402c1c0ce2</text:p>
          </table:table-cell>
          <table:table-cell office:value-type="string" calcext:value-type="string">
            <text:p>9cc0ab88681c426d3b8eda88fb8c0b59d3c5d87cb2ef8a130cc07a60bf685df6f1b81e053f1ba36b03942e191450d3d51bbeec93efc42b37fec4126a24994972</text:p>
          </table:table-cell>
          <table:table-cell office:value-type="string" calcext:value-type="string">
            <text:p>3d741de4d0c7c423f8c9b92e26ddcd198bb8a5fc</text:p>
          </table:table-cell>
          <table:table-cell office:value-type="string" calcext:value-type="string">
            <text:p>307637b2fc1caf9066bfb5ca69856f558327fb45</text:p>
          </table:table-cell>
          <table:table-cell office:value-type="string" calcext:value-type="string">
            <text:p>d112107d623b7da216b5a2f7df03d45a82de1d1e</text:p>
          </table:table-cell>
          <table:table-cell office:value-type="string" calcext:value-type="string">
            <text:p>5d24b50e7b9c59d21f44afea8a02a9fe95a4e3a9</text:p>
          </table:table-cell>
          <table:table-cell office:value-type="string" calcext:value-type="string">
            <text:p>6b795b8d75e27f99d37ee27cc1af204053dd47c6</text:p>
          </table:table-cell>
          <table:table-cell office:value-type="string" calcext:value-type="string">
            <text:p>952c50dfaa872ae1759a6f6c074594a15f7ac3eb</text:p>
          </table:table-cell>
          <table:table-cell office:value-type="string" calcext:value-type="string">
            <text:p>39b5f13cca98c24d5dc4af1c98d38485c01bea4c</text:p>
          </table:table-cell>
          <table:table-cell office:value-type="string" calcext:value-type="string">
            <text:p>fc55479b4a850c6b992a0675754164ba5bdf563e</text:p>
          </table:table-cell>
          <table:table-cell office:value-type="string" calcext:value-type="string">
            <text:p>8b33142f183acedcdb54db36a2ecd75cd0ffc11d</text:p>
          </table:table-cell>
          <table:table-cell office:value-type="string" calcext:value-type="string">
            <text:p>2d2343daa84248eeb8d799bb988c48fc88e03c57d78e07218e913cccbe0e8a8f</text:p>
          </table:table-cell>
          <table:table-cell office:value-type="string" calcext:value-type="string">
            <text:p>bacd94277de9790eef53364ea1500d1fb16f392d014ccce78519e77f2c8ff773</text:p>
          </table:table-cell>
          <table:table-cell office:value-type="string" calcext:value-type="string">
            <text:p>7b81111b95f3c6a7533b744b73925f1a29ec2f8560ffce1726f3883853522776</text:p>
          </table:table-cell>
          <table:table-cell office:value-type="string" calcext:value-type="string">
            <text:p>5aa5c7d7145f113bf837de15f99b6d868204c741be1593b33c310f729de78bed</text:p>
          </table:table-cell>
          <table:table-cell office:value-type="string" calcext:value-type="string">
            <text:p>05ffdf56df393113bafac17cc6588ce1</text:p>
          </table:table-cell>
          <table:table-cell office:value-type="string" calcext:value-type="string">
            <text:p>155cde9369a9ed014c6393d8f0eaad31</text:p>
          </table:table-cell>
          <table:table-cell office:value-type="string" calcext:value-type="string">
            <text:p>97e189ce1ff0d7e7118276a56dc68193</text:p>
          </table:table-cell>
          <table:table-cell office:value-type="string" calcext:value-type="string">
            <text:p>8bc3a1b040b812f8d44d978dcee46b93</text:p>
          </table:table-cell>
          <table:table-cell table:number-columns-repeated="16329"/>
        </table:table-row>
        <table:table-row table:style-name="ro1">
          <table:table-cell table:number-columns-repeated="2" office:value-type="string" calcext:value-type="string">
            <text:p>rogernadal322</text:p>
          </table:table-cell>
          <table:table-cell office:value-type="string" calcext:value-type="string">
            <text:p>f095ddabfab9deace8bfd6e6f56c48db</text:p>
          </table:table-cell>
          <table:table-cell office:value-type="string" calcext:value-type="string">
            <text:p>d74582da54a6094b4d3f126070045d05fb666a1ce7227a9eff291fb0</text:p>
          </table:table-cell>
          <table:table-cell office:value-type="string" calcext:value-type="string">
            <text:p>ede5ea1edb7a382f9bbff28a040d7072a5c64249a3791b87eb4bd5e44f969472</text:p>
          </table:table-cell>
          <table:table-cell office:value-type="string" calcext:value-type="string">
            <text:p>240027d3093163e23f4089d61999de6b7223322e</text:p>
          </table:table-cell>
          <table:table-cell office:value-type="string" calcext:value-type="string">
            <text:p>e8fb7e6dddd79edca20cc26f5a2bec52f64801b600cecc0ee9e75cd9a07ed52dfcaeda7505e5587b4ef8b5b78dfc030ca5956187c9bd85d908f4b59d5a636718</text:p>
          </table:table-cell>
          <table:table-cell office:value-type="string" calcext:value-type="string">
            <text:p>cm9nZXJuYWRhbDMyMg</text:p>
          </table:table-cell>
          <table:table-cell office:value-type="string" calcext:value-type="string">
            <text:p>OJXWOZLSNZQWIYLMGMZDE=</text:p>
          </table:table-cell>
          <table:table-cell office:value-type="string" calcext:value-type="string">
            <text:p>56e5ec7d396f284195b6f31b3e8def0e</text:p>
          </table:table-cell>
          <table:table-cell office:value-type="string" calcext:value-type="string">
            <text:p>726F6765726E6164616C3332</text:p>
          </table:table-cell>
          <table:table-cell office:value-type="string" calcext:value-type="string">
            <text:p>e08e91cd181f0dae586b6c575f79bca167e6377c0b8ac93ee53b185f165735a24c041c96060a754201fb577b608c609c</text:p>
          </table:table-cell>
          <table:table-cell office:value-type="string" calcext:value-type="string">
            <text:p>f6162ec446a185569a9771fef6db8b11</text:p>
          </table:table-cell>
          <table:table-cell office:value-type="string" calcext:value-type="string">
            <text:p>4783b5488883bd4b36c3dd7823f099bc</text:p>
          </table:table-cell>
          <table:table-cell office:value-type="string" calcext:value-type="string">
            <text:p>0410e97fb61c879ae4cbf6cf56f8199c</text:p>
          </table:table-cell>
          <table:table-cell office:value-type="string" calcext:value-type="string">
            <text:p>cdb2a04d93632fba6971fa2e75a608e1</text:p>
          </table:table-cell>
          <table:table-cell office:value-type="string" calcext:value-type="string">
            <text:p>687541efc398e4772347d606514664e9</text:p>
          </table:table-cell>
          <table:table-cell office:value-type="string" calcext:value-type="string">
            <text:p>c28397f36ce07dc192905f3d150aceac</text:p>
          </table:table-cell>
          <table:table-cell office:value-type="string" calcext:value-type="string">
            <text:p>b755c750db82a5a415bb20f9c5d572cb</text:p>
          </table:table-cell>
          <table:table-cell office:value-type="string" calcext:value-type="string">
            <text:p>a52de4f208fc21fc4bc2c5fd643f6558</text:p>
          </table:table-cell>
          <table:table-cell office:value-type="string" calcext:value-type="string">
            <text:p>bd0da5e42b2d17b86537b8e5189bd3e6739468d09d21c822e19c8b74fc211734</text:p>
          </table:table-cell>
          <table:table-cell office:value-type="string" calcext:value-type="string">
            <text:p>cb595e04f473b86cc6e98235a1dc4824777ccc8ded7b604d4ad292b8289e2387</text:p>
          </table:table-cell>
          <table:table-cell office:value-type="string" calcext:value-type="string">
            <text:p>c217f5c68642a4c9f34183d1a9a67407a8655e5c994154ea3cc51abf4e8bc9ad</text:p>
          </table:table-cell>
          <table:table-cell office:value-type="string" calcext:value-type="string">
            <text:p>c31fdbbfc9af9f77c03b861e6ca4fe97a334e2d4a384418fd0ccdeb2294516e7</text:p>
          </table:table-cell>
          <table:table-cell office:value-type="string" calcext:value-type="string">
            <text:p>d15d20c650fa2cfc41b4798fa5ca8403fed792bad3e5cfdfb34d332bc554fa50</text:p>
          </table:table-cell>
          <table:table-cell office:value-type="string" calcext:value-type="string">
            <text:p>9e08fb47def6184752dd7bf7b759dcd0bbad30aeaea1c81610183e95994468f5</text:p>
          </table:table-cell>
          <table:table-cell office:value-type="string" calcext:value-type="string">
            <text:p>4c6bd2d8143e7c7a3e1b48929918b9aa20964b47d5ec665e170248b478027c29</text:p>
          </table:table-cell>
          <table:table-cell office:value-type="string" calcext:value-type="string">
            <text:p>23b3f199edf2acbc3f7110aee3370f9023302b913539957eade06e9299725ded</text:p>
          </table:table-cell>
          <table:table-cell office:value-type="string" calcext:value-type="string">
            <text:p>253a87f60db25fff8483be3f79f6f0dd329062f6abb6d31ac766b273acc50066</text:p>
          </table:table-cell>
          <table:table-cell office:value-type="string" calcext:value-type="string">
            <text:p>900cc1eaaab50aea7309ae422e646a4f2af104ab1bc37c9bab1fe50b2c259b00e4638029525d0d95e6910e23d309276985eed00dd2c3a8c1edcf159c61388b1f</text:p>
          </table:table-cell>
          <table:table-cell office:value-type="string" calcext:value-type="string">
            <text:p>4910c073cba06931b71cf224810e97216b07b296ca52323794a52b18e0ca36c0ee9e7c4822f59fb5e24452414f624d7705bbb26082a6a1dc7876acf6b8d02065</text:p>
          </table:table-cell>
          <table:table-cell office:value-type="string" calcext:value-type="string">
            <text:p>2e17e5fd01736e197ba88010b67532658d7b0602226e2ac9e7b2920ae308462b77a3a267bb87b535e47f5f1296d2137a368a922f9e2cec5f137ad7c94ab57e15</text:p>
          </table:table-cell>
          <table:table-cell office:value-type="string" calcext:value-type="string">
            <text:p>390d4252b7ce242510d469d45084433450d492b942843422ca6935193ec2c32e249d98fb3f8ae31c620e314d812d6e2d043aab8a245a81de83b5647bb074307a</text:p>
          </table:table-cell>
          <table:table-cell office:value-type="string" calcext:value-type="string">
            <text:p>780d55473565d98f5836b140979aea4e58cd0fd388f2edd9267106310aeb3be21f2b8858216c9abd444dd76e5e14df3b4dec81cb87e9880ed65c273ade4a0fa1</text:p>
          </table:table-cell>
          <table:table-cell office:value-type="string" calcext:value-type="string">
            <text:p>c2d25e9797ce8c0e7fba6455c17c956798d3fb1733871c951fa6b76dfa0ae0576758673aaa5bc5da1cf2c572610326e37fc0df1c53bf42e2eade6877e7c9f957</text:p>
          </table:table-cell>
          <table:table-cell office:value-type="string" calcext:value-type="string">
            <text:p>bd865643b3877263755d9b3653e82cd2a563ffcb7100cfdb1493d839e2c377c574e035e2a539ab10cecc4a4203c3cddc11ac9c5f5d50a21bef5c2b89aff76417</text:p>
          </table:table-cell>
          <table:table-cell office:value-type="string" calcext:value-type="string">
            <text:p>27983190613846fdeb7276a7d7d8aa20f6380e562d3a494a2bea5a6a7f45011685a899f205967ce72e4beb2a7965e03502045e49f8cfc0436ee5ae608c289745</text:p>
          </table:table-cell>
          <table:table-cell office:value-type="string" calcext:value-type="string">
            <text:p>f466c3d6f3e3e0e2f4232999a752b13f81cef5fa96dad136c3e53a9d5d3750fda42541743abd81d4c8d0c59a5def7472ccd2668a62b1431b85824b48091fe174</text:p>
          </table:table-cell>
          <table:table-cell office:value-type="string" calcext:value-type="string">
            <text:p>be50a1358667393ee3e77afd78b72142f9e31647</text:p>
          </table:table-cell>
          <table:table-cell office:value-type="string" calcext:value-type="string">
            <text:p>619a2ad85074735297d9caf0e8eb2ade15241e9d</text:p>
          </table:table-cell>
          <table:table-cell office:value-type="string" calcext:value-type="string">
            <text:p>12782ef8c4cfea05f85ffb2e2acf9a2ae4b7bf16</text:p>
          </table:table-cell>
          <table:table-cell office:value-type="string" calcext:value-type="string">
            <text:p>7c856831eca14b3ab5b2e9e6a211cee962e5a358</text:p>
          </table:table-cell>
          <table:table-cell office:value-type="string" calcext:value-type="string">
            <text:p>cb54240b276eeaf00464f7e55b8e64177136c0bd</text:p>
          </table:table-cell>
          <table:table-cell office:value-type="string" calcext:value-type="string">
            <text:p>0cf783be5251e1e15549b68f92a0b471976acdbd</text:p>
          </table:table-cell>
          <table:table-cell office:value-type="string" calcext:value-type="string">
            <text:p>283f7f84758d4aa6b3ab08f4566246bcb8e205ce</text:p>
          </table:table-cell>
          <table:table-cell office:value-type="string" calcext:value-type="string">
            <text:p>df9550495b535a3c1725154ff89224af96c71df6</text:p>
          </table:table-cell>
          <table:table-cell office:value-type="string" calcext:value-type="string">
            <text:p>ebae08cea3cf9218a3f0312ccbd8d40fe0702a1c</text:p>
          </table:table-cell>
          <table:table-cell office:value-type="string" calcext:value-type="string">
            <text:p>ad234d635c1688a9757d13b48e20169df9215666851623ca297f19b23ed738f2</text:p>
          </table:table-cell>
          <table:table-cell office:value-type="string" calcext:value-type="string">
            <text:p>63d3f33d9cc944bbccec08b7cefc9cee5a2afbedbd3eaf1ede1689d42795cd9c</text:p>
          </table:table-cell>
          <table:table-cell office:value-type="string" calcext:value-type="string">
            <text:p>f10cfb947ed3590f484425a639d50f630d0670618dcb36621fe84bcdc4ade7de</text:p>
          </table:table-cell>
          <table:table-cell office:value-type="string" calcext:value-type="string">
            <text:p>7a0089b6906657d032fe236cd8e934e101ba7d4ac0678a3d9197feda09cff072</text:p>
          </table:table-cell>
          <table:table-cell office:value-type="string" calcext:value-type="string">
            <text:p>92736e053b80e7cd05d80b05b239fdbb</text:p>
          </table:table-cell>
          <table:table-cell office:value-type="string" calcext:value-type="string">
            <text:p>c8cfd27cd447185b33007979164912ef</text:p>
          </table:table-cell>
          <table:table-cell office:value-type="string" calcext:value-type="string">
            <text:p>8308c6994c1de386919bf772100ade95</text:p>
          </table:table-cell>
          <table:table-cell office:value-type="string" calcext:value-type="string">
            <text:p>98c9a759ae1a9f08d4f2ccdd87c9bdab</text:p>
          </table:table-cell>
          <table:table-cell table:number-columns-repeated="16329"/>
        </table:table-row>
        <table:table-row table:style-name="ro1">
          <table:table-cell table:number-columns-repeated="2" office:value-type="string" calcext:value-type="string">
            <text:p>rogernadal322@gmail.com</text:p>
          </table:table-cell>
          <table:table-cell table:style-name="ce2" office:value-type="string" calcext:value-type="string">
            <text:p>b47b636ac3fcb606572fe960f38b703f</text:p>
          </table:table-cell>
          <table:table-cell office:value-type="string" calcext:value-type="string">
            <text:p>25c0e97bad9d5e9bd0aa1cc68345b73d7a3d5ffa390695a02aef6ce2</text:p>
          </table:table-cell>
          <table:table-cell table:style-name="ce2" office:value-type="string" calcext:value-type="string">
            <text:p>eba23eb9253d668bc24763ce39c4a3b51c5cdd8fd25b1c680cbd0cf2294e8039</text:p>
          </table:table-cell>
          <table:table-cell table:style-name="ce2" office:value-type="string" calcext:value-type="string">
            <text:p>b4607c2cd5ad9662de56c4605e5c1d165e949332</text:p>
          </table:table-cell>
          <table:table-cell office:value-type="string" calcext:value-type="string">
            <text:p>af80d0a132dae7bed5ebbc2455a0cf7e59d06890d9a47b0cf9236422585cb2d0553261445ee9210e356e138dde2e68ec26aef331c4b51f11a4595c85f879d558</text:p>
          </table:table-cell>
          <table:table-cell office:value-type="string" calcext:value-type="string">
            <text:p>cm9nZXJuYWRhbDMyMkBnbWFpbC5jb2</text:p>
          </table:table-cell>
          <table:table-cell office:value-type="string" calcext:value-type="string">
            <text:p>OJXWOZLSNZQWIYLMGMZDEQDHNVQWS3BOMNXW2=</text:p>
          </table:table-cell>
          <table:table-cell office:value-type="string" calcext:value-type="string">
            <text:p>ffe31811ca93df22cf66dc0d0c6f6b18</text:p>
          </table:table-cell>
          <table:table-cell office:value-type="string" calcext:value-type="string">
            <text:p>726F6765726E6164616C33323240676D61696C2E636F</text:p>
          </table:table-cell>
          <table:table-cell office:value-type="string" calcext:value-type="string">
            <text:p>32b6139493ae30fefe8a24520f076ea1459da5ddac845f26a01b12247350da390ffc299070f52af3a1fc6da69cc520c6</text:p>
          </table:table-cell>
          <table:table-cell office:value-type="string" calcext:value-type="string">
            <text:p>87145a6f9d389bf4f500acc101db4133</text:p>
          </table:table-cell>
          <table:table-cell office:value-type="string" calcext:value-type="string">
            <text:p>10095babe18b11872dde530adf34d488</text:p>
          </table:table-cell>
          <table:table-cell office:value-type="string" calcext:value-type="string">
            <text:p>256fb2af0b04ad7af61fe855886a7e85</text:p>
          </table:table-cell>
          <table:table-cell office:value-type="string" calcext:value-type="string">
            <text:p>99870721e27908355fb1510825a396b6</text:p>
          </table:table-cell>
          <table:table-cell office:value-type="string" calcext:value-type="string">
            <text:p>7fa0b248947fa4a03424c9f8e7759489</text:p>
          </table:table-cell>
          <table:table-cell office:value-type="string" calcext:value-type="string">
            <text:p>ef241fb21fe057a04778eebf7a36b333</text:p>
          </table:table-cell>
          <table:table-cell office:value-type="string" calcext:value-type="string">
            <text:p>60f5e7003fcab8049a644a94f47adfb2</text:p>
          </table:table-cell>
          <table:table-cell office:value-type="string" calcext:value-type="string">
            <text:p>548d971b5b0ffa8895f67712d49abe1b</text:p>
          </table:table-cell>
          <table:table-cell office:value-type="string" calcext:value-type="string">
            <text:p>d9bc66ad7668eb5ab545d9c4bab5ad61ea6a2d2a9d45e60e77e673ab9c975800</text:p>
          </table:table-cell>
          <table:table-cell office:value-type="string" calcext:value-type="string">
            <text:p>b707f75a3bad22ea7b16ad47883c98264ab7473d64329819f6cd67f98c174406</text:p>
          </table:table-cell>
          <table:table-cell office:value-type="string" calcext:value-type="string">
            <text:p>33259953132d4601a8f001eeafee24f6bebdb7200757dee6059357775f107d05</text:p>
          </table:table-cell>
          <table:table-cell office:value-type="string" calcext:value-type="string">
            <text:p>a766d49e079b537dfa613aa7fbbc45f4d7b0808bc122c1a4ee1bc26988e3d54e</text:p>
          </table:table-cell>
          <table:table-cell office:value-type="string" calcext:value-type="string">
            <text:p>c043dfb0df6ac059104a9fc3b98e1d8b570b3a6d726cc96e2d607df93c00b3d9</text:p>
          </table:table-cell>
          <table:table-cell office:value-type="string" calcext:value-type="string">
            <text:p>7632ca7fd33c93d3038d56f158102656d1cf3f978997a1ad51089ddab1e2511b</text:p>
          </table:table-cell>
          <table:table-cell office:value-type="string" calcext:value-type="string">
            <text:p>fe7a00da05c8397e5c8a6a71767424994f0d449d906c76f5507576cb30f286db</text:p>
          </table:table-cell>
          <table:table-cell office:value-type="string" calcext:value-type="string">
            <text:p>745fad92d97ffd07c3cd2ca0df3526ca06add35082a22e5d8a522813681892f3</text:p>
          </table:table-cell>
          <table:table-cell office:value-type="string" calcext:value-type="string">
            <text:p>3d7cbeba607991983fe4f395e58fa2bd8a052413ba8a4f6c93a4bbc22eddd2d0</text:p>
          </table:table-cell>
          <table:table-cell office:value-type="string" calcext:value-type="string">
            <text:p>43d741b7bebeacf2d188efdf4a3effef4c552aaec87fe4bfbfbd7f44c5135bab5ce4f7f34e5e8b16c121dc0235ec912f50030836cf0b7b3d9ddabdf7040ec426</text:p>
          </table:table-cell>
          <table:table-cell office:value-type="string" calcext:value-type="string">
            <text:p>f1cb395885b3ef83c09668a53206b4df95d50049b824990bc0fe305fe06d332e18949852be3b1650ca5d16e90f53990a28d2e0c7c82322598943cd76443f051c</text:p>
          </table:table-cell>
          <table:table-cell office:value-type="string" calcext:value-type="string">
            <text:p>bbed53af964f5da0972bc73f8967363f5e93fc86b7c4332118255767905a821c4d1b55d5e828aeb187b508b1de643cdaca5ffde94e3f60e4602b1fb35ec9b765</text:p>
          </table:table-cell>
          <table:table-cell office:value-type="string" calcext:value-type="string">
            <text:p>14c4e7dc59439a31d092c1dbf578efcf94e0883fabe026badda5c12f330c6548638125459ecb4ee02bc6eafd830568ed10b294129af425592e639a746f17185c</text:p>
          </table:table-cell>
          <table:table-cell office:value-type="string" calcext:value-type="string">
            <text:p>778f50a03f8eba9f111bb3e3c1a615d323f0ddb0800455ddb9100fa3886e44d07c0bd233b021314a740751fb3bab28bf8f27cd9e1c09ad23e7cf39be9d5aac36</text:p>
          </table:table-cell>
          <table:table-cell office:value-type="string" calcext:value-type="string">
            <text:p>b5ead89ec6da5baaff9f7b8710eef620a8b0e6568982a981ab7be99714698d06094e0b45ce5c610554efe250b5be931baa2e29141a590d8a5db4c1a110541d9f</text:p>
          </table:table-cell>
          <table:table-cell office:value-type="string" calcext:value-type="string">
            <text:p>399dd558dedf309430afd6b5620188e706f8d4dd628205b1c10d860a41da8d4563e23536265db8b32a8202114a74b6eab82d98ff75d3743baa0f3cfc6bed7257</text:p>
          </table:table-cell>
          <table:table-cell office:value-type="string" calcext:value-type="string">
            <text:p>68c9249abd1a2289904586b502df22fe0779aa7ffffefa9392727f762140c9600f8ea7b89d9847ffe5afa207c3bcda620aaba80c80ea014997bb051b98d62296</text:p>
          </table:table-cell>
          <table:table-cell office:value-type="string" calcext:value-type="string">
            <text:p>1074967197f0c917097c04ccc2da3d202bff42cf2035069409fe73f0d0901c0f6ceeff0dea0b453308fcd38643b0471278b21ad60638db1cf0bec4dd281b7014</text:p>
          </table:table-cell>
          <table:table-cell office:value-type="string" calcext:value-type="string">
            <text:p>fe18c3d7b99340155739af2f9344589b5ab3c9f1</text:p>
          </table:table-cell>
          <table:table-cell office:value-type="string" calcext:value-type="string">
            <text:p>6b1b19ec7dbc649577e7b5d7433aa6db7a1570a5</text:p>
          </table:table-cell>
          <table:table-cell office:value-type="string" calcext:value-type="string">
            <text:p>754a1078e08d3de9ef80adadbf79c4b314cf65a7</text:p>
          </table:table-cell>
          <table:table-cell office:value-type="string" calcext:value-type="string">
            <text:p>bd3f2533eae03458040c632ac204818ddfefcb3d</text:p>
          </table:table-cell>
          <table:table-cell office:value-type="string" calcext:value-type="string">
            <text:p>6d2dde050670c9d9ef2777c0e980d6aed417946d</text:p>
          </table:table-cell>
          <table:table-cell office:value-type="string" calcext:value-type="string">
            <text:p>a46ee1c52c047891b57f9dfed46a5610da15da3c</text:p>
          </table:table-cell>
          <table:table-cell office:value-type="string" calcext:value-type="string">
            <text:p>ec2c32e12e757c6c476e156f4ff154fe0d8c669a</text:p>
          </table:table-cell>
          <table:table-cell office:value-type="string" calcext:value-type="string">
            <text:p>cae986b97b92deebf37ea23c88202532451ff167</text:p>
          </table:table-cell>
          <table:table-cell office:value-type="string" calcext:value-type="string">
            <text:p>40b0bdce702393be43172418d6cf63ae8ebbaea8</text:p>
          </table:table-cell>
          <table:table-cell office:value-type="string" calcext:value-type="string">
            <text:p>da9e171b99ecf360c08a10ae3f15eeb9c7150e8c7f83579d2b72f8c7fada5b8a</text:p>
          </table:table-cell>
          <table:table-cell office:value-type="string" calcext:value-type="string">
            <text:p>0aa975af2d1d71dc74e7fab0f93fdfc7337f32bf9c308bc754cc0571b48b6418</text:p>
          </table:table-cell>
          <table:table-cell office:value-type="string" calcext:value-type="string">
            <text:p>e99da2afa2b079a160b2d93bfdb6f877a273e151687754cf20240669bda38b19</text:p>
          </table:table-cell>
          <table:table-cell office:value-type="string" calcext:value-type="string">
            <text:p>0346505f68205cfda99325bdbcc57e39709f966a8f51a80df01bc274f3c075fe</text:p>
          </table:table-cell>
          <table:table-cell office:value-type="string" calcext:value-type="string">
            <text:p>aa939acd3491e7d18b712d53ed71cc48</text:p>
          </table:table-cell>
          <table:table-cell office:value-type="string" calcext:value-type="string">
            <text:p>2165348f84260c3371b9a1007f9642e3</text:p>
          </table:table-cell>
          <table:table-cell office:value-type="string" calcext:value-type="string">
            <text:p>0e601bccfb7d7aaf2e48c24bea29a5c1</text:p>
          </table:table-cell>
          <table:table-cell office:value-type="string" calcext:value-type="string">
            <text:p>f16879c721be377ba68da216983d92bb</text:p>
          </table:table-cell>
          <table:table-cell table:number-columns-repeated="16329"/>
        </table:table-row>
        <table:table-row table:style-name="ro1">
          <table:table-cell table:number-columns-repeated="2" office:value-type="string" calcext:value-type="string">
            <text:p>123Andy#!000</text:p>
          </table:table-cell>
          <table:table-cell office:value-type="string" calcext:value-type="string">
            <text:p>822e97fc72e80d9059e6074b67394f9c</text:p>
          </table:table-cell>
          <table:table-cell office:value-type="string" calcext:value-type="string">
            <text:p>589c4346d14d77374c39a989a4b84405d94072b95c409335a130d7b0</text:p>
          </table:table-cell>
          <table:table-cell office:value-type="string" calcext:value-type="string">
            <text:p>8bb2e0450b5de93ced0e376887fb0c92f41e6a1976d0f30d390ccd83b58d8a17</text:p>
          </table:table-cell>
          <table:table-cell office:value-type="string" calcext:value-type="string">
            <text:p>276f7822106f453bebf0e0b72868bca43e386dda</text:p>
          </table:table-cell>
          <table:table-cell office:value-type="string" calcext:value-type="string">
            <text:p>6540e30078de6325733019cd734e356537d22ddb70beadf398baa14fe3ae8ea30fc309e8a8f8181093682a75586869820be0821bb62139854998a64beaa8f9c7</text:p>
          </table:table-cell>
          <table:table-cell office:value-type="string" calcext:value-type="string">
            <text:p>MTIzQW5keSMhMD</text:p>
          </table:table-cell>
          <table:table-cell office:value-type="string" calcext:value-type="string">
            <text:p>GEZDGQLOMR4SGIJQGAYA==</text:p>
          </table:table-cell>
          <table:table-cell office:value-type="string" calcext:value-type="string">
            <text:p>b5de5bfacbc9b1fdb42a5e1e68ac50e3</text:p>
          </table:table-cell>
          <table:table-cell table:style-name="ce1" office:value-type="string" calcext:value-type="string">
            <text:p>313233416E647923213030</text:p>
          </table:table-cell>
          <table:table-cell office:value-type="string" calcext:value-type="string">
            <text:p>c295b6b2798594e6977d4db9bc57185b0f2b987ac2374772784e53716811b44a2274b2b5e78cd7ddad76925bc9c21de4</text:p>
          </table:table-cell>
          <table:table-cell office:value-type="string" calcext:value-type="string">
            <text:p>887616523fc715b1332539fe32f8f8a6</text:p>
          </table:table-cell>
          <table:table-cell office:value-type="string" calcext:value-type="string">
            <text:p>fbc4096a5572db5efef3263681ced2bc</text:p>
          </table:table-cell>
          <table:table-cell office:value-type="string" calcext:value-type="string">
            <text:p>5fe5d4814da3b9f0a5bbff3dff4c7a84</text:p>
          </table:table-cell>
          <table:table-cell office:value-type="string" calcext:value-type="string">
            <text:p>e3786b77559e541655ee4f5e53cf0e5e</text:p>
          </table:table-cell>
          <table:table-cell office:value-type="string" calcext:value-type="string">
            <text:p>a7e487c5c64bfe4666bac8f32d3e4ce3</text:p>
          </table:table-cell>
          <table:table-cell office:value-type="string" calcext:value-type="string">
            <text:p>f2afd1ad7ecb806ba6a0ff798a903d7a</text:p>
          </table:table-cell>
          <table:table-cell office:value-type="string" calcext:value-type="string">
            <text:p>eb8623979c993df61aff13af9187b06d</text:p>
          </table:table-cell>
          <table:table-cell office:value-type="string" calcext:value-type="string">
            <text:p>4f63eb7a71539ebfd3208a31f9ef64c3</text:p>
          </table:table-cell>
          <table:table-cell office:value-type="string" calcext:value-type="string">
            <text:p>d73472a7bd800dbe0036c4d0948596be008a138a8436622db41d1e48c6a34bd4</text:p>
          </table:table-cell>
          <table:table-cell office:value-type="string" calcext:value-type="string">
            <text:p>d2c63c24341bd351760818200e7bdbe2677b50cf72138f5845d63eebecc56be7</text:p>
          </table:table-cell>
          <table:table-cell office:value-type="string" calcext:value-type="string">
            <text:p>4d41ca1230f38971cbdfdebef7ed3f47f9ecb96745359698a8955992902d204b</text:p>
          </table:table-cell>
          <table:table-cell office:value-type="string" calcext:value-type="string">
            <text:p>3400631d72e47205a903cc3568b31f52f6e15c195a21533b620565bb60f3eee6</text:p>
          </table:table-cell>
          <table:table-cell office:value-type="string" calcext:value-type="string">
            <text:p>1d813d46106e61704c783683186a1c1b53f85429c39b7d67dedc9a7d0e6f1401</text:p>
          </table:table-cell>
          <table:table-cell office:value-type="string" calcext:value-type="string">
            <text:p>82522ff27c275ab286aef98184c46318c5281e0d544b4327d31e6f15a92eb3b4</text:p>
          </table:table-cell>
          <table:table-cell office:value-type="string" calcext:value-type="string">
            <text:p>b075924e6e4be5f94db48e6a9b77fa3d15f4436fa3d407c1d7c51573a59d99ad</text:p>
          </table:table-cell>
          <table:table-cell office:value-type="string" calcext:value-type="string">
            <text:p>23ad0527ecdb9b94e1c4f0303dee0e3dd34aa73b8e3fe523b78ba6f7d5e03779</text:p>
          </table:table-cell>
          <table:table-cell office:value-type="string" calcext:value-type="string">
            <text:p>4853017b8970e6f23f30df264e6f82174b710f9c63c8136a953b87e39337025c</text:p>
          </table:table-cell>
          <table:table-cell office:value-type="string" calcext:value-type="string">
            <text:p>267e6b42aabc8f8911f1172927ef871b6d41580a954f69f596ec88ff028c781217ab0af69ff31b54ed639e4d3dd957fa53cfdeff51e373f050502f3b311b1885</text:p>
          </table:table-cell>
          <table:table-cell office:value-type="string" calcext:value-type="string">
            <text:p>0e4189d5a1a9d93944d0b2fe83e0cf4f90c8eb495337ed79f68554902d8539896bd923c565f74342cb1790ae56736d95187fad8c51b6681b8bd75c1f869a8da3</text:p>
          </table:table-cell>
          <table:table-cell office:value-type="string" calcext:value-type="string">
            <text:p>9a646cbdd3128c5eb61bb66d7b0c815b4c4f81508a9c0765a989224e207836f90d3cae0ba7651b2af1fafe7d827b2eb4856a83dafa8e9a8966107a2c81709654</text:p>
          </table:table-cell>
          <table:table-cell office:value-type="string" calcext:value-type="string">
            <text:p>3b8908ddaf98e5417e5013e494abdcbeb96fa92c84c130d693d9c44fdebf5d0b60133d7fa3526fe83a9342e605e3175b4f51d89c25165df7b4ae36a7caa1e864</text:p>
          </table:table-cell>
          <table:table-cell office:value-type="string" calcext:value-type="string">
            <text:p>ea67c1c92395ae3ccc306bd06305eff9e8deb36506f4560a2b0b6de5a2631fbcf9ea374ea4eb70c3137bf09f7f616c004b24cf63044cac40e19b882e3b9391cf</text:p>
          </table:table-cell>
          <table:table-cell office:value-type="string" calcext:value-type="string">
            <text:p>2efb4682c5e0d52714d1e99fb035831dafb379a3426fb649861d3dae3748628e86322a148855b5e6e08c2fef3fd34ba263c650f3a7eefbf74a0b58066135d67e</text:p>
          </table:table-cell>
          <table:table-cell office:value-type="string" calcext:value-type="string">
            <text:p>30aa27eaf462529f697f82dbf5f3b14e4030f89d1448f21b507f07739b995f460844b4273194b01704e7ca343bda86a38438c282f3d7e9b5d3c4a84aa6a9fda7</text:p>
          </table:table-cell>
          <table:table-cell office:value-type="string" calcext:value-type="string">
            <text:p>3f8da4de632434f11e8cbe736fe3411b5de754c4ec9bc045fe544bc4f93195605fe35b37919f317874b00db65e81b4d6278b12ed9318d490f4643f9abe4398ec</text:p>
          </table:table-cell>
          <table:table-cell office:value-type="string" calcext:value-type="string">
            <text:p>008a4eee609e2fb5e5ad40e4b8a5b5024a680a8485f62f9cc74328d3cb48ad017ceda87a0d988a08d480c083b33e1d32939be740dfc1660252373b45be32bdae</text:p>
          </table:table-cell>
          <table:table-cell office:value-type="string" calcext:value-type="string">
            <text:p>2930960935d834bbef351f440c78f49d0ea7ebe8</text:p>
          </table:table-cell>
          <table:table-cell office:value-type="string" calcext:value-type="string">
            <text:p>6309391501cd4b9925667563dc7a7da4bcb38dc5</text:p>
          </table:table-cell>
          <table:table-cell office:value-type="string" calcext:value-type="string">
            <text:p>5426168bf8f29c43624009d8a15d7d9ea30f89a2</text:p>
          </table:table-cell>
          <table:table-cell office:value-type="string" calcext:value-type="string">
            <text:p>1d639b01df4e0a763088712a26bd10907e594168</text:p>
          </table:table-cell>
          <table:table-cell office:value-type="string" calcext:value-type="string">
            <text:p>44e8047d76ba33f55338b38fc72b4ddd144871bf</text:p>
          </table:table-cell>
          <table:table-cell office:value-type="string" calcext:value-type="string">
            <text:p>272904ce22e5f0c8513b681ebffb161bedceb71b</text:p>
          </table:table-cell>
          <table:table-cell office:value-type="string" calcext:value-type="string">
            <text:p>f1c81430afb785572fc24efc8995fcf954c7ef8e</text:p>
          </table:table-cell>
          <table:table-cell office:value-type="string" calcext:value-type="string">
            <text:p>8639e8326f85742f37bc450d436919f1f0480f99</text:p>
          </table:table-cell>
          <table:table-cell office:value-type="string" calcext:value-type="string">
            <text:p>9b0dfc527e4f5cd79a85457f1e989b5b00d17e98</text:p>
          </table:table-cell>
          <table:table-cell office:value-type="string" calcext:value-type="string">
            <text:p>f693b527c6ea459b203edc9dde5bd1363f85c39c4f59f9e9e3cb8bc244b24132</text:p>
          </table:table-cell>
          <table:table-cell office:value-type="string" calcext:value-type="string">
            <text:p>4feded50b2d9af86bd1096ec673a07e5e40164f4e919d8a810c74c68a1977eb5</text:p>
          </table:table-cell>
          <table:table-cell office:value-type="string" calcext:value-type="string">
            <text:p>b00bb3823a65da7a228e850a5182372b3de92de1f37a0549e0fa258c97170aa4</text:p>
          </table:table-cell>
          <table:table-cell office:value-type="string" calcext:value-type="string">
            <text:p>1d29e000cadd177a35943b659350a6115cf261e8e2b5f93cb3bc93ed38dda6c1</text:p>
          </table:table-cell>
          <table:table-cell office:value-type="string" calcext:value-type="string">
            <text:p>ac3ebbdb31723d5e6c209e245dbd9d00</text:p>
          </table:table-cell>
          <table:table-cell office:value-type="string" calcext:value-type="string">
            <text:p>81dad2485ce254acea760fb7633033e7</text:p>
          </table:table-cell>
          <table:table-cell office:value-type="string" calcext:value-type="string">
            <text:p>c9860aa32fc659942a9d183d33da677c</text:p>
          </table:table-cell>
          <table:table-cell office:value-type="string" calcext:value-type="string">
            <text:p>cec0fcfebeabad571ae5fd636d108dc4</text:p>
          </table:table-cell>
          <table:table-cell table:number-columns-repeated="16329"/>
        </table:table-row>
        <table:table-row table:style-name="ro1">
          <table:table-cell table:number-columns-repeated="2" office:value-type="string" calcext:value-type="string">
            <text:p>march312000</text:p>
          </table:table-cell>
          <table:table-cell office:value-type="string" calcext:value-type="string">
            <text:p>76b6e91ff7e8d2a9e84595e503abe124</text:p>
          </table:table-cell>
          <table:table-cell office:value-type="string" calcext:value-type="string">
            <text:p>292e8bc9ef7de4561e71d12c4f87156ea7c1c3748ed8fbb33c86f036</text:p>
          </table:table-cell>
          <table:table-cell office:value-type="string" calcext:value-type="string">
            <text:p>79250728e71507afaf3c0c6fb0a463f6ab798c17d4b7579850e9ab9424901e24</text:p>
          </table:table-cell>
          <table:table-cell office:value-type="string" calcext:value-type="string">
            <text:p>98c4915241e1879f2a12ea97cac605791ffeaf76</text:p>
          </table:table-cell>
          <table:table-cell office:value-type="string" calcext:value-type="string">
            <text:p>4f95f4e83354f24650905264b0673c3584503faea541aa466d7d77ade893ffcb261bf2c37599842f362322faf4d042347463bb1169897fc7dda6c4a5e6506879</text:p>
          </table:table-cell>
          <table:table-cell office:value-type="string" calcext:value-type="string">
            <text:p>bWFyY2gzMTIwMD</text:p>
          </table:table-cell>
          <table:table-cell office:value-type="string" calcext:value-type="string">
            <text:p>NVQXEY3IGMYTEMBQGA====</text:p>
          </table:table-cell>
          <table:table-cell office:value-type="string" calcext:value-type="string">
            <text:p>d3dd57808aab1d2180a4e9ff00528285</text:p>
          </table:table-cell>
          <table:table-cell office:value-type="string" calcext:value-type="string">
            <text:p>6D617263683331323030</text:p>
          </table:table-cell>
          <table:table-cell office:value-type="string" calcext:value-type="string">
            <text:p>5e73611ebbba1112250a1987bc51734de6e16c444550d7e67ec4c15f58c4e27e602e5e02a68032b564e34e68184cf233</text:p>
          </table:table-cell>
          <table:table-cell office:value-type="string" calcext:value-type="string">
            <text:p>199e95db5f277c6851f2cd457abb41de</text:p>
          </table:table-cell>
          <table:table-cell office:value-type="string" calcext:value-type="string">
            <text:p>8861db5e56b961513204bc5feaf8a11a</text:p>
          </table:table-cell>
          <table:table-cell office:value-type="string" calcext:value-type="string">
            <text:p>339c9f6a7ef271c8ea68496ba681f693</text:p>
          </table:table-cell>
          <table:table-cell office:value-type="string" calcext:value-type="string">
            <text:p>83fae9273f4cd0e08de751d3e1e89deb</text:p>
          </table:table-cell>
          <table:table-cell office:value-type="string" calcext:value-type="string">
            <text:p>85c3ad07e103c6463c3bebad154a4f75</text:p>
          </table:table-cell>
          <table:table-cell office:value-type="string" calcext:value-type="string">
            <text:p>aa0ab04aa110be63326268a82f5225ab</text:p>
          </table:table-cell>
          <table:table-cell office:value-type="string" calcext:value-type="string">
            <text:p>72c64e952b2e4630b51f59377b6d085c</text:p>
          </table:table-cell>
          <table:table-cell office:value-type="string" calcext:value-type="string">
            <text:p>40cc0fa87ae8b7f0d3049f935ae0c580</text:p>
          </table:table-cell>
          <table:table-cell office:value-type="string" calcext:value-type="string">
            <text:p>a2e15d72ac6db8cdf0e45ab1042108b815594f4d5d6e5137b2d850c91cb19dac</text:p>
          </table:table-cell>
          <table:table-cell office:value-type="string" calcext:value-type="string">
            <text:p>5f327e892f845f03d463dfdfac57f9c564283fd6907d9b842b0a75395cab9668</text:p>
          </table:table-cell>
          <table:table-cell office:value-type="string" calcext:value-type="string">
            <text:p>94330c6f78a79b313858f993ebd919eef3145b409da41d6fe2481c88aa09f329</text:p>
          </table:table-cell>
          <table:table-cell office:value-type="string" calcext:value-type="string">
            <text:p>bb36d4a72c643fbe1023cee2b4e8e9820ddb0e0e3cb011c104f1f5121080ecd8</text:p>
          </table:table-cell>
          <table:table-cell office:value-type="string" calcext:value-type="string">
            <text:p>a625adc2f282a22cf965217a25e9d6642498773bf5ca65890452692585aea34b</text:p>
          </table:table-cell>
          <table:table-cell office:value-type="string" calcext:value-type="string">
            <text:p>bffc66f816900dc32bc03a92539272104f791c2bcdc9f1adbdb0e05c7bd42dc2</text:p>
          </table:table-cell>
          <table:table-cell office:value-type="string" calcext:value-type="string">
            <text:p>1cbc74191a1c9f65644cf37a0fe153071d6ab67562968f7adaa232d1f2d132ca</text:p>
          </table:table-cell>
          <table:table-cell office:value-type="string" calcext:value-type="string">
            <text:p>fc53ffd5bfee842dde7464027146006079d7eee3988cbc9ac61d74c4e6ee95c2</text:p>
          </table:table-cell>
          <table:table-cell office:value-type="string" calcext:value-type="string">
            <text:p>192e4285fbb8710418f093f9eca83b4aab2cce99d8ac547be93002f512bbc5c1</text:p>
          </table:table-cell>
          <table:table-cell office:value-type="string" calcext:value-type="string">
            <text:p>358876da2df7eab09b91b991df2a3acc56ae496e9c7ae62e6811d1fb4f9e0d03af1ad10323d55e045ac8bd6e52c2c6f7b40278eaa2162d78ca18dbe7321cd8ec</text:p>
          </table:table-cell>
          <table:table-cell office:value-type="string" calcext:value-type="string">
            <text:p>d30ae932af818d6e3f934747cf6a486af4e2c71bc870b77ae8b05fcb71870ff3b28db2fdeca0d76829a933d20b2b297ef5c5c2aba3499576866682d1c7e30068</text:p>
          </table:table-cell>
          <table:table-cell office:value-type="string" calcext:value-type="string">
            <text:p>6d2e27fcf2d2503af074f904d020f9aa88b13ea6e188830795842955b5bde381b6d446f1d9b50397fde6340a90abd81f89e06c9eaff339e9bcfb0dede5dab709</text:p>
          </table:table-cell>
          <table:table-cell office:value-type="string" calcext:value-type="string">
            <text:p>0a6e17d78dc330e4ad3a0fc512735f72905da6642a7f7b93e00415186e88ef4782f9a5a9988b79eec03a720f1d93d8fc645d8af8ded344abd897517577bd9a76</text:p>
          </table:table-cell>
          <table:table-cell office:value-type="string" calcext:value-type="string">
            <text:p>06d3dd90f63330699a9eaa6607dce931e5d97c0e56983bd05b702624f7d7d030dea05de2526165b771090586cb775ffc80bdfd4e4f97c019b7e14925f8de4052</text:p>
          </table:table-cell>
          <table:table-cell office:value-type="string" calcext:value-type="string">
            <text:p>76501d5870c9960e90cb0fab5cc7ed7cc0cff0b415c59b9e0d47b754b92f878319a71d747d89351e64aea3264964402e647c42e22ad8bc755c821c733445529f</text:p>
          </table:table-cell>
          <table:table-cell office:value-type="string" calcext:value-type="string">
            <text:p>ddcd99917b3a3bac83d06103f2b35c0741470262b79fc488981c589951138397d9af1478cd6a6f60fc45937164b0c791ffc571dcee5603ee7fc8aed94e749635</text:p>
          </table:table-cell>
          <table:table-cell office:value-type="string" calcext:value-type="string">
            <text:p>6ea1eb50616215ccf195a52192adc41feb7637af1528ee4e6924d9eb90ac4091a84f63517469ddc392dc831e1cc69a05d81532192b90accb6639e072344d7ac1</text:p>
          </table:table-cell>
          <table:table-cell office:value-type="string" calcext:value-type="string">
            <text:p>c10271fed2e619bbacee61447282b37b007a74d86e9522e3b72aac77c543b69d911c2b4571a12eaa09cb042d121d2b87acc98ff6331b7abfee9ff50a4fd06c66</text:p>
          </table:table-cell>
          <table:table-cell office:value-type="string" calcext:value-type="string">
            <text:p>f17ec6375a9fd073c29ad156196a948a2c7ed85b</text:p>
          </table:table-cell>
          <table:table-cell office:value-type="string" calcext:value-type="string">
            <text:p>821a1b194776703c2d35a18e187592a39145681a</text:p>
          </table:table-cell>
          <table:table-cell office:value-type="string" calcext:value-type="string">
            <text:p>696063182f64cc03b019cc82687f0f04c6825649</text:p>
          </table:table-cell>
          <table:table-cell office:value-type="string" calcext:value-type="string">
            <text:p>313d5ff512eefb191d5efb585f3f2fc2b7dc2f6e</text:p>
          </table:table-cell>
          <table:table-cell office:value-type="string" calcext:value-type="string">
            <text:p>caccb51064804880f0c771552096136d0d446ba9</text:p>
          </table:table-cell>
          <table:table-cell office:value-type="string" calcext:value-type="string">
            <text:p>39c385fb3901ff2785316f8cd86578ab1c013a2f</text:p>
          </table:table-cell>
          <table:table-cell office:value-type="string" calcext:value-type="string">
            <text:p>b642c09b61a582f2375bdc5277319449167db0b4</text:p>
          </table:table-cell>
          <table:table-cell office:value-type="string" calcext:value-type="string">
            <text:p>f072999c2acc32c7ca993536032dedf603749f77</text:p>
          </table:table-cell>
          <table:table-cell office:value-type="string" calcext:value-type="string">
            <text:p>1c0d9dade27b78f7a350bdc9f3780ea8673d89f1</text:p>
          </table:table-cell>
          <table:table-cell office:value-type="string" calcext:value-type="string">
            <text:p>b55c8e19ae4ed116e5dd0eb5d2340e6092f1e527c0834b272386a8fb42e3c912</text:p>
          </table:table-cell>
          <table:table-cell office:value-type="string" calcext:value-type="string">
            <text:p>edee46241902bcafbf9844728287ea7ce3b3c83b16470d73ea37fadd1e92e91a</text:p>
          </table:table-cell>
          <table:table-cell office:value-type="string" calcext:value-type="string">
            <text:p>81de7e990749c4e11e1115753de222ad5b7fed6baad7ae34b4b3e983c760d46f</text:p>
          </table:table-cell>
          <table:table-cell office:value-type="string" calcext:value-type="string">
            <text:p>38723d78fe95ed260f4133914260d509f1954ce26263ab7c9860451210354856</text:p>
          </table:table-cell>
          <table:table-cell office:value-type="string" calcext:value-type="string">
            <text:p>0720c9965633a92daaf9750c3f122f24</text:p>
          </table:table-cell>
          <table:table-cell office:value-type="string" calcext:value-type="string">
            <text:p>6a078ee8b85814dd4a8a66f71bdabf9b</text:p>
          </table:table-cell>
          <table:table-cell office:value-type="string" calcext:value-type="string">
            <text:p>f8d29fef9f09aad2845826805987fae2</text:p>
          </table:table-cell>
          <table:table-cell office:value-type="string" calcext:value-type="string">
            <text:p>8a19a1cc25e2ecb73aac30dd2ca185f0</text:p>
          </table:table-cell>
          <table:table-cell table:number-columns-repeated="16329"/>
        </table:table-row>
        <table:table-row table:style-name="ro1">
          <table:table-cell table:number-columns-repeated="2" table:style-name="ce1" office:value-type="string" calcext:value-type="string">
            <text:p>03/31/2000</text:p>
          </table:table-cell>
          <table:table-cell office:value-type="string" calcext:value-type="string">
            <text:p>a9fdb86a833dff5245ab1ea74195b2e3</text:p>
          </table:table-cell>
          <table:table-cell office:value-type="string" calcext:value-type="string">
            <text:p>38523e7859463b77c5a2482ff116c1bf56236a7d0a2a18d82181cd14</text:p>
          </table:table-cell>
          <table:table-cell office:value-type="string" calcext:value-type="string">
            <text:p>d2dbdc2de9037933086f9c0e6f9eeebc3434bdb6e6925698f96c1b7acf7596eb</text:p>
          </table:table-cell>
          <table:table-cell office:value-type="string" calcext:value-type="string">
            <text:p>276f40c53b20baf35cadcd0a928f89140dc3d884</text:p>
          </table:table-cell>
          <table:table-cell office:value-type="string" calcext:value-type="string">
            <text:p>a84edf2c5455889e94dee12c29048d5edbec3f0045e4c6613c2fc9f5da8e5589880e6b7b2ff278ffe5570f7d8e7f816be03357cc20f6948f883e71d002d53d06</text:p>
          </table:table-cell>
          <table:table-cell office:value-type="string" calcext:value-type="string">
            <text:p>MDMvMzEvMjAwMA</text:p>
          </table:table-cell>
          <table:table-cell office:value-type="string" calcext:value-type="string">
            <text:p>GAZS6MZRF4ZDAM</text:p>
          </table:table-cell>
          <table:table-cell office:value-type="string" calcext:value-type="string">
            <text:p>2996f21adaece47ed4130a5c69662025</text:p>
          </table:table-cell>
          <table:table-cell office:value-type="string" calcext:value-type="string">
            <text:p>30332F33312F323030</text:p>
          </table:table-cell>
          <table:table-cell office:value-type="string" calcext:value-type="string">
            <text:p>1c56d080855c94790443b5bc3acc0039eb0aeaf49cc3a565a6f27b18f77d199578c445cdfe69036417316c5e0cb8e318</text:p>
          </table:table-cell>
          <table:table-cell office:value-type="string" calcext:value-type="string">
            <text:p>bd1eb0953c2423558bc5963d3fc5765e</text:p>
          </table:table-cell>
          <table:table-cell office:value-type="string" calcext:value-type="string">
            <text:p>c84564d391031b74ed005f30481988b2</text:p>
          </table:table-cell>
          <table:table-cell office:value-type="string" calcext:value-type="string">
            <text:p>53fb7df0277faeaee500f1283b08505f</text:p>
          </table:table-cell>
          <table:table-cell office:value-type="string" calcext:value-type="string">
            <text:p>ea2b8bd33a1818d9e791f2baf1c78262</text:p>
          </table:table-cell>
          <table:table-cell office:value-type="string" calcext:value-type="string">
            <text:p>e1df9a7ec43b8efea494d90edb20b69b</text:p>
          </table:table-cell>
          <table:table-cell office:value-type="string" calcext:value-type="string">
            <text:p>80fe9c6dec3f928d68430644fed8e7f6</text:p>
          </table:table-cell>
          <table:table-cell office:value-type="string" calcext:value-type="string">
            <text:p>3aa05463fd637c80f5649e6eb9c7c13a</text:p>
          </table:table-cell>
          <table:table-cell office:value-type="string" calcext:value-type="string">
            <text:p>6a9392d5ab6ee72e381092e7ef8ece15</text:p>
          </table:table-cell>
          <table:table-cell office:value-type="string" calcext:value-type="string">
            <text:p>de6a2f379d98f3e7615003d7080ef4a18e2a8705359afea79d503e1cf947e1bc</text:p>
          </table:table-cell>
          <table:table-cell office:value-type="string" calcext:value-type="string">
            <text:p>b543244d58059a354dc02f136dd51b61abf22daf0bf6fe72b0d86f11bf581816</text:p>
          </table:table-cell>
          <table:table-cell office:value-type="string" calcext:value-type="string">
            <text:p>b584c88eed00218add59392d549ab88a6b8c381b24ae7f1c0433d8ca465b55c8</text:p>
          </table:table-cell>
          <table:table-cell office:value-type="string" calcext:value-type="string">
            <text:p>e496ecc1082b792abbb2ac723d20f68fdb51e9f2099eddae937e79362b595a4f</text:p>
          </table:table-cell>
          <table:table-cell office:value-type="string" calcext:value-type="string">
            <text:p>7681700cb37351400eae11a988119b9c6555eedadbd36561e63b223cbf033b58</text:p>
          </table:table-cell>
          <table:table-cell office:value-type="string" calcext:value-type="string">
            <text:p>a232db6cf0863bf2b604f98d55f5cc61d08ccf63cfcf3cba947d75bd8812ca80</text:p>
          </table:table-cell>
          <table:table-cell office:value-type="string" calcext:value-type="string">
            <text:p>22309cd9446704fab3cca8f4ce928f3e68c46832555754585f9addd505e744b8</text:p>
          </table:table-cell>
          <table:table-cell office:value-type="string" calcext:value-type="string">
            <text:p>bcd2f9730f2f2d840644dce203b519d0453c3dc12f753029943c72c31072e493</text:p>
          </table:table-cell>
          <table:table-cell office:value-type="string" calcext:value-type="string">
            <text:p>7cb65d2ef0a57d89184e7dd7ab62df399d48260fe5fe4fd3fb0e1376c3f39d48</text:p>
          </table:table-cell>
          <table:table-cell office:value-type="string" calcext:value-type="string">
            <text:p>1037ade0efd359e380f3f5cbe7ec5251b3eff93e495e60d47041f1f5bf88cf8408bbd98b06f9c3e5da6613406e98d07594f9aed14268c1f99c93f883f30489aa</text:p>
          </table:table-cell>
          <table:table-cell office:value-type="string" calcext:value-type="string">
            <text:p>aba84a552470e1b4aa6a1baa35027a14ac22b6be167da89b4db27e4876f4cbf32c9b172b168f6f44a01ee8214d736e8de8000c0ea4598716cc0584a25a2c4bff</text:p>
          </table:table-cell>
          <table:table-cell office:value-type="string" calcext:value-type="string">
            <text:p>56f2c11717d5a01d164567d6bcb871fd51a3dd81efcc4113b7ef6f9df2079228cf8963c83eb812e6d9ac916e605353c82ba951484cf65f2a9975a55db713bd9e</text:p>
          </table:table-cell>
          <table:table-cell office:value-type="string" calcext:value-type="string">
            <text:p>8c13918f0bf90020dc9ab7c566f0de411659f3e0039f9e96a55a5a0bf7f8d97a3aa2e4aade35e110eaeec6525e5ec0a7b3ccfc8965ee363bc8bd9e0aa9dd3f25</text:p>
          </table:table-cell>
          <table:table-cell office:value-type="string" calcext:value-type="string">
            <text:p>6e8c5c09ef740004225316108c57ba3276bc5dc13954567f21514015a04628b51b29693bc07895c7f11710ef763d8efc642f4d100ea1f1e506eda3a67e2b1006</text:p>
          </table:table-cell>
          <table:table-cell office:value-type="string" calcext:value-type="string">
            <text:p>59ff1b21e5cfeb76f4a884b6e90ae10c263b8dc084035740e3eccf66b4a4552d7d793e558f25222a48fef845fc26d52d6164b701bbd6a3868966e44abe38c3c2</text:p>
          </table:table-cell>
          <table:table-cell office:value-type="string" calcext:value-type="string">
            <text:p>4cbafc7b6ab385bfc067e903811fa156456cda2cc6ae906735deb47a201efa4902afd837193050b6d850fa5f35eddd0570add09026c68c1ff5107fcb6a54ef6c</text:p>
          </table:table-cell>
          <table:table-cell office:value-type="string" calcext:value-type="string">
            <text:p>0e0115426e620a875ab9bfdc9fc8e1010719a69b1c790112ea7503bc4984812e61d5a0214bbc90c2ca442edfb35376bb9be4e51a24ff072dd0b09b99e798a40b</text:p>
          </table:table-cell>
          <table:table-cell office:value-type="string" calcext:value-type="string">
            <text:p>a1dd0c8c7fef18a16ca1059285bd15cabe7f3e53d517d9daf8cf06b64eedc00b4445e697c14bc5820ccd504444ec294bd5c77d295f5a9e5268b89bdf96218b6e</text:p>
          </table:table-cell>
          <table:table-cell office:value-type="string" calcext:value-type="string">
            <text:p>c471ed2e81658c3d07bc35dfed432d2e0aca597f</text:p>
          </table:table-cell>
          <table:table-cell office:value-type="string" calcext:value-type="string">
            <text:p>7bde441525d160ca978a36289b6ec990750c2cdb</text:p>
          </table:table-cell>
          <table:table-cell office:value-type="string" calcext:value-type="string">
            <text:p>7239785598cdc8c7924ccb25d861c3b859534b02</text:p>
          </table:table-cell>
          <table:table-cell office:value-type="string" calcext:value-type="string">
            <text:p>576872c905c531a01db1a737d1ebfb4cbae74897</text:p>
          </table:table-cell>
          <table:table-cell office:value-type="string" calcext:value-type="string">
            <text:p>f6eae20aa1083c729fd3b501fd2fea5937af648a</text:p>
          </table:table-cell>
          <table:table-cell office:value-type="string" calcext:value-type="string">
            <text:p>07d56b9ce404bb1f3a7e7d231101d59076896f5c</text:p>
          </table:table-cell>
          <table:table-cell office:value-type="string" calcext:value-type="string">
            <text:p>5ab411698d9706eb3d614b0031036bc82a05b005</text:p>
          </table:table-cell>
          <table:table-cell office:value-type="string" calcext:value-type="string">
            <text:p>2846951abd0ad897bc797ad230e7db06939d3997</text:p>
          </table:table-cell>
          <table:table-cell office:value-type="string" calcext:value-type="string">
            <text:p>3b593e637ece3d2724c674b3c8d4ed1a9f5ab841</text:p>
          </table:table-cell>
          <table:table-cell office:value-type="string" calcext:value-type="string">
            <text:p>3e3da7674fdf3055c018215482220f028a085aae635e239406566a98b4556e10</text:p>
          </table:table-cell>
          <table:table-cell office:value-type="string" calcext:value-type="string">
            <text:p>fd6454c377f25a4165c7e132cef4f0d16b86205b3770dea3f15618878b7220fa</text:p>
          </table:table-cell>
          <table:table-cell office:value-type="string" calcext:value-type="string">
            <text:p>912b5a60c76ffff396f47367488de373e1004ca63a5ebd42b0f1e482a6ff3047</text:p>
          </table:table-cell>
          <table:table-cell office:value-type="string" calcext:value-type="string">
            <text:p>8be7693ca72fb84e8eb4a588050adc717b590c485598c7418a43d4f02a5a8952</text:p>
          </table:table-cell>
          <table:table-cell office:value-type="string" calcext:value-type="string">
            <text:p>db22f206c0eb1919436eead71e48d0eb</text:p>
          </table:table-cell>
          <table:table-cell office:value-type="string" calcext:value-type="string">
            <text:p>7f80c2b5d1c20e8318d71768ec65b164</text:p>
          </table:table-cell>
          <table:table-cell office:value-type="string" calcext:value-type="string">
            <text:p>4038aaeb55b44e3c0cb9e9030c98c94c</text:p>
          </table:table-cell>
          <table:table-cell office:value-type="string" calcext:value-type="string">
            <text:p>d0b32cd570ca33ce88dd462dfcd1d6b5</text:p>
          </table:table-cell>
          <table:table-cell table:number-columns-repeated="16329"/>
        </table:table-row>
        <table:table-row table:style-name="ro1">
          <table:table-cell table:number-columns-repeated="2" office:value-type="string" calcext:value-type="string">
            <text:p>31/03/2000</text:p>
          </table:table-cell>
          <table:table-cell office:value-type="string" calcext:value-type="string">
            <text:p>3a74fa6e5b88f2ea024caa63ccd2943f</text:p>
          </table:table-cell>
          <table:table-cell office:value-type="string" calcext:value-type="string">
            <text:p>efc03c744ce9f42f1e6bf267f58ea797c4530a20e24a3937e6cddea5</text:p>
          </table:table-cell>
          <table:table-cell office:value-type="string" calcext:value-type="string">
            <text:p>65d6daaab7fea1e2a98fc3006c9ea801b8f98673e21b98d0df69ccfb6ac08409</text:p>
          </table:table-cell>
          <table:table-cell office:value-type="string" calcext:value-type="string">
            <text:p>5e5cf457ef58798ef3d19bb9528ab830393a7a06</text:p>
          </table:table-cell>
          <table:table-cell office:value-type="string" calcext:value-type="string">
            <text:p>66efdc258087c91a8cb3e0dbbac04f15a3e626e893e075f54c9a3d8c0f6c36ddf486f1d0a266e1e8baf49fbc18aa0232b58a7f2ab32b5b8380876ef203735613</text:p>
          </table:table-cell>
          <table:table-cell office:value-type="string" calcext:value-type="string">
            <text:p>MzEvMDMvMjAwMA</text:p>
          </table:table-cell>
          <table:table-cell office:value-type="string" calcext:value-type="string">
            <text:p>GMYS6MBTF4ZDAM</text:p>
          </table:table-cell>
          <table:table-cell office:value-type="string" calcext:value-type="string">
            <text:p>8ca0e2e5770d761d8b6f42bd9747f1aa</text:p>
          </table:table-cell>
          <table:table-cell office:value-type="string" calcext:value-type="string">
            <text:p>33312F30332F323030</text:p>
          </table:table-cell>
          <table:table-cell office:value-type="string" calcext:value-type="string">
            <text:p>77e98528edc9ed304f7345c6b63ae883cbda34ad74ae35d3c5f944de92b6594305c43cdc300eddc5436f1242bb5662a5</text:p>
          </table:table-cell>
          <table:table-cell office:value-type="string" calcext:value-type="string">
            <text:p>24b8324d7c79fec96b69a474b603b9da</text:p>
          </table:table-cell>
          <table:table-cell office:value-type="string" calcext:value-type="string">
            <text:p>80b1753a170244f0ed3b659a6b1accf5</text:p>
          </table:table-cell>
          <table:table-cell office:value-type="string" calcext:value-type="string">
            <text:p>cd14dc2b7eaa459d00cc2dd30d259457</text:p>
          </table:table-cell>
          <table:table-cell office:value-type="string" calcext:value-type="string">
            <text:p>c852ad2e25e318081e83739cefed197f</text:p>
          </table:table-cell>
          <table:table-cell office:value-type="string" calcext:value-type="string">
            <text:p>3668a06f1897e1682f288ab8b8d88cff</text:p>
          </table:table-cell>
          <table:table-cell office:value-type="string" calcext:value-type="string">
            <text:p>91c92c006fdfe42e32b0681102950fad</text:p>
          </table:table-cell>
          <table:table-cell office:value-type="string" calcext:value-type="string">
            <text:p>cbb2004a4272564a71a0755d3c0ed0ef</text:p>
          </table:table-cell>
          <table:table-cell office:value-type="string" calcext:value-type="string">
            <text:p>f92ecd2af815a0cb41446cbb429a86a2</text:p>
          </table:table-cell>
          <table:table-cell office:value-type="string" calcext:value-type="string">
            <text:p>fba14067ab99858e574b74ad63d603d0afdc74618c7f7fccb951463019180b30</text:p>
          </table:table-cell>
          <table:table-cell office:value-type="string" calcext:value-type="string">
            <text:p>82b7d398b747d8a8086c07343b3942f4af6e9deace882f78fff1b7a2e7148d93</text:p>
          </table:table-cell>
          <table:table-cell office:value-type="string" calcext:value-type="string">
            <text:p>7569dd56de02afe393be266bcde0d24bd76884cec194447947114f202bcdb956</text:p>
          </table:table-cell>
          <table:table-cell office:value-type="string" calcext:value-type="string">
            <text:p>3fa8b391ed6ed023e216e6a2a965669eab755141f50f80251999edb22779f16a</text:p>
          </table:table-cell>
          <table:table-cell office:value-type="string" calcext:value-type="string">
            <text:p>b5d2fabd87d46ff7c14a2938024dd266cda418f64c33b40c48a60232f56401e1</text:p>
          </table:table-cell>
          <table:table-cell office:value-type="string" calcext:value-type="string">
            <text:p>58fb3405b55ef85f27f74185a7ded05f2b06ef4320222a9d65aa183dc1620ddb</text:p>
          </table:table-cell>
          <table:table-cell office:value-type="string" calcext:value-type="string">
            <text:p>ba7d5b42d9a0f3fb80efb49eb34980c6beb21a387df9e5751929d012039974a5</text:p>
          </table:table-cell>
          <table:table-cell office:value-type="string" calcext:value-type="string">
            <text:p>be61c12dc7cf0e637019b44fe4e479853bd6cd6a340d7bf5f17bd342632e1a4e</text:p>
          </table:table-cell>
          <table:table-cell office:value-type="string" calcext:value-type="string">
            <text:p>ba0df4659e70f75327de09179e268f7a4ab66a5416347d76061359b208f6ec2d</text:p>
          </table:table-cell>
          <table:table-cell office:value-type="string" calcext:value-type="string">
            <text:p>8580f132ee390135e04e4958cbe608cbf3d151efc8c2e2d5249052713f45200fbecd358036d572675853647cd29178406dd03fe00bd86e21b93f37cbd76349fd</text:p>
          </table:table-cell>
          <table:table-cell office:value-type="string" calcext:value-type="string">
            <text:p>b46e52d910f73112e912a87ccf2bef456142053e051a460a895c00b9733929b78095c1bd5a0a856ea2b9a900ed025af8ea1fa4f9458ab0564b56dce9626873a0</text:p>
          </table:table-cell>
          <table:table-cell office:value-type="string" calcext:value-type="string">
            <text:p>c2b3b5c3d631fc025d0e0d12f7ad8ebd0ae030ff1b3c6377c68e55eb5b5b96dca2b232bebe8290af89767871001dae3d4e119c4c0c603e9ce391071cd8728571</text:p>
          </table:table-cell>
          <table:table-cell office:value-type="string" calcext:value-type="string">
            <text:p>0f82de8c0039b67263173d6232fbfd43a51c52267d05c61b23a7a3cf4e4f155fd4d9b47f57ef6399abe2634fa4a77c30a61b4feb8a75abc54cdc32d3aee98c34</text:p>
          </table:table-cell>
          <table:table-cell office:value-type="string" calcext:value-type="string">
            <text:p>6b95db03b091c0da20da924eab8dbd84522d540801b7538169bf1b6ba89c89e74a3e053ef13913a7a69850bb5b2443994f128b48a50c6f3dae47e52cf5e8cb21</text:p>
          </table:table-cell>
          <table:table-cell office:value-type="string" calcext:value-type="string">
            <text:p>e5d71a161173da2ff0cf1a49afe3d13509ae8d71a0dd3bf6be7713e8857889f0388f5151e7744c66e9318b06f4d285d11937a4b0373c2d55c86f51582b9c0334</text:p>
          </table:table-cell>
          <table:table-cell office:value-type="string" calcext:value-type="string">
            <text:p>ce3a0a9f21bc753a66cfdf50eec482f7145c36b499ef7b3e99d5714bc6fc12bc6dd31c2989a1db4649c1f1f13027dc607ebb50192f188e64c3614d499b733570</text:p>
          </table:table-cell>
          <table:table-cell office:value-type="string" calcext:value-type="string">
            <text:p>e65c38f941565c27797f7feb520ed7544e81cc13d8cd27ab9e421a5af445a6874516dda4ed5d9f1c46138bea934330e9e3a9f52d6824b5af8c4b847d20e49508</text:p>
          </table:table-cell>
          <table:table-cell office:value-type="string" calcext:value-type="string">
            <text:p>65f65cef63bdac59ab81ef967a90f7818e5b8002f75e49698eca1e9a2e47f9ca01ae15a3c5b8311fd5959b7decbd3a62ebad2b34d9fff0767e3f1059bba3d161</text:p>
          </table:table-cell>
          <table:table-cell office:value-type="string" calcext:value-type="string">
            <text:p>aa3a6aae4250b3f26be43de47d861bcfd8c43143</text:p>
          </table:table-cell>
          <table:table-cell office:value-type="string" calcext:value-type="string">
            <text:p>8b66c7c5bd9c13ca7620496a1aa5c0028ab754c5</text:p>
          </table:table-cell>
          <table:table-cell office:value-type="string" calcext:value-type="string">
            <text:p>415275b08ba0419032cb7e53cd138adbc9de7155</text:p>
          </table:table-cell>
          <table:table-cell office:value-type="string" calcext:value-type="string">
            <text:p>70539a84260ee36edc71624664ca9697e83709f3</text:p>
          </table:table-cell>
          <table:table-cell office:value-type="string" calcext:value-type="string">
            <text:p>7fe9721144ea0bf428ed8ba86793782298e775e7</text:p>
          </table:table-cell>
          <table:table-cell office:value-type="string" calcext:value-type="string">
            <text:p>fad6017572d09a2793ecb164bdcda35ff9bf6506</text:p>
          </table:table-cell>
          <table:table-cell office:value-type="string" calcext:value-type="string">
            <text:p>4b3c5549943589dccd0e76fd5b56b6f3e9eb1633</text:p>
          </table:table-cell>
          <table:table-cell office:value-type="string" calcext:value-type="string">
            <text:p>6e7883d604ed48d4cf43044af01b884aedbde306</text:p>
          </table:table-cell>
          <table:table-cell office:value-type="string" calcext:value-type="string">
            <text:p>2be08c3782b22ecac924db1f597daee98a049916</text:p>
          </table:table-cell>
          <table:table-cell office:value-type="string" calcext:value-type="string">
            <text:p>d6f07016313762eca94ada3a27c6858576863bb2fcb8384ff0e00564d4521dc0</text:p>
          </table:table-cell>
          <table:table-cell office:value-type="string" calcext:value-type="string">
            <text:p>ee591e0580308b31dab99a38290c633368dc3f83bf3bcc758b67ee5ff3568650</text:p>
          </table:table-cell>
          <table:table-cell office:value-type="string" calcext:value-type="string">
            <text:p>43413452c5ba94ebe3e21715035108fe24f8e217a06c07cb1dbedbac9b0b620c</text:p>
          </table:table-cell>
          <table:table-cell office:value-type="string" calcext:value-type="string">
            <text:p>5a95d431e4ebf655a21f759838840b8b84965c9ff66ec73028f7b94a818ab4a5</text:p>
          </table:table-cell>
          <table:table-cell office:value-type="string" calcext:value-type="string">
            <text:p>4b772534b880465a912800594af8bdf2</text:p>
          </table:table-cell>
          <table:table-cell office:value-type="string" calcext:value-type="string">
            <text:p>325a1e0a2ab945b6868af964ace984d2</text:p>
          </table:table-cell>
          <table:table-cell office:value-type="string" calcext:value-type="string">
            <text:p>4803ea1b0c405d6f8daee828dd7416a3</text:p>
          </table:table-cell>
          <table:table-cell office:value-type="string" calcext:value-type="string">
            <text:p>7a8ce24623e4bbdf6953ea003054475c</text:p>
          </table:table-cell>
          <table:table-cell table:number-columns-repeated="16329"/>
        </table:table-row>
        <table:table-row table:style-name="ro1">
          <table:table-cell table:number-columns-repeated="2" office:value-type="string" calcext:value-type="string">
            <text:p>Male</text:p>
          </table:table-cell>
          <table:table-cell office:value-type="string" calcext:value-type="string">
            <text:p>63889cfb9d3cbe05d1bd2be5cc9953fd</text:p>
          </table:table-cell>
          <table:table-cell office:value-type="string" calcext:value-type="string">
            <text:p>c7d681d57f7eca148c01217700389dd5cd5102d84ada722440d57736</text:p>
          </table:table-cell>
          <table:table-cell office:value-type="string" calcext:value-type="string">
            <text:p>03f8c1273e3da99bb315fe7b71c8e45159c826e6d3f42eecd4612078248f73a1</text:p>
          </table:table-cell>
          <table:table-cell office:value-type="string" calcext:value-type="string">
            <text:p>3f3a489c72dea800ea7b6338c89938766d41a6e5</text:p>
          </table:table-cell>
          <table:table-cell office:value-type="string" calcext:value-type="string">
            <text:p>8c86c093251e218e6fc02ccba224f351f6a1017dc7e27ce57ff61a1be88af2abfbaab7cb9ec2af3137270cea98dc8944801569f852cd5b7e63fa8347f67ef87a</text:p>
          </table:table-cell>
          <table:table-cell office:value-type="string" calcext:value-type="string">
            <text:p>TWFsZQ</text:p>
          </table:table-cell>
          <table:table-cell office:value-type="string" calcext:value-type="string">
            <text:p>JVQWYZ</text:p>
          </table:table-cell>
          <table:table-cell office:value-type="string" calcext:value-type="string">
            <text:p>9ddbe1a10c916b6a94d63c409cd82354</text:p>
          </table:table-cell>
          <table:table-cell office:value-type="string" calcext:value-type="string">
            <text:p>4D616C</text:p>
          </table:table-cell>
          <table:table-cell office:value-type="string" calcext:value-type="string">
            <text:p>746f264eed53791025bbe2521816e51dceea913547165d3a3d4a29db2eb753bc337f3a15f0ea287f3b7650093f3c9592</text:p>
          </table:table-cell>
          <table:table-cell office:value-type="string" calcext:value-type="string">
            <text:p>c4ccbfc5ed82bb534da2a49dce0b21af</text:p>
          </table:table-cell>
          <table:table-cell office:value-type="string" calcext:value-type="string">
            <text:p>1dcf181796985cbef443db1a63d7aed0</text:p>
          </table:table-cell>
          <table:table-cell office:value-type="string" calcext:value-type="string">
            <text:p>df5e28383bcae778fba81a74e6fec5be</text:p>
          </table:table-cell>
          <table:table-cell office:value-type="string" calcext:value-type="string">
            <text:p>5c14e9a9e17899bc1ea2167b037fa149</text:p>
          </table:table-cell>
          <table:table-cell office:value-type="string" calcext:value-type="string">
            <text:p>6fb37638c797f5d536a4eedaf49920dc</text:p>
          </table:table-cell>
          <table:table-cell office:value-type="string" calcext:value-type="string">
            <text:p>8002343481ad9d2bdb369d0e880e23c1</text:p>
          </table:table-cell>
          <table:table-cell office:value-type="string" calcext:value-type="string">
            <text:p>809908bfca12b6b0ac07c8d05a82d38b</text:p>
          </table:table-cell>
          <table:table-cell office:value-type="string" calcext:value-type="string">
            <text:p>ea35c3855a89a7f5ed697e2ba5afc1dd</text:p>
          </table:table-cell>
          <table:table-cell office:value-type="string" calcext:value-type="string">
            <text:p>524be224a0087b120aa6a383aaea9e25223131b94eb6b79b86fca8b7edc6d5db</text:p>
          </table:table-cell>
          <table:table-cell office:value-type="string" calcext:value-type="string">
            <text:p>dbc4ca9801301c57418ae883254b005bd01a82f6f0496729a31fa1112a0f0c5d</text:p>
          </table:table-cell>
          <table:table-cell office:value-type="string" calcext:value-type="string">
            <text:p>66854909a543f07a99588d763af49ebe76953b8ef80459daaccc28b8f39a8975</text:p>
          </table:table-cell>
          <table:table-cell office:value-type="string" calcext:value-type="string">
            <text:p>c0525b88f70b896833359d621c5e67ea55ae52fdb6415545e4af313d2ef56a2e</text:p>
          </table:table-cell>
          <table:table-cell office:value-type="string" calcext:value-type="string">
            <text:p>1553e38e3450366efc0a579470f13aadce6c3c25d6b987e22f71b1c27563fe16</text:p>
          </table:table-cell>
          <table:table-cell office:value-type="string" calcext:value-type="string">
            <text:p>f76cfa24aab268847d1e1b0546b9866cb13a9e7deb9a586980f874119832f1ef</text:p>
          </table:table-cell>
          <table:table-cell office:value-type="string" calcext:value-type="string">
            <text:p>8ce87916e2dd73d519f6403cde5f78f4c95be4b1b06781a24464bdce0d4aef91</text:p>
          </table:table-cell>
          <table:table-cell office:value-type="string" calcext:value-type="string">
            <text:p>cbd3f1ad19c8ce0e1dd4cd0289a918685d8d57dd9fb8469017860d10b2115143</text:p>
          </table:table-cell>
          <table:table-cell office:value-type="string" calcext:value-type="string">
            <text:p>3383dc5a64e46f119e05afaf1482ff71ac5cdf9647f40e9a8191cceb2ec81646</text:p>
          </table:table-cell>
          <table:table-cell office:value-type="string" calcext:value-type="string">
            <text:p>d1bc38fd66fe0e99483153164046ba08b341ff764282e9ee5608c197c01fb09f2326a2e0a39d0adee2068787587b5e84b305c275545b01993e52ebc76eb8e95d</text:p>
          </table:table-cell>
          <table:table-cell office:value-type="string" calcext:value-type="string">
            <text:p>1eadc23945d971356615fae785bf4550d38c6bd9148173d415453854014b13973ebcea6adecd202e7f6d663714c30725d0125a1d1f564fc9fcbbd13f6e5470e7</text:p>
          </table:table-cell>
          <table:table-cell office:value-type="string" calcext:value-type="string">
            <text:p>67a6753e17a0408fbcd8e1ae3f830c1a9c092f95da48580dbc84fcd46379cd4dc8e703848b7c361091038609975ab5bc03dba457803fe43d7073e9a3611fd2e3</text:p>
          </table:table-cell>
          <table:table-cell office:value-type="string" calcext:value-type="string">
            <text:p>8ebd4db3f18c17711a5c2329f09c6fb39d8a6ba0042c3a7bbfe816a8e0529ada0d678c8f7aa4c4f369e6ebeac644784f99d8d7df5af5ea5b054839f3ffe27cff</text:p>
          </table:table-cell>
          <table:table-cell office:value-type="string" calcext:value-type="string">
            <text:p>a380df14278b228363eccd74b0735070ecad1670049c775a4c2306899fb586c225ee8cd1835564f2122062f54845e07d73dcae3a237c70cc936e62f406d225d9</text:p>
          </table:table-cell>
          <table:table-cell office:value-type="string" calcext:value-type="string">
            <text:p>eb0084866b0aba591b40e48f5beb84052173e35665fe2187639f4bc26ce2b2cd2fa7c09139c3e02bf05f320086ad33c82716f32c6c1e4d1597e2165bfbe37b82</text:p>
          </table:table-cell>
          <table:table-cell office:value-type="string" calcext:value-type="string">
            <text:p>d47178a48d53dafa42396be16a1a3e512bb84d9ab1e29848fa0e7fb65f3609f7ea332a40ab3cd2c7fd9688f6808cadd78d79cedb8992d2fe8fb65c5046a6f306</text:p>
          </table:table-cell>
          <table:table-cell office:value-type="string" calcext:value-type="string">
            <text:p>efec01457850972a5994f2894bd9219e07d74d1fd22cc76254888f876e6538575e57112e3be2551c8ac82419c5c6a7afe66d9cb8159d9586e40ba78dc55a4100</text:p>
          </table:table-cell>
          <table:table-cell office:value-type="string" calcext:value-type="string">
            <text:p>6d8ea9b2b45b8fe21dede5dd67916fce36529fdefd9c6e956db31a8b522c84bc69129502478c73b32852ab506946ef75584402b99b48609410b18c6a4b456318</text:p>
          </table:table-cell>
          <table:table-cell office:value-type="string" calcext:value-type="string">
            <text:p>c9896a0caaadf2c6a48ab4b7a423ca36a47bbffd</text:p>
          </table:table-cell>
          <table:table-cell office:value-type="string" calcext:value-type="string">
            <text:p>daf94821cee233aa358e378d43d5f484dc367fab</text:p>
          </table:table-cell>
          <table:table-cell office:value-type="string" calcext:value-type="string">
            <text:p>2dc6c069cd3335459e1bda8fd514df93b131f67d</text:p>
          </table:table-cell>
          <table:table-cell office:value-type="string" calcext:value-type="string">
            <text:p>dbd539942dd060c225e39aaa7a7117e8b735a180</text:p>
          </table:table-cell>
          <table:table-cell office:value-type="string" calcext:value-type="string">
            <text:p>acb25e89d0c76a9402226e13370b822bfc5fb1cf</text:p>
          </table:table-cell>
          <table:table-cell office:value-type="string" calcext:value-type="string">
            <text:p>c936aff98c4d5847705fbf54e1e4eaa4a909c682</text:p>
          </table:table-cell>
          <table:table-cell office:value-type="string" calcext:value-type="string">
            <text:p>3c13fc5efd3473f6f138110f3b6adaa78ed1eb90</text:p>
          </table:table-cell>
          <table:table-cell office:value-type="string" calcext:value-type="string">
            <text:p>d208b2eea34af3fbb5515a01da85c60f42f26f12</text:p>
          </table:table-cell>
          <table:table-cell office:value-type="string" calcext:value-type="string">
            <text:p>a60c99fd17c494d4e6d1c93689a8e38d4803cd09</text:p>
          </table:table-cell>
          <table:table-cell office:value-type="string" calcext:value-type="string">
            <text:p>c70ba5a0b4d563cabeddc6c1348f15ceb2ec1c9894a1cb76ace66ac8b669f2ef</text:p>
          </table:table-cell>
          <table:table-cell office:value-type="string" calcext:value-type="string">
            <text:p>6c94e8a0f72ed38872e7c83e1beb79b96283a7edc6c31b885eb04542e7aea7c7</text:p>
          </table:table-cell>
          <table:table-cell office:value-type="string" calcext:value-type="string">
            <text:p>42c260dc121656079c2c21f1cbb607273926c0ee5fce5dc8f72705ba921cd428</text:p>
          </table:table-cell>
          <table:table-cell office:value-type="string" calcext:value-type="string">
            <text:p>13e632b4b916ab8031d58d1a0f2473f1eb81d5121012c45d721c7875db545af9</text:p>
          </table:table-cell>
          <table:table-cell office:value-type="string" calcext:value-type="string">
            <text:p>5d073da1996628e8d8f42f9fce781a96</text:p>
          </table:table-cell>
          <table:table-cell office:value-type="string" calcext:value-type="string">
            <text:p>edb2cfe0cfafd93aaa767642c4742733</text:p>
          </table:table-cell>
          <table:table-cell office:value-type="string" calcext:value-type="string">
            <text:p>99be61a4f298a4867282716fa56fd7b3</text:p>
          </table:table-cell>
          <table:table-cell office:value-type="string" calcext:value-type="string">
            <text:p>89fecfbbe4f61c56b156607c0b2e479c</text:p>
          </table:table-cell>
          <table:table-cell table:number-columns-repeated="16329"/>
        </table:table-row>
        <table:table-row table:style-name="ro1">
          <table:table-cell table:number-columns-repeated="2" office:value-type="float" office:value="60201" calcext:value-type="float">
            <text:p>60201</text:p>
          </table:table-cell>
          <table:table-cell office:value-type="string" calcext:value-type="string">
            <text:p>c262222092ac2de460cc1327a41b492b</text:p>
          </table:table-cell>
          <table:table-cell office:value-type="string" calcext:value-type="string">
            <text:p>4d990200ce2148897a885be57b3c8e00e0d75f68659be3a849b9a65b</text:p>
          </table:table-cell>
          <table:table-cell office:value-type="string" calcext:value-type="string">
            <text:p>782ac1c84b633ab135deeb24874829ff415172797b9deb034ed95365e4eb1e2a</text:p>
          </table:table-cell>
          <table:table-cell office:value-type="string" calcext:value-type="string">
            <text:p>477b4ca4772a28fff48c2453c7f7980a6604630f</text:p>
          </table:table-cell>
          <table:table-cell office:value-type="string" calcext:value-type="string">
            <text:p>ab4ce3b2066e1288cb6bb91df276b2a28dd3f6b9ceacf1ad56d10c0d3a682180332ba35ce9143bbfa82f22f5103b7a7babe67589d68d1be2ebe42e91b3c9d328</text:p>
          </table:table-cell>
          <table:table-cell table:style-name="ce2" office:value-type="string" calcext:value-type="string">
            <text:p>NjAyMD</text:p>
          </table:table-cell>
          <table:table-cell office:value-type="string" calcext:value-type="string">
            <text:p>GYYDEM</text:p>
          </table:table-cell>
          <table:table-cell office:value-type="string" calcext:value-type="string">
            <text:p>21393c94825c5c9ee1d1051bf3e5681e</text:p>
          </table:table-cell>
          <table:table-cell office:value-type="float" office:value="36303230" calcext:value-type="float">
            <text:p>36303230</text:p>
          </table:table-cell>
          <table:table-cell office:value-type="string" calcext:value-type="string">
            <text:p>c788d42120547a5b0a00199de9d4e512e234b4ef3ebd42ac5b7520099fd0e84234108bba313310b4e97cdab89c168f1e</text:p>
          </table:table-cell>
          <table:table-cell office:value-type="string" calcext:value-type="string">
            <text:p>ea562a9498b2b708c876e68288e67264</text:p>
          </table:table-cell>
          <table:table-cell office:value-type="string" calcext:value-type="string">
            <text:p>c5d2082ee14eed6acce5d1c70f2936e5</text:p>
          </table:table-cell>
          <table:table-cell office:value-type="string" calcext:value-type="string">
            <text:p>5f9533a46ce3126818907689eb0b3cc9</text:p>
          </table:table-cell>
          <table:table-cell office:value-type="string" calcext:value-type="string">
            <text:p>594b5182db9968df6011ff76629c6714</text:p>
          </table:table-cell>
          <table:table-cell office:value-type="string" calcext:value-type="string">
            <text:p>3978c1a38d27d42e16b4e250f47287c3</text:p>
          </table:table-cell>
          <table:table-cell office:value-type="string" calcext:value-type="string">
            <text:p>de1b5aeb154454a6c316f805a2825b9c</text:p>
          </table:table-cell>
          <table:table-cell office:value-type="string" calcext:value-type="string">
            <text:p>1e255bcc56145f16c2716b34a476c31a</text:p>
          </table:table-cell>
          <table:table-cell office:value-type="string" calcext:value-type="string">
            <text:p>ee68263a992522e3438331be7fbf4dd6</text:p>
          </table:table-cell>
          <table:table-cell office:value-type="string" calcext:value-type="string">
            <text:p>33fbf0cfc1658576835b15481a7dafa102d51bd547d7c4934f17bf0563421518</text:p>
          </table:table-cell>
          <table:table-cell office:value-type="string" calcext:value-type="string">
            <text:p>473cf12d20f615bbe7a0bb23380f9df5f986dc17ee332e38c6b4dceabeab4b10</text:p>
          </table:table-cell>
          <table:table-cell office:value-type="string" calcext:value-type="string">
            <text:p>c94ee7486c0db411c4300db91b6354bf8fd8c92ac73fa54f6abf7c473290d975</text:p>
          </table:table-cell>
          <table:table-cell office:value-type="string" calcext:value-type="string">
            <text:p>cdb5699c864a748a24290bd489ee66ddf18770f8dddbabe6646849ed41fc5eb7</text:p>
          </table:table-cell>
          <table:table-cell office:value-type="string" calcext:value-type="string">
            <text:p>d4c5a8b326b64d05c085b02ad5fec88b1489fc18acde0df144c814cd33cfadfd</text:p>
          </table:table-cell>
          <table:table-cell office:value-type="string" calcext:value-type="string">
            <text:p>42fbf5089e2972e6f3298c517ca05586181198d474d2df1a1423681226398db2</text:p>
          </table:table-cell>
          <table:table-cell office:value-type="string" calcext:value-type="string">
            <text:p>18fc5cf8c36096eaec62b44162fd31bd328c2d699df33c13740ab23739eb4ecf</text:p>
          </table:table-cell>
          <table:table-cell office:value-type="string" calcext:value-type="string">
            <text:p>ebf75a8777e6a252e57770a6c738c3779116dec41b3d152d48e77a35d2be8113</text:p>
          </table:table-cell>
          <table:table-cell office:value-type="string" calcext:value-type="string">
            <text:p>c46e8f35e167ac3a044f4677724178566405ff48d41016eacdfb422e517bc9fb</text:p>
          </table:table-cell>
          <table:table-cell office:value-type="string" calcext:value-type="string">
            <text:p>49992d2d50e22087d33686ca1239d088c2f6d42ccf321f4550aefe71ec8e616e42318a8b964ce789dcc1e0c43336714222fcbc65d92f5e5775ba9f91445d8537</text:p>
          </table:table-cell>
          <table:table-cell office:value-type="string" calcext:value-type="string">
            <text:p>047eb6795f2593b487d8d3d897026fa682bbb64b6cd2f5d48d752d726b5a4b695abb8f64fbbf2d5536a8b05f28b22a07dafc58eb9b84bf1cbc0795afe0ddfb87</text:p>
          </table:table-cell>
          <table:table-cell office:value-type="string" calcext:value-type="string">
            <text:p>03ff6b2abce64459443ca7b97e793da00c96087b6b334a216be195de0af6a9a34f4eb7c616d6e2f15d5aa954cd3935e50702ea20ca19c79ac532e96816080ea0</text:p>
          </table:table-cell>
          <table:table-cell office:value-type="string" calcext:value-type="string">
            <text:p>bb6472f1dbf49ab73f92de2791ca379f4489d6167bfcd33b28f67aba461ff7e39f7cb068514cb8206bbd6881b1cae9fa7b5018c3d817146bf0417fdf7222dc16</text:p>
          </table:table-cell>
          <table:table-cell office:value-type="string" calcext:value-type="string">
            <text:p>db51ca19369f41fdcee2325f6ea8dafeb966590a94b5459b7a2292b7e129f0537252facb5153cc08068ef95f970ed8a802a1200044b4bf5280b57dae7ad80dd7</text:p>
          </table:table-cell>
          <table:table-cell office:value-type="string" calcext:value-type="string">
            <text:p>0ac81fec72a50bac59f7ce37958c2650d37d74cfea32a4cacd182f51ac827d0ddf0faa3994efc48a41672f6cb7369c640a2aca660e7839247cbecda74509fe77</text:p>
          </table:table-cell>
          <table:table-cell office:value-type="string" calcext:value-type="string">
            <text:p>5a3374f963de4f7796efbe09fa4a277c6be881230f6a705d5c7fdcb1100383207bdc1907d566c5827b99f8c5bb1713478f885ba82f676adfcfc5d6987db0c2d7</text:p>
          </table:table-cell>
          <table:table-cell office:value-type="string" calcext:value-type="string">
            <text:p>409ce754e4546aef8f66f381b2ec56a247acd9828189d1639aa10a69928bedb2bfcbedabfef2b448c0b7af0567c9fec7580faf6491fdee93c3ca3ddde2f385d4</text:p>
          </table:table-cell>
          <table:table-cell office:value-type="string" calcext:value-type="string">
            <text:p>646595285cde01d46f723cb1cd5046286c213b1d07f1542b4faea02ae0f834297743329e8ce5ac27922f95a26dce6fc640b13f2c88186a9d4c829795dffd146c</text:p>
          </table:table-cell>
          <table:table-cell office:value-type="string" calcext:value-type="string">
            <text:p>c5090ea8fa26b17878784ee54c0bd5ac7b0bb5ae</text:p>
          </table:table-cell>
          <table:table-cell office:value-type="string" calcext:value-type="string">
            <text:p>c8c31cd448a1f8b589ddf4513a5246fd0a76314f</text:p>
          </table:table-cell>
          <table:table-cell office:value-type="string" calcext:value-type="string">
            <text:p>d4324ebc118d1557b53f3811329bd05c2ee459af</text:p>
          </table:table-cell>
          <table:table-cell office:value-type="string" calcext:value-type="string">
            <text:p>84d470ecd1ca51ac51d1d4a700f04d88efb6fa94</text:p>
          </table:table-cell>
          <table:table-cell office:value-type="string" calcext:value-type="string">
            <text:p>d15e2ff424078dc9736c9abf7c54986b2517259c</text:p>
          </table:table-cell>
          <table:table-cell office:value-type="string" calcext:value-type="string">
            <text:p>6beccf61b898782239a2b585e4f6dc7ffb933326</text:p>
          </table:table-cell>
          <table:table-cell office:value-type="string" calcext:value-type="string">
            <text:p>04009dbd5d9c9ffb5a59d0f7f37e3c230ef99e16</text:p>
          </table:table-cell>
          <table:table-cell office:value-type="string" calcext:value-type="string">
            <text:p>5e9f608e2e51e3fb980d3c28acadb5e625e931ca</text:p>
          </table:table-cell>
          <table:table-cell office:value-type="string" calcext:value-type="string">
            <text:p>34cbce49d5d55d7bf8abbabb7bd0d87ff3e9c5c1</text:p>
          </table:table-cell>
          <table:table-cell office:value-type="string" calcext:value-type="string">
            <text:p>6b5bfdbca37eb1f51c7775c37bdb4f8fdaf341c4b15840cdff352aace353759f</text:p>
          </table:table-cell>
          <table:table-cell office:value-type="string" calcext:value-type="string">
            <text:p>406d661defed88ea13dae3183c4830299513edc311b08d0b4e53e4492d93ea19</text:p>
          </table:table-cell>
          <table:table-cell office:value-type="string" calcext:value-type="string">
            <text:p>0028a6326fb0c0470139529cec8d3d0607011664c6b27d907aa957ea4a38c707</text:p>
          </table:table-cell>
          <table:table-cell office:value-type="string" calcext:value-type="string">
            <text:p>e22ddd193d4f275df6e069a3d7396434e0045bd16f4ed97e5f57051d3965d027</text:p>
          </table:table-cell>
          <table:table-cell office:value-type="string" calcext:value-type="string">
            <text:p>73035d018b7c241518fbe99b961d3764</text:p>
          </table:table-cell>
          <table:table-cell office:value-type="string" calcext:value-type="string">
            <text:p>d871dee6fda4c970fa738217d12a1373</text:p>
          </table:table-cell>
          <table:table-cell office:value-type="string" calcext:value-type="string">
            <text:p>c5dfe567b28deb1485b15f9831a34ef6</text:p>
          </table:table-cell>
          <table:table-cell office:value-type="string" calcext:value-type="string">
            <text:p>fb8f42831a31b5b8150e63df0bda7566</text:p>
          </table:table-cell>
          <table:table-cell table:number-columns-repeated="16329"/>
        </table:table-row>
        <table:table-row table:style-name="ro1">
          <table:table-cell table:number-columns-repeated="2" office:value-type="float" office:value="8729858970" calcext:value-type="float">
            <text:p>8729858970</text:p>
          </table:table-cell>
          <table:table-cell office:value-type="string" calcext:value-type="string">
            <text:p>b6d767d2f8ed5d21a44b0e5886680cb9</text:p>
          </table:table-cell>
          <table:table-cell office:value-type="string" calcext:value-type="string">
            <text:p>a29662a4f922a60411ca84c145bf83b76ec59210be23d995e30934d2</text:p>
          </table:table-cell>
          <table:table-cell office:value-type="string" calcext:value-type="string">
            <text:p>785f3ec7eb32f30b90cd0fcf3657d388b5ff4297f2f9716ff66e9b69c05ddd09</text:p>
          </table:table-cell>
          <table:table-cell office:value-type="string" calcext:value-type="string">
            <text:p>12c6fc06c99a462375eeb3f43dfd832b08ca9e17</text:p>
          </table:table-cell>
          <table:table-cell office:value-type="string" calcext:value-type="string">
            <text:p>6ad275d26c200e81534d9996183c8748ddfabc7b0a011a90f46301626d709923474703cacab0ff8b67cd846b6cb55b23a39b03fbdfb5218eec3373cf7010a166</text:p>
          </table:table-cell>
          <table:table-cell office:value-type="string" calcext:value-type="string">
            <text:p>Mjdcdcdcd</text:p>
          </table:table-cell>
          <table:table-cell office:value-type="string" calcext:value-type="string">
            <text:p>GIZA==</text:p>
          </table:table-cell>
          <table:table-cell office:value-type="string" calcext:value-type="string">
            <text:p>9a9f382b7e96e8e74cf5c299f6634e5d</text:p>
          </table:table-cell>
          <table:table-cell office:value-type="string" calcext:value-type="string">
            <text:p>32aADSDSD</text:p>
          </table:table-cell>
          <table:table-cell office:value-type="string" calcext:value-type="string">
            <text:p>1ba40d8a5dcd0f2f0071687f3253f59780a582305a0cee1a49a56a4736dce4fc8af88372c79393a3a569aeda0c15959d</text:p>
          </table:table-cell>
          <table:table-cell office:value-type="string" calcext:value-type="string">
            <text:p>3d58c7a93c329048b2d0c81191c21fe7</text:p>
          </table:table-cell>
          <table:table-cell office:value-type="string" calcext:value-type="string">
            <text:p>267620c9e1629da4bd16e0fade6542d5</text:p>
          </table:table-cell>
          <table:table-cell office:value-type="string" calcext:value-type="string">
            <text:p>dd2c739b9b3fe8f849b5cec87727f41d</text:p>
          </table:table-cell>
          <table:table-cell office:value-type="string" calcext:value-type="string">
            <text:p>cea5320d50c73ae91a2dd95849747d1e</text:p>
          </table:table-cell>
          <table:table-cell office:value-type="string" calcext:value-type="string">
            <text:p>cd992601036794497a5de907bab81020</text:p>
          </table:table-cell>
          <table:table-cell office:value-type="string" calcext:value-type="string">
            <text:p>e04303ec4355af883f5db4c0d450e701</text:p>
          </table:table-cell>
          <table:table-cell office:value-type="string" calcext:value-type="string">
            <text:p>7211a459d7c88d4cd9fea774c56d4bd6</text:p>
          </table:table-cell>
          <table:table-cell office:value-type="string" calcext:value-type="string">
            <text:p>fe493e5c98b65b8b76eef8deca089708</text:p>
          </table:table-cell>
          <table:table-cell office:value-type="string" calcext:value-type="string">
            <text:p>131fccd47fc7e437f2753aae7c20e877df610b0a806f70ad8f27f044e46cf730</text:p>
          </table:table-cell>
          <table:table-cell office:value-type="string" calcext:value-type="string">
            <text:p>d6e27608aada41685cd2d2fda58e9c769d73e9297f9a60e558fcaf50c638fca8</text:p>
          </table:table-cell>
          <table:table-cell office:value-type="string" calcext:value-type="string">
            <text:p>49e239139d663a6e302e3f795ec2c7c3ca259b93d41664ac0ecfc93daa6b9307</text:p>
          </table:table-cell>
          <table:table-cell office:value-type="string" calcext:value-type="string">
            <text:p>f018270b68c790cc803815fb580e623a746f92a783e5fdaf9a5ac26c9c479a2f</text:p>
          </table:table-cell>
          <table:table-cell office:value-type="string" calcext:value-type="string">
            <text:p>7decc1c0b0072edca40d37ac6725a6a96ff1f90285746189e448413a428dda82</text:p>
          </table:table-cell>
          <table:table-cell office:value-type="string" calcext:value-type="string">
            <text:p>58725ea21b419ae0951736a720e69eaf4310e61f9551dae7e146beb372815330</text:p>
          </table:table-cell>
          <table:table-cell office:value-type="string" calcext:value-type="string">
            <text:p>793131db3ef77adf4f573574ebd498f3a4fbf0ab198593ede5ef11a6094e6a60</text:p>
          </table:table-cell>
          <table:table-cell office:value-type="string" calcext:value-type="string">
            <text:p>b99fee11e10932a56f75c1b2510de19ea7b8e699c65670fd726a21dcaa2026e1</text:p>
          </table:table-cell>
          <table:table-cell office:value-type="string" calcext:value-type="string">
            <text:p>e29c9c180c6279b0b02abd6a1801c7c04082cf486ec027aa13515e4f3884bb6b</text:p>
          </table:table-cell>
          <table:table-cell office:value-type="string" calcext:value-type="string">
            <text:p>88a43b074966ccfefff907f30d4f19acfd51ee6c4aa637a3499ffe32d4094ed7259ce09aad5218f50db8e2bc1ba7b1fb2f8f028f7defcd4b1272673a5435a8e2</text:p>
          </table:table-cell>
          <table:table-cell office:value-type="string" calcext:value-type="string">
            <text:p>c79a922d0ed45a5235ba7d6dd8ab5507f1f2010c4886755ad1522aa0edd478fca779a8ec7d77544408144516c0cd473a5350b94cf13ed737f56d1124fe73b0d3</text:p>
          </table:table-cell>
          <table:table-cell office:value-type="string" calcext:value-type="string">
            <text:p>93737999216da9e80a967779a2ad5df2c7f1feed7be04ab7df8b14167b649b8dea382072f72e9583225c11c43977c26c16e8c9121974ac969f4e8776292862b1</text:p>
          </table:table-cell>
          <table:table-cell office:value-type="string" calcext:value-type="string">
            <text:p>5f7a62b440cbd98f4f0c3e91298c8d147d3e77e8458215cde82488364e92c9a141e7a67d9a55706439090971ab8a0821ea63b3875ead0b83edbfb10bc37242af</text:p>
          </table:table-cell>
          <table:table-cell office:value-type="string" calcext:value-type="string">
            <text:p>386a75fb0400e1938f306781c01e8d57369b25a71a4585fe9c9d862c99d3771483174ba3fe6ece727ad4a78cf4111efab60f62392d0b6b36da59ef5b3f9dbec3</text:p>
          </table:table-cell>
          <table:table-cell office:value-type="string" calcext:value-type="string">
            <text:p>764ece36204cf5f04e150de69030ee342a69750e441b36cb7c1a386ac13907489fa18b0b39489aac1a696f277d24c80c6b5679015e815a39d39fff3ff1db9bfc</text:p>
          </table:table-cell>
          <table:table-cell office:value-type="string" calcext:value-type="string">
            <text:p>66027231e6d1456ede08bab2d52faf0ea24027573ca81879d833a66d0105b56a71917ed90aa6076eb767bd8ef986bbcf581780aa8e757c032b1520076daefb35</text:p>
          </table:table-cell>
          <table:table-cell office:value-type="string" calcext:value-type="string">
            <text:p>bcdf1c8631f23cfe10a23eb57db4ffd09af59e7210aa39fca5bc8e021c6bd81b49821ef0ec99068498774b6d7d758fa64fdda69c55630a93fc8e44fa57eafe6b</text:p>
          </table:table-cell>
          <table:table-cell office:value-type="string" calcext:value-type="string">
            <text:p>e63006bd9f35f06cd20582fc8b34ae76a15080297be886decd6dfd42f59e5174a537e8cd92ef577297f967beb6b758c1835f4c270c251e10c12331fcd8635c53</text:p>
          </table:table-cell>
          <table:table-cell office:value-type="string" calcext:value-type="string">
            <text:p>ca447a8a68478c210d71f3a8925fa134a4e1d32e</text:p>
          </table:table-cell>
          <table:table-cell office:value-type="string" calcext:value-type="string">
            <text:p>89f29fe6bc810a88d2e9674be896999078ec8307</text:p>
          </table:table-cell>
          <table:table-cell office:value-type="string" calcext:value-type="string">
            <text:p>0ede4d8921b3b92591357c3a54e42c8adf8459f9</text:p>
          </table:table-cell>
          <table:table-cell office:value-type="string" calcext:value-type="string">
            <text:p>59c4acfb9d5184dec9ea683478fd57cc82df6c78</text:p>
          </table:table-cell>
          <table:table-cell office:value-type="string" calcext:value-type="string">
            <text:p>1eb5a987151d0a1311be678fc7d365e668b62fc9</text:p>
          </table:table-cell>
          <table:table-cell office:value-type="string" calcext:value-type="string">
            <text:p>cb28b481f901b9045bfdf36cf99fbb4d96641457</text:p>
          </table:table-cell>
          <table:table-cell office:value-type="string" calcext:value-type="string">
            <text:p>23e0b0b3d2da3959b2d35d3d12b4db24374eab37</text:p>
          </table:table-cell>
          <table:table-cell office:value-type="string" calcext:value-type="string">
            <text:p>eab041c1a65e1a7dab05132a9ebc21a0b57f061b</text:p>
          </table:table-cell>
          <table:table-cell office:value-type="string" calcext:value-type="string">
            <text:p>cb4e5208b4cd87268b208e49452ed6e89a68e0b8</text:p>
          </table:table-cell>
          <table:table-cell office:value-type="string" calcext:value-type="string">
            <text:p>74ff8e8e576ca8dda337b18c8494c5f2c5464d57db5121177b60e48db22126b6</text:p>
          </table:table-cell>
          <table:table-cell office:value-type="string" calcext:value-type="string">
            <text:p>777aa6eeabfda053a672b9a1e22eaf34039263cd3c1a127187fa690d70a1db10</text:p>
          </table:table-cell>
          <table:table-cell office:value-type="string" calcext:value-type="string">
            <text:p>615ecfea511417b3ff4a24b38bc86c45852c42875c782100ca0b5927ba4dbda1</text:p>
          </table:table-cell>
          <table:table-cell office:value-type="string" calcext:value-type="string">
            <text:p>de6ee81b7bde3f5887d2f2187828f186ea1656afe85d2b7df129529b44d56084</text:p>
          </table:table-cell>
          <table:table-cell office:value-type="string" calcext:value-type="string">
            <text:p>b6c2332f9e44d67ff9a4f2074f37d4db</text:p>
          </table:table-cell>
          <table:table-cell office:value-type="string" calcext:value-type="string">
            <text:p>e01c4ed8bb4b7c8f6f48e2e70908de96</text:p>
          </table:table-cell>
          <table:table-cell office:value-type="string" calcext:value-type="string">
            <text:p>560c13b702588d49fa6bc5003e04fb52</text:p>
          </table:table-cell>
          <table:table-cell office:value-type="string" calcext:value-type="string">
            <text:p>c96b32b8affa5bd5e52401c9704c21fa</text:p>
          </table:table-cell>
          <table:table-cell table:number-columns-repeated="16329"/>
        </table:table-row>
        <table:table-row table:style-name="ro1">
          <table:table-cell table:number-columns-repeated="2" office:value-type="string" calcext:value-type="string">
            <text:p>Evanston</text:p>
          </table:table-cell>
          <table:table-cell office:value-type="string" calcext:value-type="string">
            <text:p>5621c53bd6d14a0d06bd34ea173f2fbe</text:p>
          </table:table-cell>
          <table:table-cell office:value-type="string" calcext:value-type="string">
            <text:p>810e71e6d107dbfc8fddf5e8ab3439045fb862ca8c77c80a8d7862c9</text:p>
          </table:table-cell>
          <table:table-cell office:value-type="string" calcext:value-type="string">
            <text:p>cbd82869a3ba79f282d6c17cf974e1e0d33a71bcc68b03609865f3c4f53596bc</text:p>
          </table:table-cell>
          <table:table-cell office:value-type="string" calcext:value-type="string">
            <text:p>130fa3d923e5185a8be2ee3d385608d34b1ecc80</text:p>
          </table:table-cell>
          <table:table-cell office:value-type="string" calcext:value-type="string">
            <text:p>a535f37818f92a7a0830d2064ceaf0aba7a31553f4e2ca6ae12d41ddcf37600cf8212527e08dc0caa5b6b4844c4d41858077440693bf4fd58adc72a2374574c8</text:p>
          </table:table-cell>
          <table:table-cell office:value-type="string" calcext:value-type="string">
            <text:p>RXZhbnN0b2</text:p>
          </table:table-cell>
          <table:table-cell office:value-type="string" calcext:value-type="string">
            <text:p>IV3GC3TTORXW4=</text:p>
          </table:table-cell>
          <table:table-cell office:value-type="string" calcext:value-type="string">
            <text:p>4a390438c56ac90993ecc45ffe69c038</text:p>
          </table:table-cell>
          <table:table-cell office:value-type="string" calcext:value-type="string">
            <text:p>4576616E73746F</text:p>
          </table:table-cell>
          <table:table-cell office:value-type="string" calcext:value-type="string">
            <text:p>60d1bb394ce48847e0953a2fdbfb0e74da620371dd8b7b51a619d56ee67821fdadeea376e07ab54dfdccc455b3fc23ce</text:p>
          </table:table-cell>
          <table:table-cell office:value-type="string" calcext:value-type="string">
            <text:p>54b71fa341e22106a698db0b42c570f5</text:p>
          </table:table-cell>
          <table:table-cell office:value-type="string" calcext:value-type="string">
            <text:p>145940a2a4beaefa769c774d38187003</text:p>
          </table:table-cell>
          <table:table-cell office:value-type="string" calcext:value-type="string">
            <text:p>96af6fe7f812fbd27e008e9b8d9d8c99</text:p>
          </table:table-cell>
          <table:table-cell office:value-type="string" calcext:value-type="string">
            <text:p>9f6308e6d26149242b942c52ec58d227</text:p>
          </table:table-cell>
          <table:table-cell office:value-type="string" calcext:value-type="string">
            <text:p>2caadc927b60953c02b92b707ccf8ad0</text:p>
          </table:table-cell>
          <table:table-cell office:value-type="string" calcext:value-type="string">
            <text:p>6e44e29c0a8d3eb8660185652a9556a1</text:p>
          </table:table-cell>
          <table:table-cell office:value-type="string" calcext:value-type="string">
            <text:p>fc74761c0cff8dd059ea88f9f27a93d0</text:p>
          </table:table-cell>
          <table:table-cell office:value-type="string" calcext:value-type="string">
            <text:p>0dcbd525a5e434b201f946ee062f2d3b</text:p>
          </table:table-cell>
          <table:table-cell office:value-type="string" calcext:value-type="string">
            <text:p>85920a13cd63a68730ed4a2628e62b5729d535b96391d467a28527c8ec62c608</text:p>
          </table:table-cell>
          <table:table-cell office:value-type="string" calcext:value-type="string">
            <text:p>ec27f4f43235a687117f1d80deaa0e319411a328e7c6499165edeb30ed81e336</text:p>
          </table:table-cell>
          <table:table-cell office:value-type="string" calcext:value-type="string">
            <text:p>60509a1a02172c89a6f3013bf531185f47eba0537233cee298cb50315a0b670d</text:p>
          </table:table-cell>
          <table:table-cell office:value-type="string" calcext:value-type="string">
            <text:p>840f1dfc931159b88e370b2e0c76b43b9eed37be5e5ecd1001da816a67eaa8df</text:p>
          </table:table-cell>
          <table:table-cell office:value-type="string" calcext:value-type="string">
            <text:p>caa264079dfd0e8b816fe87fb7cb51881e238849d0c9cc10a58b4d4c7e0c1158</text:p>
          </table:table-cell>
          <table:table-cell office:value-type="string" calcext:value-type="string">
            <text:p>b4ac68a5b16e2a8fe8ac6437c9b8239f75bbfdc9038bc1a3259e8cf38ca54e46</text:p>
          </table:table-cell>
          <table:table-cell office:value-type="string" calcext:value-type="string">
            <text:p>ce9692ef7aada297e096f6badd43e4fb0c342f94664561b750e8a76dc3d87bfb</text:p>
          </table:table-cell>
          <table:table-cell office:value-type="string" calcext:value-type="string">
            <text:p>90fb168dbcefd3d79a5008eaa3af0cf9d98bccda053da803e3ddfe62a7b6fc3b</text:p>
          </table:table-cell>
          <table:table-cell office:value-type="string" calcext:value-type="string">
            <text:p>ba6b03f75aaa189a323a6d09fa9cb5f6c2e1700e94169e0025f96783c93b37f6</text:p>
          </table:table-cell>
          <table:table-cell office:value-type="string" calcext:value-type="string">
            <text:p>9993f97ec5fb1c8c0a2ac07a2497e4411beba9637529741f9b02a30a4b1b60597018f18b61028b5c6bf251f8916353f86ee7382220eac21f1142e84a44355a65</text:p>
          </table:table-cell>
          <table:table-cell office:value-type="string" calcext:value-type="string">
            <text:p>b7a3893a97a9e19c571c0535f67ed3da722e975054b3b977bf86462bca30546e2f8653005f85472c2d694addc1fb3ab5e874c5c497f36cb7bf419c6abf837ec5</text:p>
          </table:table-cell>
          <table:table-cell office:value-type="string" calcext:value-type="string">
            <text:p>0c3993cd08bf7ec7597b2a13de0b837612bc9f6eadb68b8932abb58e9e822d75f5ac23c1da1a85e604eac42cd4629a02b6cfd810fdd14f4fb499e8f1a4f8ee81</text:p>
          </table:table-cell>
          <table:table-cell office:value-type="string" calcext:value-type="string">
            <text:p>1ca3e8d20335b02248c49003fc833863c0cdb51a4792aa2346ff5329c8ed431efcf2e165be4a76a2a22ad39381381f7ba7df5e302ce03cac1fc6d2c7205f9e71</text:p>
          </table:table-cell>
          <table:table-cell office:value-type="string" calcext:value-type="string">
            <text:p>6e10bdee6bd1c78c8361a6a5661d109b7a4670b239aae3601e4fde9ea7385d76d37a314deace140d154e1e3256178d6f421f144fcf39afdd6f674671d129e998</text:p>
          </table:table-cell>
          <table:table-cell office:value-type="string" calcext:value-type="string">
            <text:p>afd1cbe79f3f179d1e3b7496031e5398a1a92781f0e4af08443ecf1d9161a60df0a109bb2e55be63e37d8e03e8edcfc0fc15d8cefcdd1e3118dfb337c07fe11c</text:p>
          </table:table-cell>
          <table:table-cell office:value-type="string" calcext:value-type="string">
            <text:p>a50b94f04a0d37060b92b6b1d02e556c1437489d1e0da7845cf7b3c85b93cd9296eb6a8c3a006628bd412adef62f29a884ce42997f69250efb2d6d94042a6eb0</text:p>
          </table:table-cell>
          <table:table-cell office:value-type="string" calcext:value-type="string">
            <text:p>e2007b3b9c6a6ca1994ae521c28b8a0a03824d4d7e780a1fadaa1ebfed73cb632bdc8c87791688341ff6921576a3712b92f8dad4734f61dcae96b5751b71c6a2</text:p>
          </table:table-cell>
          <table:table-cell office:value-type="string" calcext:value-type="string">
            <text:p>a0871ea9b30bd492fb150a05e12aa33cd760ea0abe503ea00129f529c55fd09025dd53f34c83de279417351d132808c81999fd27f0889a546daf6b5b4cb99941</text:p>
          </table:table-cell>
          <table:table-cell office:value-type="string" calcext:value-type="string">
            <text:p>1112f401732dbb9432746367a084adad53aebbd5</text:p>
          </table:table-cell>
          <table:table-cell office:value-type="string" calcext:value-type="string">
            <text:p>d4ff8e501794462c38635486d51b83c190a613aa</text:p>
          </table:table-cell>
          <table:table-cell office:value-type="string" calcext:value-type="string">
            <text:p>bb8904473fd7a789cc98344ee4a4286c3d1a47bd</text:p>
          </table:table-cell>
          <table:table-cell office:value-type="string" calcext:value-type="string">
            <text:p>4a78838c4ea3d238c10b2a0e4b30dc9c02fe8b70</text:p>
          </table:table-cell>
          <table:table-cell office:value-type="string" calcext:value-type="string">
            <text:p>c73dab49a5546dfffca48abb276b1c2f13cc265a</text:p>
          </table:table-cell>
          <table:table-cell office:value-type="string" calcext:value-type="string">
            <text:p>a5cee6684c31a13327b77fbe17c6a8afae5c1e87</text:p>
          </table:table-cell>
          <table:table-cell office:value-type="string" calcext:value-type="string">
            <text:p>0388e66854bd14e06d35e33d155827c3e25276ef</text:p>
          </table:table-cell>
          <table:table-cell office:value-type="string" calcext:value-type="string">
            <text:p>c2bbe0bf7a0e1101336d5e3de525f87d864ce77e</text:p>
          </table:table-cell>
          <table:table-cell office:value-type="string" calcext:value-type="string">
            <text:p>639872a21626cd451ba0cae962ae6864bf77255e</text:p>
          </table:table-cell>
          <table:table-cell office:value-type="string" calcext:value-type="string">
            <text:p>da51659eed16d7ed4dbfec1d28da0ab3d0143cb3f17a89e261055405dfe317d1</text:p>
          </table:table-cell>
          <table:table-cell office:value-type="string" calcext:value-type="string">
            <text:p>9611ba43abddd3caae58e48231d9afbbfd70217d46ff1391b7ed5957b8ecee98</text:p>
          </table:table-cell>
          <table:table-cell office:value-type="string" calcext:value-type="string">
            <text:p>3567850fb55a750b20539d95f682c73ad48e45caabbd98f4fb92c9b8418cd8f4</text:p>
          </table:table-cell>
          <table:table-cell office:value-type="string" calcext:value-type="string">
            <text:p>bced7d8bd9e6f9df89ececbd3788f40b5be183a91bdbf3a2f3dfff582d50a6d8</text:p>
          </table:table-cell>
          <table:table-cell office:value-type="string" calcext:value-type="string">
            <text:p>a6e559afa41584f128502dac8febc2c1</text:p>
          </table:table-cell>
          <table:table-cell office:value-type="string" calcext:value-type="string">
            <text:p>88cbd44368b7920bd0e1e45a453ded7b</text:p>
          </table:table-cell>
          <table:table-cell office:value-type="string" calcext:value-type="string">
            <text:p>cb865efdae515ce3a782c988a29e26bd</text:p>
          </table:table-cell>
          <table:table-cell office:value-type="string" calcext:value-type="string">
            <text:p>5b26109be4f0e2e2f497b0472335e949</text:p>
          </table:table-cell>
          <table:table-cell table:number-columns-repeated="16329"/>
        </table:table-row>
        <table:table-row table:style-name="ro1">
          <table:table-cell table:number-columns-repeated="2" office:value-type="string" calcext:value-type="string">
            <text:p>Illinois</text:p>
          </table:table-cell>
          <table:table-cell office:value-type="string" calcext:value-type="string">
            <text:p>66c2b329479ee151b4c6b257c0b7a9b7</text:p>
          </table:table-cell>
          <table:table-cell office:value-type="string" calcext:value-type="string">
            <text:p>1edca4107280e927e86c7fe6628a961a34f93b3ca4e7d3af6dca1fea</text:p>
          </table:table-cell>
          <table:table-cell office:value-type="string" calcext:value-type="string">
            <text:p>39cf050af563dfc386389621ebbde19c75fac0e3d5d63d498496ace3a5476cbe</text:p>
          </table:table-cell>
          <table:table-cell office:value-type="string" calcext:value-type="string">
            <text:p>31b9d2eef058fc852ec75440518312fc6b32dcd0</text:p>
          </table:table-cell>
          <table:table-cell office:value-type="string" calcext:value-type="string">
            <text:p>8508300a3df0e0972578577c7be9f5665ce297dd3b7a469eb2fa4b4d4b6a3092bebd51d3b5dbea3df696ecd56107144df6e1abe4e410dc89440322f418286e41</text:p>
          </table:table-cell>
          <table:table-cell office:value-type="string" calcext:value-type="string">
            <text:p>SWxsaW5vaX</text:p>
          </table:table-cell>
          <table:table-cell office:value-type="string" calcext:value-type="string">
            <text:p>JFWGY2LON5UXG=</text:p>
          </table:table-cell>
          <table:table-cell office:value-type="string" calcext:value-type="string">
            <text:p>a5b8a828af0ad6088863f9e4c8d6ac48</text:p>
          </table:table-cell>
          <table:table-cell office:value-type="string" calcext:value-type="string">
            <text:p>496C6C696E6F69</text:p>
          </table:table-cell>
          <table:table-cell office:value-type="string" calcext:value-type="string">
            <text:p>edb60061e360b3368b63603cf32fca4a3e5216c844faf9f075e7fdec74a7c5694283f38b4f4a97165ae4468714bf65b5</text:p>
          </table:table-cell>
          <table:table-cell office:value-type="string" calcext:value-type="string">
            <text:p>a9df469603aef1f91cd8f310e796810c</text:p>
          </table:table-cell>
          <table:table-cell office:value-type="string" calcext:value-type="string">
            <text:p>dfc6a44c832a24c6b0d41a9a1fed5d87</text:p>
          </table:table-cell>
          <table:table-cell office:value-type="string" calcext:value-type="string">
            <text:p>b421714b2de2d03de99cad899b8e6537</text:p>
          </table:table-cell>
          <table:table-cell office:value-type="string" calcext:value-type="string">
            <text:p>c259e9785f2a21df1a9c930f1108f0b7</text:p>
          </table:table-cell>
          <table:table-cell office:value-type="string" calcext:value-type="string">
            <text:p>29de416573320989ab8dd4d9c3c2f44b</text:p>
          </table:table-cell>
          <table:table-cell office:value-type="string" calcext:value-type="string">
            <text:p>3829e2626ebc0749e6b931ad688858e9</text:p>
          </table:table-cell>
          <table:table-cell office:value-type="string" calcext:value-type="string">
            <text:p>1491ddbf1d1bc171b873ff29d1f3ad51</text:p>
          </table:table-cell>
          <table:table-cell office:value-type="string" calcext:value-type="string">
            <text:p>9237bb8b06c32228a3e196876d582ba5</text:p>
          </table:table-cell>
          <table:table-cell office:value-type="string" calcext:value-type="string">
            <text:p>eed0f7516488fdd2cbeed795e4371b714e3c087ed3b859086e1ae9dca3f98505</text:p>
          </table:table-cell>
          <table:table-cell office:value-type="string" calcext:value-type="string">
            <text:p>699416242dde4c6911dde6b8bd60bfd28fafa8433173ca4bfeb9b99de8c72697</text:p>
          </table:table-cell>
          <table:table-cell office:value-type="string" calcext:value-type="string">
            <text:p>0849d32f0f8e0b2105e093f367b6939d3c32d04e326ac90c2bcb04991576e00e</text:p>
          </table:table-cell>
          <table:table-cell office:value-type="string" calcext:value-type="string">
            <text:p>ede15b71e328b560d1b928bbf6fe72f060a460e39dd576e2707c26d078a156c4</text:p>
          </table:table-cell>
          <table:table-cell office:value-type="string" calcext:value-type="string">
            <text:p>2431ce5ab262f64f08107584b495c5f666215fa586dc39e38fea83449341fe1e</text:p>
          </table:table-cell>
          <table:table-cell office:value-type="string" calcext:value-type="string">
            <text:p>84d0303b99f2e4f02a810b3f2573b838b9db2eaa56cdf850a8152b8c42a60c7f</text:p>
          </table:table-cell>
          <table:table-cell office:value-type="string" calcext:value-type="string">
            <text:p>a6bc76a3f0c686e32514991f060c10aba36a174eaa6fd3716cbd7a4065151e95</text:p>
          </table:table-cell>
          <table:table-cell office:value-type="string" calcext:value-type="string">
            <text:p>ab9fcd003c9444e995bcbb109e3f1846e08cbeff24389235d5ccaf1f0b73345c</text:p>
          </table:table-cell>
          <table:table-cell office:value-type="string" calcext:value-type="string">
            <text:p>6e39748fbb7d8fd2ada02de20b86038146bdd95923f8c2831e8cc410912e9ad2</text:p>
          </table:table-cell>
          <table:table-cell office:value-type="string" calcext:value-type="string">
            <text:p>2ecb8deedee16f27190944bb7cc06a4eda578cc399627042e4c8a72d0241e5ca3c1857d780b16fcfd47654ff7ae79109fafefe5418b58d0f6533adecd60ff5ba</text:p>
          </table:table-cell>
          <table:table-cell office:value-type="string" calcext:value-type="string">
            <text:p>37b1f9133586f194d2405b520584ff551893fcd572460c79f376b233ec8428ce9059949589091d892d6e09e60f54a4a2bcd6a84334fd7b749191931194a6b24d</text:p>
          </table:table-cell>
          <table:table-cell office:value-type="string" calcext:value-type="string">
            <text:p>41d67fe56c37d0fb9224876a7c09426884d98e664f252bbe05acf09afa4d3197160119c855d8e49e64dae438e3725addc76741037f7bf499a2838a873faadeb8</text:p>
          </table:table-cell>
          <table:table-cell office:value-type="string" calcext:value-type="string">
            <text:p>41d7f99810d7bc32905927ce53dd828ea96fc988b4620d2eb46b7a059664ac5c6e2093ce03a41345aa203141482b243842c82271bbab42fd25cf1302d3369593</text:p>
          </table:table-cell>
          <table:table-cell office:value-type="string" calcext:value-type="string">
            <text:p>09afb3025c2c4789a922e44fdec367803b93f88fb743b2250aad447eee6e1977295f08be3d1b44975e3c0e244b65952203f888626f7915663f0f971ab0dc28fc</text:p>
          </table:table-cell>
          <table:table-cell office:value-type="string" calcext:value-type="string">
            <text:p>4abefd29a46cf762a7fa13947a3031043d56886db7f6b3285f98cf01e1837589c13225c8c3f81ce14d2cbf3323738365cd396c8fdbc8210b4fcfcc437d9464c8</text:p>
          </table:table-cell>
          <table:table-cell office:value-type="string" calcext:value-type="string">
            <text:p>23a2bf1e9ac31e9545c5d05e431b50d2300783dd5db73051af3018cc1c904bb02abd651297d8e9f1b089f04a395be96d807e4019cab8d5f0fb42ef79c4f9f280</text:p>
          </table:table-cell>
          <table:table-cell office:value-type="string" calcext:value-type="string">
            <text:p>c49b7aea44662763155b62c2a113809b3711e1278fae2d09b10ff72fd7da047053cad8f026f35cd197701d1ae7db7a4a5c3797036a8207ab5be474accf402d47</text:p>
          </table:table-cell>
          <table:table-cell office:value-type="string" calcext:value-type="string">
            <text:p>eeaf7fed2212e8eb74cd3d60aaf5a4c067428fdfe59613817a87a31fe43c45fe330811aa6c5bf9cb21e5bf4bd8d11ec96999f01f52b3bc33421618c3ed154fab</text:p>
          </table:table-cell>
          <table:table-cell office:value-type="string" calcext:value-type="string">
            <text:p>d1f9714a214c2a84be78a622a3b5eb099d7b54fb</text:p>
          </table:table-cell>
          <table:table-cell office:value-type="string" calcext:value-type="string">
            <text:p>65740c1252d702fb6c16d423a6f39bd476994335</text:p>
          </table:table-cell>
          <table:table-cell office:value-type="string" calcext:value-type="string">
            <text:p>1f07f12478eb8c631e0bae0a18a5b1316fd6c8e0</text:p>
          </table:table-cell>
          <table:table-cell office:value-type="string" calcext:value-type="string">
            <text:p>53c10fe3bcd10146c04ab2ab5adcbd4e793c2498</text:p>
          </table:table-cell>
          <table:table-cell office:value-type="string" calcext:value-type="string">
            <text:p>29ec59143d670e993a5b8b99d5979b322df5d840</text:p>
          </table:table-cell>
          <table:table-cell office:value-type="string" calcext:value-type="string">
            <text:p>813e40d649bf8918d217ddc148d5b1faef3ef3eb</text:p>
          </table:table-cell>
          <table:table-cell office:value-type="string" calcext:value-type="string">
            <text:p>7ca53108a8f4ac701524a10e2ea0bb7748841e89</text:p>
          </table:table-cell>
          <table:table-cell office:value-type="string" calcext:value-type="string">
            <text:p>fe13b7d301c355b2aa326bca125b291b80bbc4fc</text:p>
          </table:table-cell>
          <table:table-cell office:value-type="string" calcext:value-type="string">
            <text:p>75275b15fe3ea29037edb7f0e1d0b094afd91a5a</text:p>
          </table:table-cell>
          <table:table-cell office:value-type="string" calcext:value-type="string">
            <text:p>5f4d6b700bd115fb6d468ec7010c9f8cbf32779cf0d880cd69d7a9bc78a7a182</text:p>
          </table:table-cell>
          <table:table-cell office:value-type="string" calcext:value-type="string">
            <text:p>720568be2e7da1b435513646516c85470e7c0edbeda4a4e39a1c43d78f367f5a</text:p>
          </table:table-cell>
          <table:table-cell office:value-type="string" calcext:value-type="string">
            <text:p>a582a494409079dadfacf68c8a1e361f8243fd9de1da792f67e7fc90460bd370</text:p>
          </table:table-cell>
          <table:table-cell office:value-type="string" calcext:value-type="string">
            <text:p>b0a5da44ec48266928e8103ecad1c7c6a99412c796edcd05f386f4befa04b692</text:p>
          </table:table-cell>
          <table:table-cell office:value-type="string" calcext:value-type="string">
            <text:p>7cc131fc54670f8dff81e417264123ce</text:p>
          </table:table-cell>
          <table:table-cell office:value-type="string" calcext:value-type="string">
            <text:p>9a4615b30113d0848f63b3a47e98f56f</text:p>
          </table:table-cell>
          <table:table-cell office:value-type="string" calcext:value-type="string">
            <text:p>789979f5c291b229364649137a270c07</text:p>
          </table:table-cell>
          <table:table-cell office:value-type="string" calcext:value-type="string">
            <text:p>5120d4ffd0da9645fdeb9a5db6f91d3a</text:p>
          </table:table-cell>
          <table:table-cell table:number-columns-repeated="16329"/>
        </table:table-row>
        <table:table-row table:style-name="ro1">
          <table:table-cell table:number-columns-repeated="2" office:value-type="string" calcext:value-type="string">
            <text:p>1112 Davis Street</text:p>
          </table:table-cell>
          <table:table-cell office:value-type="string" calcext:value-type="string">
            <text:p>a0835b43fd6add8d14eba7e261bb27e3</text:p>
          </table:table-cell>
          <table:table-cell office:value-type="string" calcext:value-type="string">
            <text:p>c028e42aa6c515218a178de11a42dcdc5f5f193af41f20684a66f38b</text:p>
          </table:table-cell>
          <table:table-cell office:value-type="string" calcext:value-type="string">
            <text:p>74cf28b26229515527367cafd81b6694f655a48f438276a4ed0752754cc35613</text:p>
          </table:table-cell>
          <table:table-cell office:value-type="string" calcext:value-type="string">
            <text:p>18084bb154ba0569e8a6431572352f22cb480f89</text:p>
          </table:table-cell>
          <table:table-cell office:value-type="string" calcext:value-type="string">
            <text:p>1bc1e5be0fc8a92c4b20b1717eb4c8ed2d18335047c3b1fedf446a0203ea4df4060dcd48724dad91e2f4965f176860aaed73263dfeca13eb300d7b561d7e6797</text:p>
          </table:table-cell>
          <table:table-cell office:value-type="string" calcext:value-type="string">
            <text:p>MTExMiBEYXZpcyBTdHJlZX</text:p>
          </table:table-cell>
          <table:table-cell office:value-type="string" calcext:value-type="string">
            <text:p>GEYTCMRAIRQXM2LTEBJXI4TFMV2A==</text:p>
          </table:table-cell>
          <table:table-cell office:value-type="string" calcext:value-type="string">
            <text:p>3cd52081cf11f66738d429b4a3401b38</text:p>
          </table:table-cell>
          <table:table-cell office:value-type="float" office:value="3.13131322044618E+031" calcext:value-type="float">
            <text:p>3.13131322044618E+031</text:p>
          </table:table-cell>
          <table:table-cell office:value-type="string" calcext:value-type="string">
            <text:p>dba6f2155214671b885dc7c317955eefd440279520c41826419e61683730ff18ee8a9d6e6c37a1258f095bd00743838b</text:p>
          </table:table-cell>
          <table:table-cell office:value-type="string" calcext:value-type="string">
            <text:p>1b92fa942b61a9dd687396dcd1740303</text:p>
          </table:table-cell>
          <table:table-cell office:value-type="string" calcext:value-type="string">
            <text:p>bcbf8a91c2fe30c1e75d1223d6c812f0</text:p>
          </table:table-cell>
          <table:table-cell office:value-type="string" calcext:value-type="string">
            <text:p>50742c3f5fafd6242d53f2b97419db0e</text:p>
          </table:table-cell>
          <table:table-cell office:value-type="string" calcext:value-type="string">
            <text:p>ca765c42d199ba2e5b139e4df8a2823d</text:p>
          </table:table-cell>
          <table:table-cell office:value-type="string" calcext:value-type="string">
            <text:p>f0b1acb362225a6fb0e0aa926d80a7f3</text:p>
          </table:table-cell>
          <table:table-cell office:value-type="string" calcext:value-type="string">
            <text:p>98c5d8110767e70f9d9bcf2c722eafdb</text:p>
          </table:table-cell>
          <table:table-cell office:value-type="string" calcext:value-type="string">
            <text:p>7fa59a2a3ca3e0dd4911ae7bc8dd1b80</text:p>
          </table:table-cell>
          <table:table-cell office:value-type="string" calcext:value-type="string">
            <text:p>348d5b768b78b59d52d09fa42ddc82f9</text:p>
          </table:table-cell>
          <table:table-cell office:value-type="string" calcext:value-type="string">
            <text:p>25efbd2881aef2d07b8bbf3f8f7d515500955f5b5eb1c746bf3dc4e584f78b47</text:p>
          </table:table-cell>
          <table:table-cell office:value-type="string" calcext:value-type="string">
            <text:p>2c2855c9dff94022069500fc751cc078d13d55212bba3432dc22f7500ee5dff5</text:p>
          </table:table-cell>
          <table:table-cell office:value-type="string" calcext:value-type="string">
            <text:p>df54829c79c88407a6ff3439d2ecd0c6eb983a5f9d27a4da015a46f418486813</text:p>
          </table:table-cell>
          <table:table-cell office:value-type="string" calcext:value-type="string">
            <text:p>b33dfc906e82b9fcc22ae2601974a806f8e7515e31631522dee42035b26a10ef</text:p>
          </table:table-cell>
          <table:table-cell office:value-type="string" calcext:value-type="string">
            <text:p>c4a47b341a64eb330c3eba7b1c5940515e253fe6213a42b9b1a5dc349a130ac6</text:p>
          </table:table-cell>
          <table:table-cell office:value-type="string" calcext:value-type="string">
            <text:p>71c577870cd2cc51b72666d48003ada093101c626e9361db67682fff1a280c7a</text:p>
          </table:table-cell>
          <table:table-cell office:value-type="string" calcext:value-type="string">
            <text:p>ebe2f59a398117cf2c43299c4817951951fd520a25db61b12d1b51de2457d250</text:p>
          </table:table-cell>
          <table:table-cell office:value-type="string" calcext:value-type="string">
            <text:p>40cbf827e01aad64339a1820ba4881202a8d4b1b3608d09336730dd994550da2</text:p>
          </table:table-cell>
          <table:table-cell office:value-type="string" calcext:value-type="string">
            <text:p>b7903e4f707568a94ecf13494023492a71ea217fab9d0f0c8d0123395f097972</text:p>
          </table:table-cell>
          <table:table-cell office:value-type="string" calcext:value-type="string">
            <text:p>5949a0731a8bf0ac1fe465a3556eb9eda4e13905bd08cd8284a10131c0ae95503df0fa053738cad686fc36c4052f6113268cdd8e4c26c23c133a353218ec046b</text:p>
          </table:table-cell>
          <table:table-cell office:value-type="string" calcext:value-type="string">
            <text:p>acf8aa55b0ee5da6428cebe8731e4fec725c12b04a808d794699618fbf9d0c9a38892dd7fa14fb2a0fe27a7853a84eecc4c2de284baa3ff1d5dbd1f7e3f97e48</text:p>
          </table:table-cell>
          <table:table-cell office:value-type="string" calcext:value-type="string">
            <text:p>5cb4c807449f2c7b2af0152f23fc8877bf4a57f004ac4bee08a2fe17196a8b2baeab1426aab1b49a1237f3335ca8bd5a50d47bcae7f66600fa3c140f1ac9b1ef</text:p>
          </table:table-cell>
          <table:table-cell office:value-type="string" calcext:value-type="string">
            <text:p>86b4e0b0fde512e8eb4bde5eca29e515ee76de45e86c54246b13ad70ab112f186dadd5275f5e580b04f6c71a50bc3ff91162d72812e268fa07ec6a56f8957774</text:p>
          </table:table-cell>
          <table:table-cell office:value-type="string" calcext:value-type="string">
            <text:p>251820e30262437747b4241087df706a96ab9f6332b2e186301cbf974b99e501ecad9a7f6faf6a235b66be4263d89041ca08ab8b27772bca31349c5b38d2f87f</text:p>
          </table:table-cell>
          <table:table-cell office:value-type="string" calcext:value-type="string">
            <text:p>f0b619eda5f02795015ab9d91b7efa7c19d46d8452fcc3804c2161fd6a005d5148b0a2ba9ad6da40490058622fd6cf0e56895c4110145b354a56496dbd95b0d8</text:p>
          </table:table-cell>
          <table:table-cell office:value-type="string" calcext:value-type="string">
            <text:p>5dac83a837cd08d28e5e067acad033b69d67f59db95e3f6d59523d8dc7e37408d76c46734f67281c6088ab1d373eed2a324ae7ad76ba458d7ac7c417e2e2b643</text:p>
          </table:table-cell>
          <table:table-cell office:value-type="string" calcext:value-type="string">
            <text:p>835b63c0c3ca6a51d5d42075f3cb80ddfbd96bfbdace71212bc6c2744eb67234c1dc6a60f35e9e4cadff3712f3a172ba07d2cb863b873a680e8904f769cbef26</text:p>
          </table:table-cell>
          <table:table-cell office:value-type="string" calcext:value-type="string">
            <text:p>4b696f516a101233f1455f781d3c8d1a1214b049d5b017c8be7526f2c170bdbb88aad4bc013280f5012e09bfc654ea0cf902c0b7b55ff06433fa69a9e09909c2</text:p>
          </table:table-cell>
          <table:table-cell office:value-type="string" calcext:value-type="string">
            <text:p>5c250d072be2236751b798ba283e0bf1eb809796</text:p>
          </table:table-cell>
          <table:table-cell office:value-type="string" calcext:value-type="string">
            <text:p>65bae41268defd682a260c976a76b511e5e22d92</text:p>
          </table:table-cell>
          <table:table-cell office:value-type="string" calcext:value-type="string">
            <text:p>51f000921c337e44e65ebd54a27725504d1edf76</text:p>
          </table:table-cell>
          <table:table-cell office:value-type="string" calcext:value-type="string">
            <text:p>85ee1d6e34a4b4ccd4f693787affdb1c2dcc967f</text:p>
          </table:table-cell>
          <table:table-cell office:value-type="string" calcext:value-type="string">
            <text:p>ff817cb88f1cbe1ba6e0c88945d98cdfb312bbbf</text:p>
          </table:table-cell>
          <table:table-cell office:value-type="string" calcext:value-type="string">
            <text:p>396a1ed9264f7786360ea87123d772e00338e082</text:p>
          </table:table-cell>
          <table:table-cell office:value-type="string" calcext:value-type="string">
            <text:p>da9779bf03a8659e7ac6a55ec2680fc652b8c4bf</text:p>
          </table:table-cell>
          <table:table-cell office:value-type="string" calcext:value-type="string">
            <text:p>518a34ec62ab9180cac5383084dea065366f9836</text:p>
          </table:table-cell>
          <table:table-cell office:value-type="string" calcext:value-type="string">
            <text:p>762ca162112984fc49d8c3c13084ef96eec9a504</text:p>
          </table:table-cell>
          <table:table-cell office:value-type="string" calcext:value-type="string">
            <text:p>4ad8dd553cb20d880aa33af6e59e79f4f118aa8364a8851f3c2c9eb18ddab08c</text:p>
          </table:table-cell>
          <table:table-cell office:value-type="string" calcext:value-type="string">
            <text:p>2bc0f1733819c09705789c4e6da2cc7ca4e62308570e2ad756e506a472802274</text:p>
          </table:table-cell>
          <table:table-cell office:value-type="string" calcext:value-type="string">
            <text:p>9ed6a8f58fdbc3cf1aae3b9a24d0337daecfd4a3afbb868512f2d62b289f0776</text:p>
          </table:table-cell>
          <table:table-cell office:value-type="string" calcext:value-type="string">
            <text:p>fbc5d61f4de17b25801be63c1132c4eae9727110ec8168dcab7e78dd289b67b4</text:p>
          </table:table-cell>
          <table:table-cell office:value-type="string" calcext:value-type="string">
            <text:p>024088d113a237b12c0e8175e1561779</text:p>
          </table:table-cell>
          <table:table-cell office:value-type="string" calcext:value-type="string">
            <text:p>636341b5d7101aaa63cf2bc0d5d7ad74</text:p>
          </table:table-cell>
          <table:table-cell office:value-type="string" calcext:value-type="string">
            <text:p>2debc7b8ac4be120455c7edaeed28a01</text:p>
          </table:table-cell>
          <table:table-cell office:value-type="string" calcext:value-type="string">
            <text:p>44dce2fc89ff495bd2556d362f05d0e8</text:p>
          </table:table-cell>
          <table:table-cell table:number-columns-repeated="16329"/>
        </table:table-row>
        <table:table-row table:style-name="ro1">
          <table:table-cell table:number-columns-repeated="2" office:value-type="string" calcext:value-type="string">
            <text:p>rogernadalrogernadal322@gmail.com</text:p>
          </table:table-cell>
          <table:table-cell office:value-type="string" calcext:value-type="string">
            <text:p>941be74523fff81c1741896e8cfc64b9</text:p>
          </table:table-cell>
          <table:table-cell office:value-type="string" calcext:value-type="string">
            <text:p>da69fe81eaf6001bdb6ea79a2047ed76750870f10a5daf3c898dd198</text:p>
          </table:table-cell>
          <table:table-cell office:value-type="string" calcext:value-type="string">
            <text:p>c646e16f8fa3a6226ed43ae9229539eeb0bada91d05a74caa1bccd40d683f831</text:p>
          </table:table-cell>
          <table:table-cell office:value-type="string" calcext:value-type="string">
            <text:p>c758cc848af1735e1ede5c54920c4157d1547248</text:p>
          </table:table-cell>
          <table:table-cell office:value-type="string" calcext:value-type="string">
            <text:p>d85e7b7338018ac243cfd5498162a250e7ef13fb041d00353153ad97ccba3da8640f7a720059a72c48fce64c68bd5bcda1c8d9c7097588a4c2dcd66b34404551</text:p>
          </table:table-cell>
          <table:table-cell office:value-type="string" calcext:value-type="string">
            <text:p>cm9nZXJuYWRhbHJvZ2VybmFkYWwzMjJAZ21haWwuY2</text:p>
          </table:table-cell>
          <table:table-cell office:value-type="string" calcext:value-type="string">
            <text:p>OJXWOZLSNZQWIYLMOJXWOZLSNZQWIYLMGMZDEQDHNVQWS3BOMNXW2=</text:p>
          </table:table-cell>
          <table:table-cell office:value-type="string" calcext:value-type="string">
            <text:p>c18868e43fdc50f1b3f0575a543a14a3</text:p>
          </table:table-cell>
          <table:table-cell office:value-type="string" calcext:value-type="string">
            <text:p>726F6765726E6164616C726F6765726E6164616C33323240676D61696C2E636F</text:p>
          </table:table-cell>
          <table:table-cell office:value-type="string" calcext:value-type="string">
            <text:p>be30b5b07a73c6c2b0d759192d0be048e7e715e71c16834794ef5a45df326c0597a5518188f238aa151875bb9d09102f</text:p>
          </table:table-cell>
          <table:table-cell office:value-type="string" calcext:value-type="string">
            <text:p>041baf44f9dd6afeb6b9619129519e12</text:p>
          </table:table-cell>
          <table:table-cell office:value-type="string" calcext:value-type="string">
            <text:p>599f591b07ac25a31bc149cf9075386f</text:p>
          </table:table-cell>
          <table:table-cell office:value-type="string" calcext:value-type="string">
            <text:p>c1edab0c57a664c69f1551485563d7ce</text:p>
          </table:table-cell>
          <table:table-cell office:value-type="string" calcext:value-type="string">
            <text:p>be5aa04fd6bfab5b00750d7c6dcd65a7</text:p>
          </table:table-cell>
          <table:table-cell office:value-type="string" calcext:value-type="string">
            <text:p>9aa783316980bf434706416ce89ccda7</text:p>
          </table:table-cell>
          <table:table-cell office:value-type="string" calcext:value-type="string">
            <text:p>1bd3de96ed972d5e8673a2aa753ba137</text:p>
          </table:table-cell>
          <table:table-cell office:value-type="string" calcext:value-type="string">
            <text:p>72b44a9394aa57e0108a1eacb54a0737</text:p>
          </table:table-cell>
          <table:table-cell office:value-type="string" calcext:value-type="string">
            <text:p>fa05cb8f877d85ab8effb7bb053ae754</text:p>
          </table:table-cell>
          <table:table-cell office:value-type="string" calcext:value-type="string">
            <text:p>c9fc6938b26984ddc291759ef99ee330e03492bd67e7231dd0e39bcf714b1661</text:p>
          </table:table-cell>
          <table:table-cell office:value-type="string" calcext:value-type="string">
            <text:p>382468b5a04bd299a310dbcbe6e206d98b6eba0b80bada688e8920ce890f81ce</text:p>
          </table:table-cell>
          <table:table-cell office:value-type="string" calcext:value-type="string">
            <text:p>14db24d13f01013eadec56e087ec913a8312a343071b7915fe2be48eafcb0916</text:p>
          </table:table-cell>
          <table:table-cell office:value-type="string" calcext:value-type="string">
            <text:p>f3f8106f55f28ca2036570db0754304a2e97b5e2850f992a868d466b42458023</text:p>
          </table:table-cell>
          <table:table-cell office:value-type="string" calcext:value-type="string">
            <text:p>ac9944729bb43b89daed9bb59bcc7f8171e33c5c8201cdae29183f4d6989f803</text:p>
          </table:table-cell>
          <table:table-cell office:value-type="string" calcext:value-type="string">
            <text:p>a7479253392aa6ff74932d667fbe9d86af136dbf86e4a5bd356621e554329e2e</text:p>
          </table:table-cell>
          <table:table-cell office:value-type="string" calcext:value-type="string">
            <text:p>75350075c72b110f9c31a4f722ba9a6aeb3a7faa4312866682fe26832f69cf06</text:p>
          </table:table-cell>
          <table:table-cell office:value-type="string" calcext:value-type="string">
            <text:p>9414636e66e5ec2b6d127aafafc09738a53a1adf16ce4a25ab62f439b26f9a91</text:p>
          </table:table-cell>
          <table:table-cell office:value-type="string" calcext:value-type="string">
            <text:p>3006100b8508be0595a30d051793daac7b0ccf1a90aae5ea957d21fb1a699299</text:p>
          </table:table-cell>
          <table:table-cell office:value-type="string" calcext:value-type="string">
            <text:p>cd3fe11ce8ebbd1241789afee6a19d20ca0c9b987f2d07624ba83714dde0a1595ebad8de8b0cfd7e5f9c6e510fd30b70f11475c61157d2aeed422d8fdf89d971</text:p>
          </table:table-cell>
          <table:table-cell office:value-type="string" calcext:value-type="string">
            <text:p>b2d8f7b6fcd2e1620769ef5ad0d6441990affa7e31152e24c124b93cd3b986d122e9a13b2c1e18624140adc6fb4313483810be1e08d79bf07a7236df6369f78e</text:p>
          </table:table-cell>
          <table:table-cell office:value-type="string" calcext:value-type="string">
            <text:p>c8f42cdd7aa9aff311247cb021749574e09f1ef68ec89bb6b56b3f9be714ba0a7ee9d0e645ccf3f47463f8343e74c3a5d04ff5f5f11c5ef51cd7713a9f91239f</text:p>
          </table:table-cell>
          <table:table-cell office:value-type="string" calcext:value-type="string">
            <text:p>f6abc413ffc1eec27cf99bd64a783f27567953c074c8393a57f7061e8760f139385f1b571e5a01ea20f41edae593b80a8fa2191f1393d48ebfac687c34c4e11c</text:p>
          </table:table-cell>
          <table:table-cell office:value-type="string" calcext:value-type="string">
            <text:p>ae9318c0001c33668a1ed8ca88bc008187757817605d6d6f9b636e9c261f9975fa166fcd37690decd5a0e59424f3b112f9d568739047f6fd9a59e8a859a17164</text:p>
          </table:table-cell>
          <table:table-cell office:value-type="string" calcext:value-type="string">
            <text:p>5549833a22f760b03e96026db9e3369c3065c247e2001bcb20d113eba5241b4de7374ea1ab851fada4c7553ed9d5383f1d6878fe617bf38cfddf24bd57292834</text:p>
          </table:table-cell>
          <table:table-cell office:value-type="string" calcext:value-type="string">
            <text:p>ec3568fef725965be68e9c858d8916e9391e8fc44b46e26cf27ccd93c237036211bca02607922a0cf7d449a3f039e1c6c5f1ee330006df3135a5aabd45b49725</text:p>
          </table:table-cell>
          <table:table-cell office:value-type="string" calcext:value-type="string">
            <text:p>c62fab7bebb66752dec0b8884e3ab8cb619ba610518d4d7179427c5ee29a32f3e57a8d27f57c8c1cf7429ffa7d98ab99b7bcbd8922854dacd6796faecd3eea9c</text:p>
          </table:table-cell>
          <table:table-cell office:value-type="string" calcext:value-type="string">
            <text:p>a6d19a74f42b03e718e6a92d662a5afe9f5bfdc2726bb00c6c1a313f00ae98c2a71f2e2a0014510d8ae919b47df941a697d77dff5327b3108c835556a38bf7e8</text:p>
          </table:table-cell>
          <table:table-cell office:value-type="string" calcext:value-type="string">
            <text:p>24999c01a671dea68490af325e690d1d06a1d4c3</text:p>
          </table:table-cell>
          <table:table-cell office:value-type="string" calcext:value-type="string">
            <text:p>1d6134b1cdd3f73c6b384ec2b5437f6dc053b22b</text:p>
          </table:table-cell>
          <table:table-cell office:value-type="string" calcext:value-type="string">
            <text:p>1eca5b6d0a7111c8bbf0f6a5d38cb9803f9c9e23</text:p>
          </table:table-cell>
          <table:table-cell office:value-type="string" calcext:value-type="string">
            <text:p>74bc2f45a75e2752788a29186a320905385256e6</text:p>
          </table:table-cell>
          <table:table-cell office:value-type="string" calcext:value-type="string">
            <text:p>29d6b775758899cb64441c9a90a6df43a2e8bd61</text:p>
          </table:table-cell>
          <table:table-cell office:value-type="string" calcext:value-type="string">
            <text:p>cded94cb4ef0981778f2f166d0bd59d285e6eac5</text:p>
          </table:table-cell>
          <table:table-cell office:value-type="string" calcext:value-type="string">
            <text:p>f7e2f0148d136922bed6ec7fa4cc5d9affed9699</text:p>
          </table:table-cell>
          <table:table-cell office:value-type="string" calcext:value-type="string">
            <text:p>8feccb01810fd11288229f27eb44ed8557251bfe</text:p>
          </table:table-cell>
          <table:table-cell office:value-type="string" calcext:value-type="string">
            <text:p>4a43283506c291fdf3bd9fe214b01ffad70937ad</text:p>
          </table:table-cell>
          <table:table-cell office:value-type="string" calcext:value-type="string">
            <text:p>1e91ae964fbb2502c5b1796aecd8fa4eb73b481fac805e61c7cfb08a1eb54d95</text:p>
          </table:table-cell>
          <table:table-cell office:value-type="string" calcext:value-type="string">
            <text:p>a9b439d4fb4417f266a6df161d306c066fdee3f8d3a52024606ed06fedb75a88</text:p>
          </table:table-cell>
          <table:table-cell office:value-type="string" calcext:value-type="string">
            <text:p>d2b6004f155b1c3358765d67a6179ef698f1f7e2a8034ae6d2111bad853a767f</text:p>
          </table:table-cell>
          <table:table-cell office:value-type="string" calcext:value-type="string">
            <text:p>f2411c81e9ac92612b7908e7d63751bddbab52e48a162970346d82851454b740</text:p>
          </table:table-cell>
          <table:table-cell office:value-type="string" calcext:value-type="string">
            <text:p>f18979acadff6836bc53cf2fd145083e</text:p>
          </table:table-cell>
          <table:table-cell office:value-type="string" calcext:value-type="string">
            <text:p>243051fde5988180536ad1d379cf3206</text:p>
          </table:table-cell>
          <table:table-cell office:value-type="string" calcext:value-type="string">
            <text:p>6230db3996c554ffd8558bcdc1fa041d</text:p>
          </table:table-cell>
          <table:table-cell office:value-type="string" calcext:value-type="string">
            <text:p>198288bd905c44750cd1b9d0737817f9</text:p>
          </table:table-cell>
          <table:table-cell table:number-columns-repeated="16329"/>
        </table:table-row>
        <table:table-row table:style-name="ro1">
          <table:table-cell table:number-columns-repeated="2" office:value-type="string" calcext:value-type="string">
            <text:p>rogernadal322@gmail.comrogernadal</text:p>
          </table:table-cell>
          <table:table-cell office:value-type="string" calcext:value-type="string">
            <text:p>cc5f1c9b7fc889e026afb4b0fc5f83ca</text:p>
          </table:table-cell>
          <table:table-cell office:value-type="string" calcext:value-type="string">
            <text:p>dbdc79c644b67aa6a294e7c896f17aa5a22dc24cb154d98b07e73eb2</text:p>
          </table:table-cell>
          <table:table-cell office:value-type="string" calcext:value-type="string">
            <text:p>ef0775826c38d38a73e73243798def75c5991c3c7d75d51702eb45b3b9bdf9d8</text:p>
          </table:table-cell>
          <table:table-cell office:value-type="string" calcext:value-type="string">
            <text:p>061575fb7a7d52de6be5e6adc981058e4530b560</text:p>
          </table:table-cell>
          <table:table-cell office:value-type="string" calcext:value-type="string">
            <text:p>75c22c66a1afaa1e8d7c2731041753590073446482a126a5c562f0b1e0ee717e39a5bc47e47fd3e60db57a5badb39a101de018f38a2e3c1716161d14bbdc43dc</text:p>
          </table:table-cell>
          <table:table-cell table:style-name="ce2" office:value-type="string" calcext:value-type="string">
            <text:p>cm9nZXJuYWRhbDMyMkBnbWFpbC5jb21yb2dlcm5hZG</text:p>
          </table:table-cell>
          <table:table-cell office:value-type="string" calcext:value-type="string">
            <text:p>OJXWOZLSNZQWIYLMGMZDEQDHNVQWS3BOMNXW24TPM5SXE3TBMRQWY=</text:p>
          </table:table-cell>
          <table:table-cell office:value-type="string" calcext:value-type="string">
            <text:p>a6609a7720683586e0199f8c08a43ebb</text:p>
          </table:table-cell>
          <table:table-cell office:value-type="string" calcext:value-type="string">
            <text:p>726F6765726E6164616C33323240676D61696C2E636F6D726F6765726E616461</text:p>
          </table:table-cell>
          <table:table-cell office:value-type="string" calcext:value-type="string">
            <text:p>11276506cd7a7be445acf04361fe0676506577631937db7458d3726b66a0e84d0b8e886fffcc6f9a9045029d756133dd</text:p>
          </table:table-cell>
          <table:table-cell office:value-type="string" calcext:value-type="string">
            <text:p>e78d1b22c37459cad5b86f16ea2d9a2f</text:p>
          </table:table-cell>
          <table:table-cell office:value-type="string" calcext:value-type="string">
            <text:p>8a4eef01cc224dd1ac5fe292a2af3588</text:p>
          </table:table-cell>
          <table:table-cell office:value-type="string" calcext:value-type="string">
            <text:p>61dcc0644b39ce8449e6f14dcab52105</text:p>
          </table:table-cell>
          <table:table-cell office:value-type="string" calcext:value-type="string">
            <text:p>8395df5ee1508645c0af69308a1fe221</text:p>
          </table:table-cell>
          <table:table-cell office:value-type="string" calcext:value-type="string">
            <text:p>8386efa4fe4720cd5d98c4a548acfaf4</text:p>
          </table:table-cell>
          <table:table-cell office:value-type="string" calcext:value-type="string">
            <text:p>8f35d641ffc885375e486bcb42ef0214</text:p>
          </table:table-cell>
          <table:table-cell office:value-type="string" calcext:value-type="string">
            <text:p>0255f0c78954924f91e6ea5bfa433b97</text:p>
          </table:table-cell>
          <table:table-cell office:value-type="string" calcext:value-type="string">
            <text:p>73acda40f2226e1a3e7b6633980b3c37</text:p>
          </table:table-cell>
          <table:table-cell office:value-type="string" calcext:value-type="string">
            <text:p>3c444a63fbc5d53898d94f063fbe3628ea02163da68063687202ac64e1f2aa44</text:p>
          </table:table-cell>
          <table:table-cell office:value-type="string" calcext:value-type="string">
            <text:p>bc24379ec833d703d30f306e1e8318984183be1232d84077ac92a0fdb2757472</text:p>
          </table:table-cell>
          <table:table-cell office:value-type="string" calcext:value-type="string">
            <text:p>7f4fba6c8f28ff4318bf82790a9bf8e161d5014469f9e6656d4cb3ce47bdfafa</text:p>
          </table:table-cell>
          <table:table-cell office:value-type="string" calcext:value-type="string">
            <text:p>6ad820f7a93d32b9ce3844ef64b12b75a4a9d504ea7f796751f3d6f01f04780c</text:p>
          </table:table-cell>
          <table:table-cell office:value-type="string" calcext:value-type="string">
            <text:p>b77fb40eb914abf9567312bcef19f5c21a282ffbb7a60a4933dd7f6801077e02</text:p>
          </table:table-cell>
          <table:table-cell office:value-type="string" calcext:value-type="string">
            <text:p>828052e371ed726f6a6e0cdd960e8bb2fd82e9f4eb5e6547ea511c8d8f72d37d</text:p>
          </table:table-cell>
          <table:table-cell office:value-type="string" calcext:value-type="string">
            <text:p>2846efa3dceab2c7d4df6752165cbf4fcb9924a4a77864dc0d32b6f51c76bd1d</text:p>
          </table:table-cell>
          <table:table-cell office:value-type="string" calcext:value-type="string">
            <text:p>a1a6b52a07b4c0138c652be90211667e91619c7d6d23dd49b7a895e927339121</text:p>
          </table:table-cell>
          <table:table-cell office:value-type="string" calcext:value-type="string">
            <text:p>17c08a397c7e0b6b8742940978eadda907a02248c319396b151aaff320e7db45</text:p>
          </table:table-cell>
          <table:table-cell office:value-type="string" calcext:value-type="string">
            <text:p>7477072e24509921cbfee1a9205c3a3bcd76f907b336ea6d35b740a090caad4624a21c0deed20417ee746033b8393f481e2d30a7f04bf2247618aaace01a4d1d</text:p>
          </table:table-cell>
          <table:table-cell office:value-type="string" calcext:value-type="string">
            <text:p>b4c9845da13310b548f93496f1615a22d73c61deb6d2eb7ae8f9c2f089355cf90f10f34a3e78bf6c5561ef00b8151e57426f91ca45be69e2dbf8bfb6bc3ff5e3</text:p>
          </table:table-cell>
          <table:table-cell office:value-type="string" calcext:value-type="string">
            <text:p>905732c7a563cfc1258d9bb1bc141c382dd5dfe5ffc1b5ce5665246ab0c8450808d0d25343a66bea67bf66937f981877cf1df972161281fb84ede02493c095c0</text:p>
          </table:table-cell>
          <table:table-cell office:value-type="string" calcext:value-type="string">
            <text:p>504401ee44d0c37a80bbe16a8238099199c25b0da665e31eb1b3dbb3de17fcbf8916abe2848084b7d36f44e0098aa763fd303e20fdfa5767629a5758bd24d888</text:p>
          </table:table-cell>
          <table:table-cell office:value-type="string" calcext:value-type="string">
            <text:p>d2dc147302962fb2f12b50b11674e60e9c138ca294d804c004905d17ea1045be7e40d3d495542fead9e2c668c840f9a129131af6fea8cd576785922eaa764836</text:p>
          </table:table-cell>
          <table:table-cell office:value-type="string" calcext:value-type="string">
            <text:p>94418b137aa1d295ad61400efef8f16bbb5c5a510a8cd474d855287e9ceaa8840485b676d2855a19267dbd7732019ca7778818bf19f485bbdf3ad75044ca73c7</text:p>
          </table:table-cell>
          <table:table-cell office:value-type="string" calcext:value-type="string">
            <text:p>7b7f186b51d370dc8c05fe1b1b39c4b9df6e1e6df85a15faccd57d0c68339c5f482c4989cc1974ef8fd8e93c0adbb978d6705c790e3fe067574e71a15f52af95</text:p>
          </table:table-cell>
          <table:table-cell office:value-type="string" calcext:value-type="string">
            <text:p>c566c7dd54a97c1c7c93d74a6813d76d9c9cc93ba79d076a626f1d5754f8159596ac4454544b4f4f3c980df7be99bfd82b8484d0302cff0aebda161625c3d912</text:p>
          </table:table-cell>
          <table:table-cell office:value-type="string" calcext:value-type="string">
            <text:p>de238e01d6ae6ade60bc5b5754f53b218fd252ce2af0c50f23aa504bf583de471d8ea4c7febff8a83f385c5da0deacb4e5f1edd637abcb7c46792b2212e8bf6d</text:p>
          </table:table-cell>
          <table:table-cell office:value-type="string" calcext:value-type="string">
            <text:p>b3211f1b6689b5b569e53d4acfd972398ae0a918</text:p>
          </table:table-cell>
          <table:table-cell office:value-type="string" calcext:value-type="string">
            <text:p>3eb970e1e6d0fca4807f15881c85372f2ddc8ad3</text:p>
          </table:table-cell>
          <table:table-cell office:value-type="string" calcext:value-type="string">
            <text:p>bddee8afb5fcc6b2801f288b7ad5b3bad2ea7d35</text:p>
          </table:table-cell>
          <table:table-cell office:value-type="string" calcext:value-type="string">
            <text:p>869313078a62f23400aae2e37a40b5e98cd85d64</text:p>
          </table:table-cell>
          <table:table-cell office:value-type="string" calcext:value-type="string">
            <text:p>0d679546c120d79c61d30af9290b870e283ffe56</text:p>
          </table:table-cell>
          <table:table-cell office:value-type="string" calcext:value-type="string">
            <text:p>ca6f1e78aaeedfdda4a9de81a6f352203ea332c3</text:p>
          </table:table-cell>
          <table:table-cell office:value-type="string" calcext:value-type="string">
            <text:p>c6a7259e1a320a19e98b535f6e02b4066bf52353</text:p>
          </table:table-cell>
          <table:table-cell office:value-type="string" calcext:value-type="string">
            <text:p>1dbe9b15c70db813ec898c3f6cf34159ccc06d85</text:p>
          </table:table-cell>
          <table:table-cell office:value-type="string" calcext:value-type="string">
            <text:p>7f0efc0973ade08cb8c3d7ae0da11a816299284c</text:p>
          </table:table-cell>
          <table:table-cell office:value-type="string" calcext:value-type="string">
            <text:p>7416c0121bb6295b3396633b7c27f015b3580e7598c8d111d8cf5c3bb7cc4d33</text:p>
          </table:table-cell>
          <table:table-cell office:value-type="string" calcext:value-type="string">
            <text:p>191597a14cf44bd317bc8fa55aa5e6aa60ebdb3812fa46d0f1eb8caeb2689ae5</text:p>
          </table:table-cell>
          <table:table-cell office:value-type="string" calcext:value-type="string">
            <text:p>9c64069ffd42a096a4d291eaf19ee6a9dba29e157839c11ac8009b962239050e</text:p>
          </table:table-cell>
          <table:table-cell office:value-type="string" calcext:value-type="string">
            <text:p>0f0429d7cce226a6937f744d6f35b793ba1ffa597c21cb1eec43edb055b2637c</text:p>
          </table:table-cell>
          <table:table-cell office:value-type="string" calcext:value-type="string">
            <text:p>1a6f454543146e22a2a930285363b90e</text:p>
          </table:table-cell>
          <table:table-cell office:value-type="string" calcext:value-type="string">
            <text:p>2d7bbff9092616fbd82a444db91290f8</text:p>
          </table:table-cell>
          <table:table-cell office:value-type="string" calcext:value-type="string">
            <text:p>647621bfa1cd8851f3e956e03e80cf86</text:p>
          </table:table-cell>
          <table:table-cell office:value-type="string" calcext:value-type="string">
            <text:p>d055d514cf5914ccb831ce7ffa6dc962</text:p>
          </table:table-cell>
          <table:table-cell table:number-columns-repeated="16329"/>
        </table:table-row>
        <table:table-row table:style-name="ro1">
          <table:table-cell table:number-columns-repeated="2" office:value-type="string" calcext:value-type="string">
            <text:p>rogernadal,rogernadal322@gmail.com</text:p>
          </table:table-cell>
          <table:table-cell office:value-type="string" calcext:value-type="string">
            <text:p>0d2f915869964ad4d47ab48ce9e171d7</text:p>
          </table:table-cell>
          <table:table-cell office:value-type="string" calcext:value-type="string">
            <text:p>8aa40123c7c220e1cb6c297b5fe05f5aa88be4ff073b80e889138f03</text:p>
          </table:table-cell>
          <table:table-cell office:value-type="string" calcext:value-type="string">
            <text:p>6d86b832660914ff776dc12f3b6021cd8c2b868765f1bada506eb944e87a166b</text:p>
          </table:table-cell>
          <table:table-cell office:value-type="string" calcext:value-type="string">
            <text:p>73add8bcc44ca9b14ce571f0c900edbb4fadc7ca</text:p>
          </table:table-cell>
          <table:table-cell office:value-type="string" calcext:value-type="string">
            <text:p>8da4e77f22d69519337f8d3ef5f899a765b17e77f2322a8980c177aca2a62f24bdeb3d189e1a43fa10d27caec8da9bca1145013918dd78a56b283b42b810aa75</text:p>
          </table:table-cell>
          <table:table-cell office:value-type="string" calcext:value-type="string">
            <text:p>cm9nZXJuYWRhbCxyb2dlcm5hZGFsMzIyQGdtYWlsLmNvbQ</text:p>
          </table:table-cell>
          <table:table-cell office:value-type="string" calcext:value-type="string">
            <text:p>OJXWOZLSNZQWIYLMFRZG6Z3FOJXGCZDBNQZTEMSAM5WWC2LMFZRW63</text:p>
          </table:table-cell>
          <table:table-cell office:value-type="string" calcext:value-type="string">
            <text:p>78185606beb74fdd260c6a1f07fa45a3</text:p>
          </table:table-cell>
          <table:table-cell office:value-type="string" calcext:value-type="string">
            <text:p>726F6765726E6164616C2C726F6765726E6164616C33323240676D61696C2E636F</text:p>
          </table:table-cell>
          <table:table-cell office:value-type="string" calcext:value-type="string">
            <text:p>3b8ac79594eb86022bab1ca15fe7970e05493598c4e25ddfdcf6257d77d7a35e891d0444746f4ad2295c0c8504e437d6</text:p>
          </table:table-cell>
          <table:table-cell office:value-type="string" calcext:value-type="string">
            <text:p>64ab0f754400d7780a6dd55ff8b67941</text:p>
          </table:table-cell>
          <table:table-cell office:value-type="string" calcext:value-type="string">
            <text:p>8ae85c6986c27a65e0bba52f94705486</text:p>
          </table:table-cell>
          <table:table-cell office:value-type="string" calcext:value-type="string">
            <text:p>bd1fc42f85e7fd3f8a1e7a9631bf8dfa</text:p>
          </table:table-cell>
          <table:table-cell office:value-type="string" calcext:value-type="string">
            <text:p>e1da2eb377516a1e51cba1c95018436f</text:p>
          </table:table-cell>
          <table:table-cell office:value-type="string" calcext:value-type="string">
            <text:p>1e1bc1781bd27b68da408f1decbc635e</text:p>
          </table:table-cell>
          <table:table-cell office:value-type="string" calcext:value-type="string">
            <text:p>67e9710d837522cab807ea2ae9ec15bc</text:p>
          </table:table-cell>
          <table:table-cell office:value-type="string" calcext:value-type="string">
            <text:p>780eaac56b10c0ab508b0aa8c7691a16</text:p>
          </table:table-cell>
          <table:table-cell office:value-type="string" calcext:value-type="string">
            <text:p>bd5c35d6611f2e6a121f60d637c20cde</text:p>
          </table:table-cell>
          <table:table-cell office:value-type="string" calcext:value-type="string">
            <text:p>153516fbdfa4d298c1677792708763ef840c4ce2d12e934e9daeba6217f2befa</text:p>
          </table:table-cell>
          <table:table-cell office:value-type="string" calcext:value-type="string">
            <text:p>2a25368f385e7888d880aa867189fefb7b36c3993954ee314804fb1bf01d4bbe</text:p>
          </table:table-cell>
          <table:table-cell office:value-type="string" calcext:value-type="string">
            <text:p>d338be9911289288b08fbd3f26d8a23cb533e7f30b17272c4d9dc50da6f3ef7a</text:p>
          </table:table-cell>
          <table:table-cell office:value-type="string" calcext:value-type="string">
            <text:p>4a65fdc84660598db286d33fdbc9a76ed1e4c69638bb038f4c7092c4182a0813</text:p>
          </table:table-cell>
          <table:table-cell office:value-type="string" calcext:value-type="string">
            <text:p>55f28913f746ac01749c8e043b0f24f5fd62dac65d42ce6aa3e8f30fc8fb4ee6</text:p>
          </table:table-cell>
          <table:table-cell office:value-type="string" calcext:value-type="string">
            <text:p>df9d9fbf77ea3dac4525a4959c667302bc6dd5b9ad6c57b1098fa01e7b12e0aa</text:p>
          </table:table-cell>
          <table:table-cell office:value-type="string" calcext:value-type="string">
            <text:p>d6e2604b54df55a548f3527deb391224377e5cd03891b3d3d83c25d43f0c8806</text:p>
          </table:table-cell>
          <table:table-cell office:value-type="string" calcext:value-type="string">
            <text:p>6b9371b1556e3ddd7367567d71c9564c67dabe0ebf032fe2c276570fbe811d21</text:p>
          </table:table-cell>
          <table:table-cell office:value-type="string" calcext:value-type="string">
            <text:p>665928d825de2040ae935352a4f76c33c117b27059887ce144793ebcc5b6cee6</text:p>
          </table:table-cell>
          <table:table-cell office:value-type="string" calcext:value-type="string">
            <text:p>0f6d48f64b6b20594997c6f0314571b646870888fff6978febe5765a30141edf274c0f890b5e5011036727bbed82ab04581242f7b09478eb109019a94fae084a</text:p>
          </table:table-cell>
          <table:table-cell office:value-type="string" calcext:value-type="string">
            <text:p>3dcea584520dede816fa14f489a0689bd0b3e6de57538c5884a024c3eafda291980b000e34547f94def19b1240a6d7d1559ee68d8120d9ecf8792d27100ee28a</text:p>
          </table:table-cell>
          <table:table-cell office:value-type="string" calcext:value-type="string">
            <text:p>9ffb2374fa5657c265993e79eb386de1343548f01fe34e736774e0623384581895e430401c5f8069061634be576a7a6d96bac4e44de8dd0a33d6ef89ce89c579</text:p>
          </table:table-cell>
          <table:table-cell office:value-type="string" calcext:value-type="string">
            <text:p>b3fe28e14d2256483185853d0e89cdb8635c8eba9c0d475240783d2f7c9b867cb13b1f2824e109f8aa00db4b7eb7550cc33a1e039236786bb0646b791ca6e636</text:p>
          </table:table-cell>
          <table:table-cell office:value-type="string" calcext:value-type="string">
            <text:p>2985b5783b22e8d8651dd6c21f36b0ac6c7d97c55623f25298ca11a8c1c64bc26ca828fc4eac4e5434c2abafc02aab25077e9c6bb6702091e9f7565f54b71f79</text:p>
          </table:table-cell>
          <table:table-cell office:value-type="string" calcext:value-type="string">
            <text:p>c204e7439de223e243600cbf17857f6753f634cc9cb7afbd457928371226877cb537ddb6caa0a920e138aa55eeae1b611f5ccb54acfb27fb55e2f592f323a24d</text:p>
          </table:table-cell>
          <table:table-cell office:value-type="string" calcext:value-type="string">
            <text:p>2e423efe08d2abebbbb9dd96aff21df428ebd80b43bb86c9ef5dfd5b51ae45d39aae6de67170835532312489100765cd137930ca4b4ad2d67642c6e461685905</text:p>
          </table:table-cell>
          <table:table-cell office:value-type="string" calcext:value-type="string">
            <text:p>47b3f2a510188a0a5e710f5bc872ceae25e22083a0533e37cc4b539de73a9a6033438267c8e1aade93ca676d98d0c615617c32667eeef4585859ff45d9150f23</text:p>
          </table:table-cell>
          <table:table-cell office:value-type="string" calcext:value-type="string">
            <text:p>8ead6333d2350ac8871ddc5cdf6e9ba8a22d9ea450d23f9f55c4643b853f35f12e020ff0f25349e870982412c6a1e7cec885863642d411628ab872f2463c81d2</text:p>
          </table:table-cell>
          <table:table-cell office:value-type="string" calcext:value-type="string">
            <text:p>504e0e1123c49d49738944e720d072ec7fe21eab</text:p>
          </table:table-cell>
          <table:table-cell office:value-type="string" calcext:value-type="string">
            <text:p>759872588bd5e0350ece88159c330213b28fe304</text:p>
          </table:table-cell>
          <table:table-cell office:value-type="string" calcext:value-type="string">
            <text:p>fd6e49bd5821591873252bcc635050e641742cd0</text:p>
          </table:table-cell>
          <table:table-cell office:value-type="string" calcext:value-type="string">
            <text:p>75442fbd91cd729e9920870d15cbc23dee760882</text:p>
          </table:table-cell>
          <table:table-cell office:value-type="string" calcext:value-type="string">
            <text:p>bfa4eea4e62091ee7ff47f72b8f770a40b5500a2</text:p>
          </table:table-cell>
          <table:table-cell office:value-type="string" calcext:value-type="string">
            <text:p>2d6ee13722e33427879eac02694b837b244d0990</text:p>
          </table:table-cell>
          <table:table-cell office:value-type="string" calcext:value-type="string">
            <text:p>d709f4d2cd394c932896a06e149c0f13ceb6c701</text:p>
          </table:table-cell>
          <table:table-cell office:value-type="string" calcext:value-type="string">
            <text:p>b5d371ef7202134fe2de3d9c269a2bcad56473a2</text:p>
          </table:table-cell>
          <table:table-cell office:value-type="string" calcext:value-type="string">
            <text:p>36bf4bec40e1ea3b63abbe47340971f251ffc20a</text:p>
          </table:table-cell>
          <table:table-cell office:value-type="string" calcext:value-type="string">
            <text:p>22b0f92add3ab46a1731e995db9505f3873e0dfb27eeec0efc327278cb58e50c</text:p>
          </table:table-cell>
          <table:table-cell office:value-type="string" calcext:value-type="string">
            <text:p>85d612928477ef7440c6f881e7a855e5a0f9d2baaa75e03e97538d83a652b8b4</text:p>
          </table:table-cell>
          <table:table-cell office:value-type="string" calcext:value-type="string">
            <text:p>7b9728865012855ab26d58b9c8c20d3e933339e2fc513565e2fa6c49ba2eb6be</text:p>
          </table:table-cell>
          <table:table-cell office:value-type="string" calcext:value-type="string">
            <text:p>47a9f4ab619a237b84a7843c0c6fbb0a42c9e34e93be83d467c977dd732815a7</text:p>
          </table:table-cell>
          <table:table-cell office:value-type="string" calcext:value-type="string">
            <text:p>6a2a36326bf23003d535f263f663e9b2</text:p>
          </table:table-cell>
          <table:table-cell office:value-type="string" calcext:value-type="string">
            <text:p>7a32905e2cf7a1d220a886ae6036d039</text:p>
          </table:table-cell>
          <table:table-cell office:value-type="string" calcext:value-type="string">
            <text:p>04332000dd20cf393620e4b77c88f0fc</text:p>
          </table:table-cell>
          <table:table-cell office:value-type="string" calcext:value-type="string">
            <text:p>3eea5d92fb0e6e136bd30e6017d7e989</text:p>
          </table:table-cell>
          <table:table-cell table:number-columns-repeated="16329"/>
        </table:table-row>
        <table:table-row table:style-name="ro1">
          <table:table-cell table:number-columns-repeated="2" office:value-type="string" calcext:value-type="string">
            <text:p>rogernadal-rogernadal322@gmail.com</text:p>
          </table:table-cell>
          <table:table-cell office:value-type="string" calcext:value-type="string">
            <text:p>d44eb9f3107828c9569fd756d9f757aa</text:p>
          </table:table-cell>
          <table:table-cell office:value-type="string" calcext:value-type="string">
            <text:p>ddb2f69f26bb395f84f3761016801e142a853878aa64548f9615a8b1</text:p>
          </table:table-cell>
          <table:table-cell office:value-type="string" calcext:value-type="string">
            <text:p>5b4bee3633361d33eb6aad22ad8b82ae7175b441b33cfe35bd96a3738a66cbd4</text:p>
          </table:table-cell>
          <table:table-cell office:value-type="string" calcext:value-type="string">
            <text:p>ac55853a09aa4312b8c67866c70f7df0d853e09d</text:p>
          </table:table-cell>
          <table:table-cell office:value-type="string" calcext:value-type="string">
            <text:p>accb6ad9863eba6fcdd2b43568e628a73799f873e828b7b3be64a26f2b8ce9267d17ae04c28ae9cdd561507be50cfeefd51d4a39e1b8593db8daba0d30d45930</text:p>
          </table:table-cell>
          <table:table-cell office:value-type="string" calcext:value-type="string">
            <text:p>cm9nZXJuYWRhbC1yb2dlcm5hZGFsMzIyQGdtYWlsLmNvbQ</text:p>
          </table:table-cell>
          <table:table-cell office:value-type="string" calcext:value-type="string">
            <text:p>OJXWOZLSNZQWIYLMFVZG6Z3FOJXGCZDBNQZTEMSAM5WWC2LMFZRW63</text:p>
          </table:table-cell>
          <table:table-cell office:value-type="string" calcext:value-type="string">
            <text:p>7229429de55d6d784e4d3ea86094cbf9</text:p>
          </table:table-cell>
          <table:table-cell office:value-type="string" calcext:value-type="string">
            <text:p>726F6765726E6164616C2D726F6765726E6164616C33323240676D61696C2E636F</text:p>
          </table:table-cell>
          <table:table-cell office:value-type="string" calcext:value-type="string">
            <text:p>33802485cc2dc1d7d3c713775c1b05fea4bf5b51f45e85cd2892c14489b6631e2cbf12d8b72fe09501a5ec082594bed4</text:p>
          </table:table-cell>
          <table:table-cell office:value-type="string" calcext:value-type="string">
            <text:p>3d74c4cae4d2a7c53190e7bb134e9602</text:p>
          </table:table-cell>
          <table:table-cell office:value-type="string" calcext:value-type="string">
            <text:p>564033ecf2750a7fa2f0c5fef215ace2</text:p>
          </table:table-cell>
          <table:table-cell office:value-type="string" calcext:value-type="string">
            <text:p>03b84caba23b3f7ab959ff87a8a4457b</text:p>
          </table:table-cell>
          <table:table-cell office:value-type="string" calcext:value-type="string">
            <text:p>0334ebf075bf3604d71d98c4b57c6e4e</text:p>
          </table:table-cell>
          <table:table-cell office:value-type="string" calcext:value-type="string">
            <text:p>7279120b63c451d4feb3238b64838be0</text:p>
          </table:table-cell>
          <table:table-cell office:value-type="string" calcext:value-type="string">
            <text:p>a287b67148f1ba2970536d5a96c66ce8</text:p>
          </table:table-cell>
          <table:table-cell office:value-type="string" calcext:value-type="string">
            <text:p>20848973378e765b11142c327d107fe8</text:p>
          </table:table-cell>
          <table:table-cell office:value-type="string" calcext:value-type="string">
            <text:p>51ef92cda355c800dac30e8995e65bf2</text:p>
          </table:table-cell>
          <table:table-cell office:value-type="string" calcext:value-type="string">
            <text:p>26601ee581d1b7ff0e24048e3a9e93e5b79a779aa01d11500b462595ef1d2c13</text:p>
          </table:table-cell>
          <table:table-cell office:value-type="string" calcext:value-type="string">
            <text:p>99656d634969044243cf33ad164820860511e1231f641cfbc280b353f9f4c98c</text:p>
          </table:table-cell>
          <table:table-cell office:value-type="string" calcext:value-type="string">
            <text:p>a621ee88d6ad36fbec939c6f38c4d0f7063d03de7a3f3ab97af4cb5e72e91fd3</text:p>
          </table:table-cell>
          <table:table-cell office:value-type="string" calcext:value-type="string">
            <text:p>8dbe25a511e7de139162ae3d21b88adbd8f6571632097f85a9aef3dcf9049c30</text:p>
          </table:table-cell>
          <table:table-cell office:value-type="string" calcext:value-type="string">
            <text:p>5ad049038439f5ee3563fe75f6343ae421040357afefbcdeda143e618bcff118</text:p>
          </table:table-cell>
          <table:table-cell office:value-type="string" calcext:value-type="string">
            <text:p>416cad3d36ba114139e6a779df4766152f7d6f6a46da49f37572756aeaa966b3</text:p>
          </table:table-cell>
          <table:table-cell office:value-type="string" calcext:value-type="string">
            <text:p>d725907539680fd4d838b6fb35d195f149fe05d5c526cb8fc45517d4cd1e5f10</text:p>
          </table:table-cell>
          <table:table-cell office:value-type="string" calcext:value-type="string">
            <text:p>79ae87585ee67bbcacff94edc3ac5cd417fb2ad7505870f4e6f3d35a68dd884e</text:p>
          </table:table-cell>
          <table:table-cell office:value-type="string" calcext:value-type="string">
            <text:p>565ea22b92b5349f209a38b9596ee3a6db8d02a4d6af2bb1fe4bdfac8c24bc23</text:p>
          </table:table-cell>
          <table:table-cell office:value-type="string" calcext:value-type="string">
            <text:p>bed1225537fd8565ffa3308bbcc25eaf176c0c88f2ea0b01a309768969cbe61e21b737f0e63d48b42c757f36372b9d849846f437cf797043ddd685d7543e7e73</text:p>
          </table:table-cell>
          <table:table-cell office:value-type="string" calcext:value-type="string">
            <text:p>d41a5d47cd6c0283da56bd5383ba89899c3be6d5a12984a121658750787040d70721aacd6db1fba9515100afc9d8f4156d79db1d5bbfd4da8323091f2c901a2c</text:p>
          </table:table-cell>
          <table:table-cell office:value-type="string" calcext:value-type="string">
            <text:p>73e5202854a73b86dee6228b1ff803a21d6b5926c452bf3b423522173fd3c353881688d8453e403b086852547910e7bf0538467fa7dfc88c8bdb16593c5c79ea</text:p>
          </table:table-cell>
          <table:table-cell office:value-type="string" calcext:value-type="string">
            <text:p>27dd0b24032c7ee8bc6020a23e9311d54b008846cb41b854ee367c071db201d43806cb56b955d52144bbf8a89708e14e2b924cc24d23ff24ac972fe77054be25</text:p>
          </table:table-cell>
          <table:table-cell office:value-type="string" calcext:value-type="string">
            <text:p>b739daa5dbf932a4fe14ffb7572fcab65bd6dde1ce0ca0a124c818ad997604ea319c47c1ea23aeba7c51c1497bb36dc5b1cef40b06b6f609c25fd722529214a0</text:p>
          </table:table-cell>
          <table:table-cell office:value-type="string" calcext:value-type="string">
            <text:p>4e48d1ef3c37b1b000797cb8b79e2ebe440cfb2165a7916771fd3a90671aabad4cff619cca64cd76fd66706c170b4a54da3d52623e40e5d6684b6e17a81905de</text:p>
          </table:table-cell>
          <table:table-cell office:value-type="string" calcext:value-type="string">
            <text:p>956428dbe20e3ef62b413ccdaa5522c4e1df12027de679103e0b28781c7ed95e060e489cd277686a2380536afe8280dfc7ab5b98d55a9daebced619989a249e7</text:p>
          </table:table-cell>
          <table:table-cell office:value-type="string" calcext:value-type="string">
            <text:p>6e1527a12627c56edcbf4a8b3f9de52712668295076d7ba279a415f6c5600a22ab7f0f3b715010f77ad531f2d0de194c8cb3f6d9f4eaf2537ea0a3b167e64bef</text:p>
          </table:table-cell>
          <table:table-cell office:value-type="string" calcext:value-type="string">
            <text:p>4b5eaa47ea232f0c668808a4692e4c9d400c87481cf4507f0897d76534701f40c1a92b526084a9eb7b0404f9d7ce89ae001ef8a3875bfa3a73d45d7ecdc720db</text:p>
          </table:table-cell>
          <table:table-cell office:value-type="string" calcext:value-type="string">
            <text:p>75c158fc0af287e56bd7626b925812b6fa1d8a78</text:p>
          </table:table-cell>
          <table:table-cell office:value-type="string" calcext:value-type="string">
            <text:p>cfea111e550dd787b8136ab25cf514c403591aa6</text:p>
          </table:table-cell>
          <table:table-cell office:value-type="string" calcext:value-type="string">
            <text:p>b814b3936e96e3d78b456ba0190681fe8f10070f</text:p>
          </table:table-cell>
          <table:table-cell office:value-type="string" calcext:value-type="string">
            <text:p>11dc74bcf7b61237e72ad79e2aed88f909367bea</text:p>
          </table:table-cell>
          <table:table-cell office:value-type="string" calcext:value-type="string">
            <text:p>1b737ecf33c5cf18af43d2445ba303d4003f09f4</text:p>
          </table:table-cell>
          <table:table-cell office:value-type="string" calcext:value-type="string">
            <text:p>2ac80533db4d37c24ab48b652a13d42b28843d18</text:p>
          </table:table-cell>
          <table:table-cell office:value-type="string" calcext:value-type="string">
            <text:p>d68f33153fd12c6e88cc1abcf9d6c0098e1713a7</text:p>
          </table:table-cell>
          <table:table-cell office:value-type="string" calcext:value-type="string">
            <text:p>61851c73f0716ecba0e351d3ca7658d5bdd091bb</text:p>
          </table:table-cell>
          <table:table-cell office:value-type="string" calcext:value-type="string">
            <text:p>b1785cd3575d01fe4d041cfe4e304dcf573c28ef</text:p>
          </table:table-cell>
          <table:table-cell office:value-type="string" calcext:value-type="string">
            <text:p>544edcbec4c377b973dc69d18a06e4cd57d88c403d94e42077294d637acb6da1</text:p>
          </table:table-cell>
          <table:table-cell office:value-type="string" calcext:value-type="string">
            <text:p>3c921cb3650e5c5505138b0fcc3d3c44b7a439494ac279fa852b40201071bcff</text:p>
          </table:table-cell>
          <table:table-cell office:value-type="string" calcext:value-type="string">
            <text:p>cfa3e2f72976fc746ecf183d60324ca805b4847ac2123a207add8e9569cf632c</text:p>
          </table:table-cell>
          <table:table-cell office:value-type="string" calcext:value-type="string">
            <text:p>8336a2f157a7538c3135c271ed57a98d18e730105cdda99514cd0be9c7adc422</text:p>
          </table:table-cell>
          <table:table-cell office:value-type="string" calcext:value-type="string">
            <text:p>0ff94d776a36964b2708787f962edbf0</text:p>
          </table:table-cell>
          <table:table-cell office:value-type="string" calcext:value-type="string">
            <text:p>017582cbe5b4bf7671f8c4ef3feed03b</text:p>
          </table:table-cell>
          <table:table-cell office:value-type="string" calcext:value-type="string">
            <text:p>001e8e62c4df1a436bed1638bb221052</text:p>
          </table:table-cell>
          <table:table-cell office:value-type="string" calcext:value-type="string">
            <text:p>d9d1b3f4f21dc1a3dc4a387ab6aef743</text:p>
          </table:table-cell>
          <table:table-cell table:number-columns-repeated="16329"/>
        </table:table-row>
        <table:table-row table:style-name="ro1">
          <table:table-cell table:number-columns-repeated="2" office:value-type="string" calcext:value-type="string">
            <text:p>rogernadal322@gmail.com,rogernadal</text:p>
          </table:table-cell>
          <table:table-cell office:value-type="string" calcext:value-type="string">
            <text:p>7c2a9fd3af11f8f87ed3449cae1bb5a5</text:p>
          </table:table-cell>
          <table:table-cell office:value-type="string" calcext:value-type="string">
            <text:p>120451d7b8c7806dd9d217fb7e43b23fc7c02017b7aace6ce51ca24a</text:p>
          </table:table-cell>
          <table:table-cell office:value-type="string" calcext:value-type="string">
            <text:p>7db74309b7a029e33e16330035338e52083533d52b6aba1b2124937e0d384e07</text:p>
          </table:table-cell>
          <table:table-cell office:value-type="string" calcext:value-type="string">
            <text:p>a6934952d51473f0503ea55681ee6afc51d49261</text:p>
          </table:table-cell>
          <table:table-cell office:value-type="string" calcext:value-type="string">
            <text:p>5c3e2388f61724334fd2d7af46fa05104f844e1a66b4db1fac8ac682f68d1fa72fd9a6f8875fab7694959d5eda3073a3176d40816e374163e9b247a90dd660a0</text:p>
          </table:table-cell>
          <table:table-cell office:value-type="string" calcext:value-type="string">
            <text:p>cm9nZXJuYWRhbDMyMkBnbWFpbC5jb20scm9nZXJuYWRhbA</text:p>
          </table:table-cell>
          <table:table-cell office:value-type="string" calcext:value-type="string">
            <text:p>OJXWOZLSNZQWIYLMGMZDEQDHNVQWS3BOMNXW2LDSN5TWK4TOMFSGC3</text:p>
          </table:table-cell>
          <table:table-cell office:value-type="string" calcext:value-type="string">
            <text:p>a74aab2921312808b75a793b91332157</text:p>
          </table:table-cell>
          <table:table-cell office:value-type="string" calcext:value-type="string">
            <text:p>726F6765726E6164616C33323240676D61696C2E636F6D2C726F6765726E616461</text:p>
          </table:table-cell>
          <table:table-cell office:value-type="string" calcext:value-type="string">
            <text:p>9ae2ee9168bbf66660d11a25c27c150343376d8d5aaab814b9c4e5614828f2b0d8475701daa305bce3b0b28e693b0d2e</text:p>
          </table:table-cell>
          <table:table-cell office:value-type="string" calcext:value-type="string">
            <text:p>b88dbccb3997c9a82a36eb4374c4929a</text:p>
          </table:table-cell>
          <table:table-cell office:value-type="string" calcext:value-type="string">
            <text:p>cbb05deb2673a07941929f83e1a69d5f</text:p>
          </table:table-cell>
          <table:table-cell office:value-type="string" calcext:value-type="string">
            <text:p>0bed0fd2598dd2e334bea74a25bb5a03</text:p>
          </table:table-cell>
          <table:table-cell office:value-type="string" calcext:value-type="string">
            <text:p>0ab3d0ffea54df2655b9ee4a212da8b7</text:p>
          </table:table-cell>
          <table:table-cell office:value-type="string" calcext:value-type="string">
            <text:p>0853c16a25debe67b24fd40aa4cc31b3</text:p>
          </table:table-cell>
          <table:table-cell office:value-type="string" calcext:value-type="string">
            <text:p>dc1a808b43e1e08574bf68b60829025b</text:p>
          </table:table-cell>
          <table:table-cell office:value-type="string" calcext:value-type="string">
            <text:p>8007268f4718595c6514cb16aef77219</text:p>
          </table:table-cell>
          <table:table-cell office:value-type="string" calcext:value-type="string">
            <text:p>bb3a0f9202365ccaa650c2a009a0f615</text:p>
          </table:table-cell>
          <table:table-cell office:value-type="string" calcext:value-type="string">
            <text:p>b13d98cde6924af43fdbc54284c035ab6b295813c287f6c2204f29f2be2fe2cd</text:p>
          </table:table-cell>
          <table:table-cell office:value-type="string" calcext:value-type="string">
            <text:p>9122bd0da661e220477e38b992a817fe091e8c45efdf217ab4f914ef46c1b868</text:p>
          </table:table-cell>
          <table:table-cell office:value-type="string" calcext:value-type="string">
            <text:p>4a4db2dec3bad3ee8d573708dc56eea90d56cda23eda5bc033347a8fbdb7a1ce</text:p>
          </table:table-cell>
          <table:table-cell office:value-type="string" calcext:value-type="string">
            <text:p>ff6e6de5a3146e445ec3bc37911c26cbd0fdec5a6b0e3ac94fc34a7f4c4ef449</text:p>
          </table:table-cell>
          <table:table-cell office:value-type="string" calcext:value-type="string">
            <text:p>3b5d6d8bd68871928abd59dcb5dd3d53db1bbf10afe192271a94a383e9e51a2e</text:p>
          </table:table-cell>
          <table:table-cell office:value-type="string" calcext:value-type="string">
            <text:p>2bb680e753fe2f17cb507c322769e941a0b47f72d97b25c18355cd9cde087353</text:p>
          </table:table-cell>
          <table:table-cell office:value-type="string" calcext:value-type="string">
            <text:p>7d4e790068708d43805bd43c898a76c3ea68aec415551c6e39313a356b9e4d0a</text:p>
          </table:table-cell>
          <table:table-cell office:value-type="string" calcext:value-type="string">
            <text:p>e79ec26d31e27dc0a2b6ff89d7ad094c267ba18aaf18776b76b3079a8db0dcb5</text:p>
          </table:table-cell>
          <table:table-cell office:value-type="string" calcext:value-type="string">
            <text:p>ae4572221332913151d21ae980c17c7aa49bc14e646573e4df86105cce513c10</text:p>
          </table:table-cell>
          <table:table-cell office:value-type="string" calcext:value-type="string">
            <text:p>da74391b18f23b9b2f2177a053b807fd9994b2660b41892f5a8cca329929017dbf0a1ebe0c49882ab00ee1d227de72b1790cb3c54b71df79953eacb4bbe4f8cc</text:p>
          </table:table-cell>
          <table:table-cell office:value-type="string" calcext:value-type="string">
            <text:p>79c00b93f869f459a36a662d7868fe730deeed1fddd6f2f930446b4cd01e3a644d172f1b35c332bada1383a414148ab21c8effa44d6b9db0fd9596246e12860a</text:p>
          </table:table-cell>
          <table:table-cell office:value-type="string" calcext:value-type="string">
            <text:p>fe7b16dbc0135ffa061baf75a85a17b270b48cff1f6ae46bdf0b341677af79271dbeb74fe7133d07eaa0c14aebabb030abd97245f6fe04f7f49fedd09402398f</text:p>
          </table:table-cell>
          <table:table-cell office:value-type="string" calcext:value-type="string">
            <text:p>3860f0d3aa56bf2e618ab06c9af96d3a827ceeb7889a5c8e51df7aecbe4190a3c0a14f90cc845f9a05d9f81781dc83aa77e12664a8281509b460d33de2371b03</text:p>
          </table:table-cell>
          <table:table-cell office:value-type="string" calcext:value-type="string">
            <text:p>651e9a408b85e610b94b9b7539c27ce1da59410064aefa30eff33e9e19d97911bca170836f1e812adc45500c5b05a690d054f4581bd9312038db9c4613ce9f48</text:p>
          </table:table-cell>
          <table:table-cell office:value-type="string" calcext:value-type="string">
            <text:p>546f5b165e2dc0fc198d8fddf8770dd0af647506f6534ee3d6a83c8c12624545a0347cd0ffb41417bfabc66eae5ee81c6bd19a8c7d81bc5d9b15c55d1d0e6cb6</text:p>
          </table:table-cell>
          <table:table-cell office:value-type="string" calcext:value-type="string">
            <text:p>9c1aaafa06eea6d5b3701581fcdf60822c7cd6d85e2c7c8e2d2762afefe0402d66587eb80127f2cc5ad126fa7e3ce02d1bd7d2d281e9fefc36b6db58b1394790</text:p>
          </table:table-cell>
          <table:table-cell office:value-type="string" calcext:value-type="string">
            <text:p>32d96fffedcf98db42b642c530fe8f162052652eed98e3220c83bb0a92978bddd7b9df6ad122965b06eabadc63493c75ce2d80743f0c45fa57242815eaec310e</text:p>
          </table:table-cell>
          <table:table-cell office:value-type="string" calcext:value-type="string">
            <text:p>339b9ea598b2f7b41d0d48bb30241788207661addc3aab890dd53f100f49e262c45f6c57a9bc4c419762fe3a2aae93b330bffb883b7f9f52ed8e600d84ac69d3</text:p>
          </table:table-cell>
          <table:table-cell office:value-type="string" calcext:value-type="string">
            <text:p>9cbd88f0a69856141313fbdc1a503d17f3897b8d</text:p>
          </table:table-cell>
          <table:table-cell office:value-type="string" calcext:value-type="string">
            <text:p>b5f42b4ad0242b6fc149fff759e370b5c27e13a9</text:p>
          </table:table-cell>
          <table:table-cell office:value-type="string" calcext:value-type="string">
            <text:p>1c839df0be1d93af1dc0c3e4185dee38df9e5834</text:p>
          </table:table-cell>
          <table:table-cell office:value-type="string" calcext:value-type="string">
            <text:p>5498621bad5bd5ebfab8a00f5f6794945dff3878</text:p>
          </table:table-cell>
          <table:table-cell office:value-type="string" calcext:value-type="string">
            <text:p>ba4d9e9ac62fffd38e73f17a08c0e31f62cbb9ef</text:p>
          </table:table-cell>
          <table:table-cell office:value-type="string" calcext:value-type="string">
            <text:p>5bd34077e037a638da1e0935df19283f628822d9</text:p>
          </table:table-cell>
          <table:table-cell office:value-type="string" calcext:value-type="string">
            <text:p>5f572db2dba324fe63f4d138e64030fea10468c6</text:p>
          </table:table-cell>
          <table:table-cell office:value-type="string" calcext:value-type="string">
            <text:p>92bdc13b5a4baa6b85d3ac49e4a565041f0719fa</text:p>
          </table:table-cell>
          <table:table-cell office:value-type="string" calcext:value-type="string">
            <text:p>8ac64de03c6f0a1dc650605c4116459bedbecbcd</text:p>
          </table:table-cell>
          <table:table-cell office:value-type="string" calcext:value-type="string">
            <text:p>30a45cf992f767f9000c3d52dd5ee529c685bff88e23fbca0b3bbee45b4e1264</text:p>
          </table:table-cell>
          <table:table-cell office:value-type="string" calcext:value-type="string">
            <text:p>9ab39827a844e2e88a635493cee8aee66abb3c968e642da7769303762575ddd0</text:p>
          </table:table-cell>
          <table:table-cell office:value-type="string" calcext:value-type="string">
            <text:p>44879c8e4e8cee3645d150097b3f5f78ad15899a49ebf2fc6ad4b047ea91c7af</text:p>
          </table:table-cell>
          <table:table-cell office:value-type="string" calcext:value-type="string">
            <text:p>43f92e1370b5df249204157e0fd7e77fdb53b31babc190f85300c5d0d666037b</text:p>
          </table:table-cell>
          <table:table-cell office:value-type="string" calcext:value-type="string">
            <text:p>965731c0c4b6bf0dd4bdf0859b3fe2ff</text:p>
          </table:table-cell>
          <table:table-cell office:value-type="string" calcext:value-type="string">
            <text:p>6e411cf3d67c4794b53818ec187ecdb1</text:p>
          </table:table-cell>
          <table:table-cell office:value-type="string" calcext:value-type="string">
            <text:p>c6c89155869a6a8040b1e8b55ab635ce</text:p>
          </table:table-cell>
          <table:table-cell office:value-type="string" calcext:value-type="string">
            <text:p>879ef1038b4c58b545fbca271d7409a4</text:p>
          </table:table-cell>
          <table:table-cell table:number-columns-repeated="16329"/>
        </table:table-row>
        <table:table-row table:style-name="ro1">
          <table:table-cell table:number-columns-repeated="2" office:value-type="string" calcext:value-type="string">
            <text:p>rogernadal322@gmail.com-rogernadal</text:p>
          </table:table-cell>
          <table:table-cell office:value-type="string" calcext:value-type="string">
            <text:p>c9daadb2d3a8a104945545759ba5a24a</text:p>
          </table:table-cell>
          <table:table-cell office:value-type="string" calcext:value-type="string">
            <text:p>c74aa03dfc61142be70818d13f726223c526b68d46dbee4ebcc90665</text:p>
          </table:table-cell>
          <table:table-cell office:value-type="string" calcext:value-type="string">
            <text:p>689b76a1237796b1d2bace17c52451ea9ec6f06326b25cdf250a8b070666586f</text:p>
          </table:table-cell>
          <table:table-cell office:value-type="string" calcext:value-type="string">
            <text:p>dd52d6ea6684b1467977439c5a0090ecca956ed7</text:p>
          </table:table-cell>
          <table:table-cell office:value-type="string" calcext:value-type="string">
            <text:p>4aa92b79ede6412cb5f2d83d4990b33e0c9bd00688dd59979bfde45441e131dba4aa5c1d05c3c8de62dd62de389d135a7e79cc6bbd4cd6e0849b4c0e92d7f9dc</text:p>
          </table:table-cell>
          <table:table-cell office:value-type="string" calcext:value-type="string">
            <text:p>cm9nZXJuYWRhbDMyMkBnbWFpbC5jb20tcm9nZXJuYWRhbA</text:p>
          </table:table-cell>
          <table:table-cell office:value-type="string" calcext:value-type="string">
            <text:p>OJXWOZLSNZQWIYLMGMZDEQDHNVQWS3BOMNXW2LLSN5TWK4TOMFSGC3</text:p>
          </table:table-cell>
          <table:table-cell office:value-type="string" calcext:value-type="string">
            <text:p>ff17896714434a18badf5c4e403a9a3c</text:p>
          </table:table-cell>
          <table:table-cell office:value-type="string" calcext:value-type="string">
            <text:p>726F6765726E6164616C33323240676D61696C2E636F6D2D726F6765726E616461</text:p>
          </table:table-cell>
          <table:table-cell office:value-type="string" calcext:value-type="string">
            <text:p>336d6aa215c8e4306f84a0b3517fd18741f7611d2905e93cb03588cd0e97b674a4b38f6b1754256e797a1a1b4609e910</text:p>
          </table:table-cell>
          <table:table-cell office:value-type="string" calcext:value-type="string">
            <text:p>be853f20db6c6fae8549df1249f7cd39</text:p>
          </table:table-cell>
          <table:table-cell office:value-type="string" calcext:value-type="string">
            <text:p>2f7de28eaf914f2665b7f2a8640d305c</text:p>
          </table:table-cell>
          <table:table-cell office:value-type="string" calcext:value-type="string">
            <text:p>cbf83d158a58adbfbad201d29e7f18a3</text:p>
          </table:table-cell>
          <table:table-cell office:value-type="string" calcext:value-type="string">
            <text:p>d99c59b0c55e2c827ce2059e9fa673f5</text:p>
          </table:table-cell>
          <table:table-cell office:value-type="string" calcext:value-type="string">
            <text:p>684a29d7f23c87910a37fcc927124c58</text:p>
          </table:table-cell>
          <table:table-cell office:value-type="string" calcext:value-type="string">
            <text:p>f22f1edb2c05f2c5e377fc752f10ca3a</text:p>
          </table:table-cell>
          <table:table-cell office:value-type="string" calcext:value-type="string">
            <text:p>71b277635d5edd11b0ef7ed8a595038e</text:p>
          </table:table-cell>
          <table:table-cell office:value-type="string" calcext:value-type="string">
            <text:p>d62d47b710945f8d95bd30fae2de4084</text:p>
          </table:table-cell>
          <table:table-cell office:value-type="string" calcext:value-type="string">
            <text:p>c83a862ddcc1cdb08dc529585b9be669a0818c647c9db6d429f23e0fb4c311dc</text:p>
          </table:table-cell>
          <table:table-cell office:value-type="string" calcext:value-type="string">
            <text:p>d73202332c6fb85a7e3fe45c22ad7576af3ad925156fc60a5664769258314efc</text:p>
          </table:table-cell>
          <table:table-cell office:value-type="string" calcext:value-type="string">
            <text:p>162638e22e8f1589a5203a9a41c4a6fc55db75a9a0a8b275e4d1065b340e13fc</text:p>
          </table:table-cell>
          <table:table-cell office:value-type="string" calcext:value-type="string">
            <text:p>8a9de9b1d470a88999cf0efd1d44e3b10a43979954db90b1cf5b0bade62bcd9c</text:p>
          </table:table-cell>
          <table:table-cell office:value-type="string" calcext:value-type="string">
            <text:p>5933d2ec7ab6d8f85ed55debb93d78ca5461790e0ae00358e682f6044fbf38fc</text:p>
          </table:table-cell>
          <table:table-cell office:value-type="string" calcext:value-type="string">
            <text:p>48ec02f9c5c010e42f14beb7259fede1f455849e71276c202baa6552d0ab0d82</text:p>
          </table:table-cell>
          <table:table-cell office:value-type="string" calcext:value-type="string">
            <text:p>e447135f8174e763ebb7ad1a7daae65f6eaac621ae9db915168998be1a74105e</text:p>
          </table:table-cell>
          <table:table-cell office:value-type="string" calcext:value-type="string">
            <text:p>7000c467d11818fb4dfdd76029e44baf42d970b1a3b6804f9206dc331f635faf</text:p>
          </table:table-cell>
          <table:table-cell office:value-type="string" calcext:value-type="string">
            <text:p>48eed1f9448d0e61c0e6de3af92c75dc1e416238ff0d88315889e08248a7fbfc</text:p>
          </table:table-cell>
          <table:table-cell office:value-type="string" calcext:value-type="string">
            <text:p>3085313e355ea23c896b44bee7d0cc3183fe256bd08d5c61e888948258b73ece3cd8f2df10e6a918178bc5d6f306a84c5b049a9ea3c4f19413e616ff8418e0d0</text:p>
          </table:table-cell>
          <table:table-cell office:value-type="string" calcext:value-type="string">
            <text:p>079c65d46fc5342248ffe80d279227c33112fd595b41a80513325644e9bbe50a99c19ee50e991f442c30506aa38017a6b939b32eb24894394529e91e91c859df</text:p>
          </table:table-cell>
          <table:table-cell office:value-type="string" calcext:value-type="string">
            <text:p>d5c619c629006d54eccd705311612573b7026ab681997aa301f595d152c7e98e7cbff2a444c60e077469181f3d4c7feef5989eef218dd0aa73a202ad424a4121</text:p>
          </table:table-cell>
          <table:table-cell office:value-type="string" calcext:value-type="string">
            <text:p>85411041a11d2a3d56996729ad08ccfa046f33308eced7ee0cf7bd8270456de5610469a10d254e4b2f34785aea699b10a250700fa399a2a79d5f053f9c8025f2</text:p>
          </table:table-cell>
          <table:table-cell office:value-type="string" calcext:value-type="string">
            <text:p>4e6001e910e7b7bf755b06268e4c731435d5bb315adc3c79206f48c23d086671409cd2926fc5893572630350d4d5437e06b46293a205c371f06b298299445133</text:p>
          </table:table-cell>
          <table:table-cell office:value-type="string" calcext:value-type="string">
            <text:p>7e03d1a5249a0b9773501ff813cb4a623ad13bdb7dda5a1c6b0a773f597b7de8a99fff309a74f7cb866302c60edfeddb322260df8901d7c7a8b8866bdd7bb9fe</text:p>
          </table:table-cell>
          <table:table-cell office:value-type="string" calcext:value-type="string">
            <text:p>857469bce9a926a2b44a97b79e007d41a901aa8396238c757ac866eaa2f7455ceb33430d6de70b8c2c168b3405914b749aa6251ffc744c775b072cd50fb91ed6</text:p>
          </table:table-cell>
          <table:table-cell office:value-type="string" calcext:value-type="string">
            <text:p>a19ef9059c5dadfc8cbdf21c005f9e4fc6b985ca1888c80b2716497411d70e7d5f539d646195b5fe3f1defceb96af1bf30ad95de6685bfcf36862fea58b68b87</text:p>
          </table:table-cell>
          <table:table-cell office:value-type="string" calcext:value-type="string">
            <text:p>c1552e052502b98034819e3fe4eac34a91299baf32fd93f8655c73a13b3d75f6e15b8076aa8739e003bc0377210061d1dd61e92ee66168739f90c76ff7d25a49</text:p>
          </table:table-cell>
          <table:table-cell office:value-type="string" calcext:value-type="string">
            <text:p>9b1b8baf8d31eb5de3159bb47008da29d7899f01</text:p>
          </table:table-cell>
          <table:table-cell office:value-type="string" calcext:value-type="string">
            <text:p>cec872d42fdd3792d7b48c74a698d838bb2a93d3</text:p>
          </table:table-cell>
          <table:table-cell office:value-type="string" calcext:value-type="string">
            <text:p>1695ed5bf31faa8e2556818a5e6d1540d722e287</text:p>
          </table:table-cell>
          <table:table-cell office:value-type="string" calcext:value-type="string">
            <text:p>5bf9c6244f85b49c2cc173ddfebe4ff2b63553da</text:p>
          </table:table-cell>
          <table:table-cell office:value-type="string" calcext:value-type="string">
            <text:p>ac2e876fcc5ca672014edcd04e3dd6d64f73668e</text:p>
          </table:table-cell>
          <table:table-cell office:value-type="string" calcext:value-type="string">
            <text:p>39858f10dfd376c73c7c468760e7f38859ee1778</text:p>
          </table:table-cell>
          <table:table-cell office:value-type="string" calcext:value-type="string">
            <text:p>eaa33e899dd96cec67f0dcaacea44c061fddb79e</text:p>
          </table:table-cell>
          <table:table-cell office:value-type="string" calcext:value-type="string">
            <text:p>6d99cfad1b5d3f8fee9690ecf54f46eb90efd7af</text:p>
          </table:table-cell>
          <table:table-cell office:value-type="string" calcext:value-type="string">
            <text:p>3375ee326f9775cab55e4957701b1597db645ac4</text:p>
          </table:table-cell>
          <table:table-cell office:value-type="string" calcext:value-type="string">
            <text:p>4dc66962c2a6305b469d3e327645a3313ef5eae4504215bef5d6f3bce0950c35</text:p>
          </table:table-cell>
          <table:table-cell office:value-type="string" calcext:value-type="string">
            <text:p>0f4b4ed1277f768f119837138a3c7d8a7f99bea5459f6df7c3ad482ffac0f0b3</text:p>
          </table:table-cell>
          <table:table-cell office:value-type="string" calcext:value-type="string">
            <text:p>2adda4da587c989c1ec73c601673d378bb89bbfe97c7a63cb35753f9ccd65b9e</text:p>
          </table:table-cell>
          <table:table-cell office:value-type="string" calcext:value-type="string">
            <text:p>a05b842afd2df4a49f32bb84e836cd4584fe68283a72f4cfdf52e9e1eb67f87d</text:p>
          </table:table-cell>
          <table:table-cell office:value-type="string" calcext:value-type="string">
            <text:p>3b1541c5169da519ee27303466203c67</text:p>
          </table:table-cell>
          <table:table-cell office:value-type="string" calcext:value-type="string">
            <text:p>28f2b71d450b2f3779c8a77bfbe73805</text:p>
          </table:table-cell>
          <table:table-cell office:value-type="string" calcext:value-type="string">
            <text:p>563140c433253088dbb28df710c9aba5</text:p>
          </table:table-cell>
          <table:table-cell office:value-type="string" calcext:value-type="string">
            <text:p>6caffc85ec08bc83892e045f763344d2</text:p>
          </table:table-cell>
          <table:table-cell table:number-columns-repeated="16329"/>
        </table:table-row>
        <table:table-row table:style-name="ro1">
          <table:table-cell table:number-columns-repeated="2" office:value-type="string" calcext:value-type="string">
            <text:p>rogernadal322@gmail.comrogernadal322</text:p>
          </table:table-cell>
          <table:table-cell office:value-type="string" calcext:value-type="string">
            <text:p>3997b8f7eff2fc457d5d69dd64cf35f3</text:p>
          </table:table-cell>
          <table:table-cell office:value-type="string" calcext:value-type="string">
            <text:p>35f9fe98200e2613797c6f685fc202f3504630fbd6ab8a3f99f055c5</text:p>
          </table:table-cell>
          <table:table-cell office:value-type="string" calcext:value-type="string">
            <text:p>84ffb61112c2a58e4a95915891144c65c718433437004560caad9e33c1c317e6</text:p>
          </table:table-cell>
          <table:table-cell office:value-type="string" calcext:value-type="string">
            <text:p>c868cb8b5e2d4668818772747fa36ec54af75f63</text:p>
          </table:table-cell>
          <table:table-cell office:value-type="string" calcext:value-type="string">
            <text:p>4a537f42b55a5f478da493396eacb0d3c4d9701b10cdbfb9a7d708ff45873c72e62de8e77b6439d87854f2e1ce1d5c859df49ca368b9eefb4ac9603039cbd72e</text:p>
          </table:table-cell>
          <table:table-cell office:value-type="string" calcext:value-type="string">
            <text:p>cm9nZXJuYWRhbDMyMkBnbWFpbC5jb21yb2dlcm5hZGFsMz</text:p>
          </table:table-cell>
          <table:table-cell office:value-type="string" calcext:value-type="string">
            <text:p>OJXWOZLSNZQWIYLMGMZDEQDHNVQWS3BOMNXW24TPM5SXE3TBMRQWYMZSGI====</text:p>
          </table:table-cell>
          <table:table-cell office:value-type="string" calcext:value-type="string">
            <text:p>8e4c0896f7df8b261d81c08a71f5481d</text:p>
          </table:table-cell>
          <table:table-cell office:value-type="string" calcext:value-type="string">
            <text:p>726F6765726E6164616C33323240676D61696C2E636F6D726F6765726E6164616C3332</text:p>
          </table:table-cell>
          <table:table-cell office:value-type="string" calcext:value-type="string">
            <text:p>e1ca0d659eb8461d1004cdb7807fb4e7461b2e93221031e177115c4ec6852042b69edf21455031edc3bea8bf0cdf1a8e</text:p>
          </table:table-cell>
          <table:table-cell office:value-type="string" calcext:value-type="string">
            <text:p>229550ffe072f237a03e6a6cc4c55aac</text:p>
          </table:table-cell>
          <table:table-cell office:value-type="string" calcext:value-type="string">
            <text:p>7f21cfc9271aafb67121447cfc85db7a</text:p>
          </table:table-cell>
          <table:table-cell office:value-type="string" calcext:value-type="string">
            <text:p>91023934500c8b454a2188eda46318a2</text:p>
          </table:table-cell>
          <table:table-cell office:value-type="string" calcext:value-type="string">
            <text:p>1f3143cf080e039e3e09466dfb235cee</text:p>
          </table:table-cell>
          <table:table-cell office:value-type="string" calcext:value-type="string">
            <text:p>adba293c6038a626c6e36696fa7b0e66</text:p>
          </table:table-cell>
          <table:table-cell office:value-type="string" calcext:value-type="string">
            <text:p>22cced1c0ca5a5331617ec111f39cfa6</text:p>
          </table:table-cell>
          <table:table-cell office:value-type="string" calcext:value-type="string">
            <text:p>d5a738f28fc1c1010853c83f77da1cc0</text:p>
          </table:table-cell>
          <table:table-cell office:value-type="string" calcext:value-type="string">
            <text:p>4776aba4cbb482b7cedcf4c26358d44c</text:p>
          </table:table-cell>
          <table:table-cell office:value-type="string" calcext:value-type="string">
            <text:p>a0ebb8f2968530145b3eef28800096ce3045b9f893124286466749f80d23d994</text:p>
          </table:table-cell>
          <table:table-cell office:value-type="string" calcext:value-type="string">
            <text:p>aac6fa890513692875af8ca09286fa4f5b7923cf2658e97f6a70cfdf542509c3</text:p>
          </table:table-cell>
          <table:table-cell office:value-type="string" calcext:value-type="string">
            <text:p>98a487b337bbc0385c33bf1baafb51c1c140542e14342cb34eacd5e6b2f22386</text:p>
          </table:table-cell>
          <table:table-cell office:value-type="string" calcext:value-type="string">
            <text:p>605730de55230502c431c6d43ee30677f9f068f16a21d455fd8cd7351d8c52dc</text:p>
          </table:table-cell>
          <table:table-cell office:value-type="string" calcext:value-type="string">
            <text:p>78f5edc51ccf317112088faab12cd9e0470e8423b5e8b89534fed0d10d23f6c0</text:p>
          </table:table-cell>
          <table:table-cell office:value-type="string" calcext:value-type="string">
            <text:p>ea4f6591bf26056ede3f2a1717d09dbd8e6dad25b9e02ba91f3c40cd12e3b9fc</text:p>
          </table:table-cell>
          <table:table-cell office:value-type="string" calcext:value-type="string">
            <text:p>fad1a0cef23d7ec5e88d6af541be00cfe8bb78b481d085f8dbaf9c43ad8b98ca</text:p>
          </table:table-cell>
          <table:table-cell office:value-type="string" calcext:value-type="string">
            <text:p>039ed61019015fdc80e1790e7e9fa95c9a1487dcbb9ee031a0acae05375861b5</text:p>
          </table:table-cell>
          <table:table-cell office:value-type="string" calcext:value-type="string">
            <text:p>63b45bc08a49ad9ea1b36de2a6f817407eebccdd0cb2dddbd2263493f9d271e5</text:p>
          </table:table-cell>
          <table:table-cell office:value-type="string" calcext:value-type="string">
            <text:p>04c567ab2e010b006c30e13070bb093f0cffe378ef6c4f77f9125122ffae2e0a0cd1d6a288f02536e2b05f4d14c6c02edf6580d794c021d05c804ffecccb9a32</text:p>
          </table:table-cell>
          <table:table-cell office:value-type="string" calcext:value-type="string">
            <text:p>139c8f6fbf0e375d294aaa8596ee5dbae6b0d1faab7598e9196f563a669931b7fca07bc6621d3fa926c30581048001c8783b25247775108788c68ea2631c8c54</text:p>
          </table:table-cell>
          <table:table-cell office:value-type="string" calcext:value-type="string">
            <text:p>3e49f233996dcb5762b88c88c71f4fe90eefe35dad998ea74d26ba2d47290e8745cd354728c4098a42036ab220d8c318c96e5fc4654d04845317ce17e5b37f50</text:p>
          </table:table-cell>
          <table:table-cell office:value-type="string" calcext:value-type="string">
            <text:p>26fed40e336eb620ebcf86f4322065f405bdbb98c4f21b2d661dc8c7acb8963e9fcdf45fed17192234e5cc61d3f55573a21eb7a838ac90a0d5f0b047bb02fa4f</text:p>
          </table:table-cell>
          <table:table-cell office:value-type="string" calcext:value-type="string">
            <text:p>deb199e33aaf00d662a299b970d6fbf993140c1348d1229088fa955b0ca62a1b9ee73bf5db988c3b2cd4a339de2f4594b93bea55b684a32f06b0cb25da4370e4</text:p>
          </table:table-cell>
          <table:table-cell office:value-type="string" calcext:value-type="string">
            <text:p>70e3ed61a558620cda6858dac8db6b89cbfec6cb3d0bcd855a44c051225d80e083658600cdc816f92a2425614c642bdc741b119e4d939874df10a4111cfeb14a</text:p>
          </table:table-cell>
          <table:table-cell office:value-type="string" calcext:value-type="string">
            <text:p>32497686a36f35f4f60280b064ed89dcb675fabacfd9b806c9fbc7c6cb7948dea68140b8ff2b5a69c37764955e72baedb93d8ec374a2f578d968406ee53e12c0</text:p>
          </table:table-cell>
          <table:table-cell office:value-type="string" calcext:value-type="string">
            <text:p>92c9ee597a0d861cbb4749c461f9a50f98b3c2176bd8881d7fd350aadea94c0f416a717b4670987d3aba5eacd981d2d67dda8e43f40e28ead76d473e1ca25e29</text:p>
          </table:table-cell>
          <table:table-cell office:value-type="string" calcext:value-type="string">
            <text:p>918170c96cadf7fefc88cf425879b4eceb87bef3855f01fc9245e63f0811cbe853c3bda92bdacce60de8166f584d04cf283a604f155174176289386c2391b781</text:p>
          </table:table-cell>
          <table:table-cell office:value-type="string" calcext:value-type="string">
            <text:p>9c9e35884685206b958c4388d424f36835c24181</text:p>
          </table:table-cell>
          <table:table-cell office:value-type="string" calcext:value-type="string">
            <text:p>d014aa49c6f60b56dfb4b97c4602c6aa74c19d95</text:p>
          </table:table-cell>
          <table:table-cell office:value-type="string" calcext:value-type="string">
            <text:p>49fa9e5c86f0a07069d0c74fa321ce5937806120</text:p>
          </table:table-cell>
          <table:table-cell office:value-type="string" calcext:value-type="string">
            <text:p>4359d96e785c116ea6c0b1ec255da12838b10783</text:p>
          </table:table-cell>
          <table:table-cell office:value-type="string" calcext:value-type="string">
            <text:p>4f21827cf2b2f7bf824cf2830f958c12a4bd5c31</text:p>
          </table:table-cell>
          <table:table-cell office:value-type="string" calcext:value-type="string">
            <text:p>ac1cc9f0c969cf76fcd8fa916059e836d131e64c</text:p>
          </table:table-cell>
          <table:table-cell office:value-type="string" calcext:value-type="string">
            <text:p>7ce15b217757f7c152e5e6b749261472779c3e7c</text:p>
          </table:table-cell>
          <table:table-cell office:value-type="string" calcext:value-type="string">
            <text:p>0058dd1e62f8847335235cbb608c2f653e3dfa3e</text:p>
          </table:table-cell>
          <table:table-cell office:value-type="string" calcext:value-type="string">
            <text:p>2c051aeb557a025b4ed90b0c94e7fa2e00df75a8</text:p>
          </table:table-cell>
          <table:table-cell office:value-type="string" calcext:value-type="string">
            <text:p>3e0f5468bf95ee661c7ead2c3b83cb8236659b9a81a7e5cc2bf75b508b64db57</text:p>
          </table:table-cell>
          <table:table-cell office:value-type="string" calcext:value-type="string">
            <text:p>e3a9fec69022bad9e6da1465320f7d4622904d5cff308365c1e361a0e5b731a6</text:p>
          </table:table-cell>
          <table:table-cell office:value-type="string" calcext:value-type="string">
            <text:p>fe2a21f457da931e06862ccb28f80d0985b10056671965429727d3b470785416</text:p>
          </table:table-cell>
          <table:table-cell office:value-type="string" calcext:value-type="string">
            <text:p>2fedff66327682bb4076186e97c76c643d2c17b8db8f77ca53494974455dc7a3</text:p>
          </table:table-cell>
          <table:table-cell office:value-type="string" calcext:value-type="string">
            <text:p>d63bb797504a543ca54d51c1266be04b</text:p>
          </table:table-cell>
          <table:table-cell office:value-type="string" calcext:value-type="string">
            <text:p>d61f3956be6511a6b153b68e801fe850</text:p>
          </table:table-cell>
          <table:table-cell office:value-type="string" calcext:value-type="string">
            <text:p>ab3b8b7d1c779df684bbe132cbe4cd7b</text:p>
          </table:table-cell>
          <table:table-cell office:value-type="string" calcext:value-type="string">
            <text:p>7ec25a7c0bd3cf693633736f4ba66943</text:p>
          </table:table-cell>
          <table:table-cell table:number-columns-repeated="16329"/>
        </table:table-row>
        <table:table-row table:style-name="ro1">
          <table:table-cell table:number-columns-repeated="2" office:value-type="string" calcext:value-type="string">
            <text:p>rogernadal322@gmail.com,rogernadal322</text:p>
          </table:table-cell>
          <table:table-cell office:value-type="string" calcext:value-type="string">
            <text:p>f696925b4ce6764ad39c82d4244d7056</text:p>
          </table:table-cell>
          <table:table-cell office:value-type="string" calcext:value-type="string">
            <text:p>6139e304857d57a1a274ebe259ed53d19a44a44327185fb63b88ccee</text:p>
          </table:table-cell>
          <table:table-cell office:value-type="string" calcext:value-type="string">
            <text:p>fc24e3613f0fdecc6a2b7933fbf28c38dd7b15c685b0b61a7acbd5dc2ae37fd1</text:p>
          </table:table-cell>
          <table:table-cell office:value-type="string" calcext:value-type="string">
            <text:p>7948d233c56d413008610de141c205e1d76359dd</text:p>
          </table:table-cell>
          <table:table-cell office:value-type="string" calcext:value-type="string">
            <text:p>913f981d3a02cc74cdacc14169a1cb32347f57f772c35991eae047ec6063ce9f22150be0b9585deedf82ffd8f5fcbfcebdd5cecfb42c025766e1bb86a9eecaac</text:p>
          </table:table-cell>
          <table:table-cell office:value-type="string" calcext:value-type="string">
            <text:p>cm9nZXJuYWRhbDMyMkBnbWFpbC5jb20scm9nZXJuYWRhbDMyMg</text:p>
          </table:table-cell>
          <table:table-cell office:value-type="string" calcext:value-type="string">
            <text:p>OJXWOZLSNZQWIYLMGMZDEQDHNVQWS3BOMNXW2LDSN5TWK4TOMFSGC3BTGIZA==</text:p>
          </table:table-cell>
          <table:table-cell office:value-type="string" calcext:value-type="string">
            <text:p>1f7c17e5805bf18a8afe54d52d7ccda7</text:p>
          </table:table-cell>
          <table:table-cell office:value-type="string" calcext:value-type="string">
            <text:p>726F6765726E6164616C33323240676D61696C2E636F6D2C726F6765726E6164616C3332</text:p>
          </table:table-cell>
          <table:table-cell office:value-type="string" calcext:value-type="string">
            <text:p>93f02885ffc9e8a9ea37d3ff87a79ae023dc9108819d2ce2b2fa8d5cbdbe43c43c40f2a8e6088f4b61d42b91db8561ff</text:p>
          </table:table-cell>
          <table:table-cell office:value-type="string" calcext:value-type="string">
            <text:p>5578098863f5eea5b0dccb3ea0ca284b</text:p>
          </table:table-cell>
          <table:table-cell office:value-type="string" calcext:value-type="string">
            <text:p>6f49cd89659ca6a5f2c6b9b677ec8891</text:p>
          </table:table-cell>
          <table:table-cell office:value-type="string" calcext:value-type="string">
            <text:p>7c0d7bec04519a3757fe4a1a2a1d3116</text:p>
          </table:table-cell>
          <table:table-cell office:value-type="string" calcext:value-type="string">
            <text:p>0468850dcaff3db2245ca378752bb2a9</text:p>
          </table:table-cell>
          <table:table-cell office:value-type="string" calcext:value-type="string">
            <text:p>ca91783b3808a2d2a04d2224ba545e69</text:p>
          </table:table-cell>
          <table:table-cell office:value-type="string" calcext:value-type="string">
            <text:p>e3310697e2d0424641994af4f3f9bde5</text:p>
          </table:table-cell>
          <table:table-cell office:value-type="string" calcext:value-type="string">
            <text:p>ab9217aaea2447455e38e2dba67f2a8e</text:p>
          </table:table-cell>
          <table:table-cell office:value-type="string" calcext:value-type="string">
            <text:p>aadb2f3927d319c446c5b9528ceb4727</text:p>
          </table:table-cell>
          <table:table-cell office:value-type="string" calcext:value-type="string">
            <text:p>86c0b8d9804d42e8cda07d0c30f1217d27993462947eeb21f61cdc0e4f69f009</text:p>
          </table:table-cell>
          <table:table-cell office:value-type="string" calcext:value-type="string">
            <text:p>d47f1afae8ac92dd0a59b6834eb5cb0dd74c52a03124eaee642f36696f1fac4a</text:p>
          </table:table-cell>
          <table:table-cell office:value-type="string" calcext:value-type="string">
            <text:p>fe7d93e3973636bd9bf625e41209bc0fc6ed3f18756267e0fb8d22806b648de3</text:p>
          </table:table-cell>
          <table:table-cell office:value-type="string" calcext:value-type="string">
            <text:p>e6955325c95f4afe625776a03d820964206ac78e88220fc97188abc6f19e6f99</text:p>
          </table:table-cell>
          <table:table-cell office:value-type="string" calcext:value-type="string">
            <text:p>678cc7fc4a820e5cbbf5ed5cca578eb79764feb2849c3b95b1d0170658415826</text:p>
          </table:table-cell>
          <table:table-cell office:value-type="string" calcext:value-type="string">
            <text:p>fe84a63e343bd12e103107c620c3e0853f9034f0ae269f880c2f1e2aaa5e16b6</text:p>
          </table:table-cell>
          <table:table-cell office:value-type="string" calcext:value-type="string">
            <text:p>febfcf178ad2e08a306e7f1e6c75998a016eb508ec0649ecd5b673ec9501114d</text:p>
          </table:table-cell>
          <table:table-cell office:value-type="string" calcext:value-type="string">
            <text:p>a5d67cdfdd2f47d76a611f8d1b6b2a25aa558add392f627c09770491b79a84ea</text:p>
          </table:table-cell>
          <table:table-cell office:value-type="string" calcext:value-type="string">
            <text:p>1992da581aa98cb4b3083c105280519224b223be3d82003f4020d20d328e2778</text:p>
          </table:table-cell>
          <table:table-cell office:value-type="string" calcext:value-type="string">
            <text:p>52e24c28203587fe120814dff07e65652226e9a3ba524f25b5bd6dfb790e3e523b7df4506dfbb3eec9562f7739bf59c5ea3702cf0944e668ffd4baa53d2a0c8b</text:p>
          </table:table-cell>
          <table:table-cell office:value-type="string" calcext:value-type="string">
            <text:p>0a94eeb1307212385ef778164cdf325d6171c6bb42318fde086e2053585e57d2881632e0e1da11781e329d30fe320560ed48b3c2e8dc3052f43e03aac8de486a</text:p>
          </table:table-cell>
          <table:table-cell office:value-type="string" calcext:value-type="string">
            <text:p>f66acde5942b5b8826bf173e776ebf19159ee4493178d99ac1425eb2cd80e7aad5ccbd86a51b1ebc51975c21b90999b408642b551b538190f2eac4300af8451b</text:p>
          </table:table-cell>
          <table:table-cell office:value-type="string" calcext:value-type="string">
            <text:p>b11e5ad9e833b1b62ecc40735b10439d2ecba51a04e7018289e66f1674dd0f9959cbcfc69e01f34bc01ff5ff23bbeb3ed454c17e61222f9081e4d6cc6d9e6a51</text:p>
          </table:table-cell>
          <table:table-cell office:value-type="string" calcext:value-type="string">
            <text:p>b992da9153aca0ba906c0d177ee575dad073dc34946e575606ccdb9e73e4a1a667282388952d4f833ea6adf71969cebaf2214d29aae0175d2fedb9cc3c2f6f8f</text:p>
          </table:table-cell>
          <table:table-cell office:value-type="string" calcext:value-type="string">
            <text:p>736634e46aee6d23a4c827d4af932684c27a06e485db2c8243a15263512e1eb37539ee96f591fbca74cc72195be87debbf1a8349ea2f90dbfd5cd51f23f1220f</text:p>
          </table:table-cell>
          <table:table-cell office:value-type="string" calcext:value-type="string">
            <text:p>394186ed21efa01301bc07eebdb7ddce60c48ad13dc0179f776fd75057067ff6d8f8eeff06d4ab269b5ed4a1d80b90eaebe684587a292ab401ff67465876b24a</text:p>
          </table:table-cell>
          <table:table-cell office:value-type="string" calcext:value-type="string">
            <text:p>b2f380f305a40db1881883e073b86bc83e526c7b5fc89f7095f70737e923e6d0fb5c6ffda71b2c7279ea582fde2a8eb9c93cf4aa75de8b03a3698aad85c6b34e</text:p>
          </table:table-cell>
          <table:table-cell office:value-type="string" calcext:value-type="string">
            <text:p>9f52f24f46b0f17256490b0632e426e3a36fe04fcbc5bb8393b12447910d80b36fe2dd59059d224141c25b266e1abfb9bfc81df0665f8780830993b69b22ab6d</text:p>
          </table:table-cell>
          <table:table-cell office:value-type="string" calcext:value-type="string">
            <text:p>fc5536b9333bfae89a5b48ba414c09d093f1d9bb</text:p>
          </table:table-cell>
          <table:table-cell office:value-type="string" calcext:value-type="string">
            <text:p>cfa22fa6d99c841eb22c8129c3922b28d57d6638</text:p>
          </table:table-cell>
          <table:table-cell office:value-type="string" calcext:value-type="string">
            <text:p>5962109cfac218a87c3a6fdcf4cf3a34ad9e446c</text:p>
          </table:table-cell>
          <table:table-cell office:value-type="string" calcext:value-type="string">
            <text:p>5d14f38fe717f12e79f3b422cdcb2feacbe22ff0</text:p>
          </table:table-cell>
          <table:table-cell office:value-type="string" calcext:value-type="string">
            <text:p>52f45e19e353bc4b5c2621d92358926c346e767d</text:p>
          </table:table-cell>
          <table:table-cell office:value-type="string" calcext:value-type="string">
            <text:p>044c3d7fc1d75333a5937f6ca69059b0ce7af31c</text:p>
          </table:table-cell>
          <table:table-cell office:value-type="string" calcext:value-type="string">
            <text:p>c708a71f2715d0e2534ab9cf9ff08f718820cd2f</text:p>
          </table:table-cell>
          <table:table-cell office:value-type="string" calcext:value-type="string">
            <text:p>ff3ea74936b3e5c73133e693a79a5a48416a3e6e</text:p>
          </table:table-cell>
          <table:table-cell office:value-type="string" calcext:value-type="string">
            <text:p>ca160e7b212cdb3f29bd92dabd5fe081ef90d454</text:p>
          </table:table-cell>
          <table:table-cell office:value-type="string" calcext:value-type="string">
            <text:p>b2fc5fdacb6b3440010c4076fa0b0051e2396907b7ec7c31577f8a8d0a4beea8</text:p>
          </table:table-cell>
          <table:table-cell office:value-type="string" calcext:value-type="string">
            <text:p>fd807df7f9f28bda7a08ac3dd6d196aa54a606710ca4bc4f9e03af814377fb5d</text:p>
          </table:table-cell>
          <table:table-cell office:value-type="string" calcext:value-type="string">
            <text:p>88b1bac50e141b7bb014fa9202ed258d59c0458470733fcd8bab0806d96dda92</text:p>
          </table:table-cell>
          <table:table-cell office:value-type="string" calcext:value-type="string">
            <text:p>aa871a49b5385324c49a0f2ec7682f9c86e14e9b58e6cf3fe12c05730e26ebb0</text:p>
          </table:table-cell>
          <table:table-cell office:value-type="string" calcext:value-type="string">
            <text:p>6706a88e8eee8bb2a23295d4a32d550d</text:p>
          </table:table-cell>
          <table:table-cell office:value-type="string" calcext:value-type="string">
            <text:p>35165ff9e2cda83a174054be65b134dd</text:p>
          </table:table-cell>
          <table:table-cell office:value-type="string" calcext:value-type="string">
            <text:p>1716423d29f744231f72c3b607b2b4ea</text:p>
          </table:table-cell>
          <table:table-cell office:value-type="string" calcext:value-type="string">
            <text:p>a026de16a2332aedb809ab9dca6c50bf</text:p>
          </table:table-cell>
          <table:table-cell table:number-columns-repeated="16329"/>
        </table:table-row>
        <table:table-row table:style-name="ro1">
          <table:table-cell table:number-columns-repeated="2" office:value-type="string" calcext:value-type="string">
            <text:p>rogernadal322123Andy#!000</text:p>
          </table:table-cell>
          <table:table-cell office:value-type="string" calcext:value-type="string">
            <text:p>83082fd04630b5900e44a833601381ec</text:p>
          </table:table-cell>
          <table:table-cell office:value-type="string" calcext:value-type="string">
            <text:p>33bebf130ee3edbc49fe6f3c76ad4918b593071d7c8d3fc73dd7c02c</text:p>
          </table:table-cell>
          <table:table-cell office:value-type="string" calcext:value-type="string">
            <text:p>b9f22614b50bc85f202ecb72608f8eec84ecf64b979020cc45454a0c0544db94</text:p>
          </table:table-cell>
          <table:table-cell office:value-type="string" calcext:value-type="string">
            <text:p>f976fd73651e46bc1d8dc41035518ec8d0283172</text:p>
          </table:table-cell>
          <table:table-cell office:value-type="string" calcext:value-type="string">
            <text:p>b33a19effd5f4643646d80fc8cdbdf7d1a7f778e3afaceadb52352c8fd72b6ebe6070a830feba1d2295d2b45f9c97169cedfb9f0d3f592845643e204b7afc97f</text:p>
          </table:table-cell>
          <table:table-cell office:value-type="string" calcext:value-type="string">
            <text:p>cm9nZXJuYWRhbDMyMjEyM0FuZHkjITAwMA</text:p>
          </table:table-cell>
          <table:table-cell office:value-type="string" calcext:value-type="string">
            <text:p>OJXWOZLSNZQWIYLMGMZDEMJSGNAW4ZDZEMQTAM</text:p>
          </table:table-cell>
          <table:table-cell office:value-type="string" calcext:value-type="string">
            <text:p>b8d871bbfa3a2e66b59d6dddde38ced8</text:p>
          </table:table-cell>
          <table:table-cell office:value-type="string" calcext:value-type="string">
            <text:p>726F6765726E6164616C333232313233416E647923213030</text:p>
          </table:table-cell>
          <table:table-cell office:value-type="string" calcext:value-type="string">
            <text:p>7b90855f16c71d4804372b4ba3b34162a33c8bb0f2152f8a7f770f7dae50eaf6472be6096bdedc2f2d18cbabe0ba0a8c</text:p>
          </table:table-cell>
          <table:table-cell office:value-type="string" calcext:value-type="string">
            <text:p>d4e8065f7fb810a700518cfdbf4faac0</text:p>
          </table:table-cell>
          <table:table-cell office:value-type="string" calcext:value-type="string">
            <text:p>86d1fbefc451c9224c7466d7c81dc500</text:p>
          </table:table-cell>
          <table:table-cell office:value-type="string" calcext:value-type="string">
            <text:p>0413b76e952ada361cbfb5ce1a69ec13</text:p>
          </table:table-cell>
          <table:table-cell office:value-type="string" calcext:value-type="string">
            <text:p>9b13cb408b2f5ca378f39ab5d3854228</text:p>
          </table:table-cell>
          <table:table-cell office:value-type="string" calcext:value-type="string">
            <text:p>70781d7a013d201bbd8bae0e91a72e11</text:p>
          </table:table-cell>
          <table:table-cell office:value-type="string" calcext:value-type="string">
            <text:p>fd30af39222d4e7ab3cf61cf2d13ed7e</text:p>
          </table:table-cell>
          <table:table-cell office:value-type="string" calcext:value-type="string">
            <text:p>c31bfa1b7884b150f0dfc54796929c93</text:p>
          </table:table-cell>
          <table:table-cell office:value-type="string" calcext:value-type="string">
            <text:p>5d1955c5ae2ab228ef5c7bd6c2878951</text:p>
          </table:table-cell>
          <table:table-cell office:value-type="string" calcext:value-type="string">
            <text:p>6499040d1b2e51fa08af8130f0290cb61b1b4a9d0bd8a3deb8c3babb61b8c091</text:p>
          </table:table-cell>
          <table:table-cell office:value-type="string" calcext:value-type="string">
            <text:p>d5c78806791faae0b24b5e7b61d9195912559bae2d87f831c20065562c1f5fb6</text:p>
          </table:table-cell>
          <table:table-cell office:value-type="string" calcext:value-type="string">
            <text:p>52b54f3117dbfacaf28577e74c5058a1bc10cd4cdee00903520a3a8cce6670f2</text:p>
          </table:table-cell>
          <table:table-cell office:value-type="string" calcext:value-type="string">
            <text:p>ac8a00b8e98c4ff9ca152d7780ecbe348c43deb81525532fd45272b9645e31aa</text:p>
          </table:table-cell>
          <table:table-cell office:value-type="string" calcext:value-type="string">
            <text:p>e1614b819af1fa9619cb8371ed3d385f595ebe5bdf4ed07592e24c514e64fb11</text:p>
          </table:table-cell>
          <table:table-cell office:value-type="string" calcext:value-type="string">
            <text:p>9281bb3eec49b846f808f2cea091a49352d1907b77ec4728c3fd596e2acc36cd</text:p>
          </table:table-cell>
          <table:table-cell office:value-type="string" calcext:value-type="string">
            <text:p>c9aa16d153c61cbc1aa4da4891fde2652e09a7916f01003c109407d69dcea888</text:p>
          </table:table-cell>
          <table:table-cell office:value-type="string" calcext:value-type="string">
            <text:p>f6ced158699bd21a99bb8de5bd338c5f06ec4a3b7859d2e289baa89286c44cb1</text:p>
          </table:table-cell>
          <table:table-cell office:value-type="string" calcext:value-type="string">
            <text:p>f8222d1530b09f1eca431bf498083604d77aabee42ce422eedbc34bcaeb1f25e</text:p>
          </table:table-cell>
          <table:table-cell office:value-type="string" calcext:value-type="string">
            <text:p>78e4b303f806b79cd5978f6a77c0c2fca3dd6704b38a9e935309e12bd35db8b262aa3d260041bdf9f9281cb2d0752ee76d7eb0ace3bfc883424a9843f5baf5bc</text:p>
          </table:table-cell>
          <table:table-cell office:value-type="string" calcext:value-type="string">
            <text:p>6a5bae380c4b336c0bdb5a29e66e6a0546efdabebb2047798d897c5ee1a2f6b88417427bd5924049ab9bfa48c47b9c390d8d2202e31d94cdcd5e702429d3471e</text:p>
          </table:table-cell>
          <table:table-cell office:value-type="string" calcext:value-type="string">
            <text:p>0c801a46c724c80fe8368c661d13aa3fb22ccf19967aa503dc1e82afb1a54a05eda8c9967927da242f26a0048e3a2432bfa17407adfab797fd3435a096b3c6de</text:p>
          </table:table-cell>
          <table:table-cell office:value-type="string" calcext:value-type="string">
            <text:p>f19123160955a069f3e1711e9d01d6fb56a91a48184bcb51ebf0ca25517af7292756e345a29029fbf4f120f0148767926f590f66480cdaad576855882822daff</text:p>
          </table:table-cell>
          <table:table-cell office:value-type="string" calcext:value-type="string">
            <text:p>03eb2ce08e164c992f686f4edf23bc517c7b5994157567b8d64ddc2c35de216c3a04ddfb075fb6159a95a31b368ab19bc0a81432c207440a021f3aa32ac81c8e</text:p>
          </table:table-cell>
          <table:table-cell office:value-type="string" calcext:value-type="string">
            <text:p>6321b0a221d29e0f4dac3cf7f2ee50c3b44de6403a61046d6d4585664aa0f8d4f3c54a09cd99104d90c76f0b88526b1b392ebe367cbf16c59860e290326aec9a</text:p>
          </table:table-cell>
          <table:table-cell office:value-type="string" calcext:value-type="string">
            <text:p>99f93803c8f0de186b3c5c82061dc61b143ae13f386df764c820ea1f0ed19a498848673ea02e14427fa78de03ed56aa75f77e1d2f44c10babc457014e50e333a</text:p>
          </table:table-cell>
          <table:table-cell office:value-type="string" calcext:value-type="string">
            <text:p>e53292087ab1192bd2cb04fff133200e6682f10a881de6c6cef7ef871f1d50bffd40502a3a6f92e1b9dbd30bcb016d4bd55d0825efdceae05bf752ce89662f9c</text:p>
          </table:table-cell>
          <table:table-cell office:value-type="string" calcext:value-type="string">
            <text:p>50f91ac3ea2a7aeffe3cbee659383b726a8df0e906913beb1363671fb8e145a02a533f4d58e9378b0d79a7c91d341ab26013af727c7a49bc08ec614fae6f7a6f</text:p>
          </table:table-cell>
          <table:table-cell office:value-type="string" calcext:value-type="string">
            <text:p>81e21f69d017e4c7f9587c5a7b97d253cf2ebb3b</text:p>
          </table:table-cell>
          <table:table-cell office:value-type="string" calcext:value-type="string">
            <text:p>36008e2d9855f850cea975b397d832975da892bf</text:p>
          </table:table-cell>
          <table:table-cell office:value-type="string" calcext:value-type="string">
            <text:p>5a54f25701eb6be3fe1deb122aca47e8336134fb</text:p>
          </table:table-cell>
          <table:table-cell office:value-type="string" calcext:value-type="string">
            <text:p>b617ed1d518fead04e005cdd41a861da1c49e3b4</text:p>
          </table:table-cell>
          <table:table-cell office:value-type="string" calcext:value-type="string">
            <text:p>85f9f23ab7a03d7bec4735facdee10aa39e0ddb9</text:p>
          </table:table-cell>
          <table:table-cell office:value-type="string" calcext:value-type="string">
            <text:p>6f64142806c8399251f7fe1e433264fc80f018b6</text:p>
          </table:table-cell>
          <table:table-cell office:value-type="string" calcext:value-type="string">
            <text:p>4dd529d7f5bc34a1e00bd189bdb2ee5389aad3b1</text:p>
          </table:table-cell>
          <table:table-cell office:value-type="string" calcext:value-type="string">
            <text:p>24d5d64909d688b7179b971ee66a98466912cc26</text:p>
          </table:table-cell>
          <table:table-cell office:value-type="string" calcext:value-type="string">
            <text:p>9cf8bf7e67a0c8da5734122b1c123ead50d0272b</text:p>
          </table:table-cell>
          <table:table-cell office:value-type="string" calcext:value-type="string">
            <text:p>50dddbbc50e9a91380e75a8d191a1cec0cd16cc253cb28f8bc424612ea99f0cf</text:p>
          </table:table-cell>
          <table:table-cell office:value-type="string" calcext:value-type="string">
            <text:p>291edf0a5f44013a859b28f18d0bf48323ee76f12c6ce88bcf9bfe49a2d090b8</text:p>
          </table:table-cell>
          <table:table-cell office:value-type="string" calcext:value-type="string">
            <text:p>e6036834738a35bf93637bf07c4d254a7b46e15a8d8b24750140644aa781140f</text:p>
          </table:table-cell>
          <table:table-cell office:value-type="string" calcext:value-type="string">
            <text:p>4f5b3c9c6c6d2a4262dbd31c9b49ae2e080c5a1f705c17c49f1535ca681e200a</text:p>
          </table:table-cell>
          <table:table-cell office:value-type="string" calcext:value-type="string">
            <text:p>dddcd982b7ca6d4fa810a240df9fae5b</text:p>
          </table:table-cell>
          <table:table-cell office:value-type="string" calcext:value-type="string">
            <text:p>f7d71f80cc8e4aa87792c9825d8225ad</text:p>
          </table:table-cell>
          <table:table-cell office:value-type="string" calcext:value-type="string">
            <text:p>06d32856c7c4381d81f0ef3e858546a6</text:p>
          </table:table-cell>
          <table:table-cell office:value-type="string" calcext:value-type="string">
            <text:p>f580f943b85c72fa0006e6ce09c97e02</text:p>
          </table:table-cell>
          <table:table-cell table:number-columns-repeated="16329"/>
        </table:table-row>
        <table:table-row table:style-name="ro1">
          <table:table-cell table:number-columns-repeated="2" office:value-type="string" calcext:value-type="string">
            <text:p>123Andy#!000rogernadal322</text:p>
          </table:table-cell>
          <table:table-cell office:value-type="string" calcext:value-type="string">
            <text:p>595e324d876ff150035c5fc1d975c4c0</text:p>
          </table:table-cell>
          <table:table-cell office:value-type="string" calcext:value-type="string">
            <text:p>f2b6e8cc65a6423b0d1ed45acdd4ec5d0740bcae1d16c6a9644eb35c</text:p>
          </table:table-cell>
          <table:table-cell office:value-type="string" calcext:value-type="string">
            <text:p>df65714ef438901892afd116c4b18e15ff74b4933b7fa01d15e385dce4e42451</text:p>
          </table:table-cell>
          <table:table-cell office:value-type="string" calcext:value-type="string">
            <text:p>edf3ce3f899c740be9345e8b029b845acfecca54</text:p>
          </table:table-cell>
          <table:table-cell office:value-type="string" calcext:value-type="string">
            <text:p>8b235af50371df7fc0c1cc9d007b0ce1e2ee32e60c440fa0c7e524308b422db5dc1bbc7f91dda6942c2e22b04903f8f26a5546ad808861bfd148283984ab9bd4</text:p>
          </table:table-cell>
          <table:table-cell office:value-type="string" calcext:value-type="string">
            <text:p>MTIzQW5keSMhMDAwcm9nZXJuYWRhbDMyMg</text:p>
          </table:table-cell>
          <table:table-cell office:value-type="string" calcext:value-type="string">
            <text:p>GEZDGQLOMR4SGIJQGAYHE33HMVZG4YLEMFWDGM</text:p>
          </table:table-cell>
          <table:table-cell office:value-type="string" calcext:value-type="string">
            <text:p>c1cf8c7d80977080fc96a3a78550c0c5</text:p>
          </table:table-cell>
          <table:table-cell office:value-type="string" calcext:value-type="string">
            <text:p>313233416E64792321303030726F6765726E6164616C3332</text:p>
          </table:table-cell>
          <table:table-cell office:value-type="string" calcext:value-type="string">
            <text:p>aa13517c8b47f04e3c6d015a41de12f7d0cf89db5ea5348ad95459de8925a16d19d4b6758052b76998c53a747b47f104</text:p>
          </table:table-cell>
          <table:table-cell office:value-type="string" calcext:value-type="string">
            <text:p>c03e5657557e4864d8bed2413e2e01c0</text:p>
          </table:table-cell>
          <table:table-cell office:value-type="string" calcext:value-type="string">
            <text:p>3715e27a328f2ded4aa5808fcb4bf701</text:p>
          </table:table-cell>
          <table:table-cell office:value-type="string" calcext:value-type="string">
            <text:p>11e2f138e0dbbb4c88c65841abe1df0b</text:p>
          </table:table-cell>
          <table:table-cell office:value-type="string" calcext:value-type="string">
            <text:p>174c44d64d4c41587bbc9744c635ae3a</text:p>
          </table:table-cell>
          <table:table-cell office:value-type="string" calcext:value-type="string">
            <text:p>ec4b011911177c0db2d2c3bd5f89a020</text:p>
          </table:table-cell>
          <table:table-cell office:value-type="string" calcext:value-type="string">
            <text:p>af5e0cf29616d774e420d9c374b4d506</text:p>
          </table:table-cell>
          <table:table-cell office:value-type="string" calcext:value-type="string">
            <text:p>ebdc8c82f8f2ceef7d13a771cfd5c3b8</text:p>
          </table:table-cell>
          <table:table-cell office:value-type="string" calcext:value-type="string">
            <text:p>ada568e74a360cc7412b983d344c4a67</text:p>
          </table:table-cell>
          <table:table-cell office:value-type="string" calcext:value-type="string">
            <text:p>61320ba79b8982d012c0e74daa9a3511a1b2e4cfb98cb4a273c1837af8c8b8a5</text:p>
          </table:table-cell>
          <table:table-cell office:value-type="string" calcext:value-type="string">
            <text:p>ee43e090e57e622172116046c47a88d132ad20cc1e3c7db7937aa6346085f81f</text:p>
          </table:table-cell>
          <table:table-cell office:value-type="string" calcext:value-type="string">
            <text:p>24c13774f78f017ee69c97506cb9a40b03343a3dccd0e4c624e74963183da053</text:p>
          </table:table-cell>
          <table:table-cell office:value-type="string" calcext:value-type="string">
            <text:p>a7560c9800ef0eeec707ae9b9149fcd8f445bf66614e01a8ac02766c472cde33</text:p>
          </table:table-cell>
          <table:table-cell office:value-type="string" calcext:value-type="string">
            <text:p>93ba515b040887542df7e3c828bb50d1671387d4aaa301277238a95af44cc336</text:p>
          </table:table-cell>
          <table:table-cell office:value-type="string" calcext:value-type="string">
            <text:p>7b6723e27f50b99c12621559d6b1c4153990b4ecce2f01905730671029a9f36c</text:p>
          </table:table-cell>
          <table:table-cell office:value-type="string" calcext:value-type="string">
            <text:p>68dae0f9ce7bdf771650759e5330abee37e966d3b5bccc0c2b27fcdbc605cfcb</text:p>
          </table:table-cell>
          <table:table-cell office:value-type="string" calcext:value-type="string">
            <text:p>032655a818967c74c7249f6f787893cb3b954a2e1de4b567b2e9521361637df2</text:p>
          </table:table-cell>
          <table:table-cell office:value-type="string" calcext:value-type="string">
            <text:p>18beb43829877f8f3ad799ff3e67f33d596c6f361e83dcab2f37ab2c24894de8</text:p>
          </table:table-cell>
          <table:table-cell office:value-type="string" calcext:value-type="string">
            <text:p>9560fa92816352b1c738794b05a993d6cf4430d09e81ed2d0fb3583a7d5ccdcba81bf98876aea9fbf7f90c2d81d94eb395e12248d7f609cd7bff1b24be81ccbb</text:p>
          </table:table-cell>
          <table:table-cell office:value-type="string" calcext:value-type="string">
            <text:p>81f661ca0e464b74c45dfbcb8218153aa75c7b80169694c210f2b228ce1601072c94e8a0377e4947a5b0469b4a0ca35ea407e2231d9245e8acb60a62bb37fa6e</text:p>
          </table:table-cell>
          <table:table-cell office:value-type="string" calcext:value-type="string">
            <text:p>9a6d25dc46584580867a6267763fcda158cb685fa2c43ee8065310828c06c6757ae760e08b83ab6f53aa885ec76523b7d7355ec83f84420f09551446e8017382</text:p>
          </table:table-cell>
          <table:table-cell office:value-type="string" calcext:value-type="string">
            <text:p>6bbd7d8b55f1367cb2b7991bcc015a2eae83f2c37618c6cdd72c2d148fe1b953f898e40d6e1587bfc7de1205be75e359dff22eb49c87b2fcd7e83a9f4167db10</text:p>
          </table:table-cell>
          <table:table-cell office:value-type="string" calcext:value-type="string">
            <text:p>ba6a40014c1d1b1879706d67d125d485ef037ac8ec5e6fe2073422cd674956752b66972d81093b9a9bb1de8a6042f77c6211a5e62b54e94a25a269770f2faf7e</text:p>
          </table:table-cell>
          <table:table-cell office:value-type="string" calcext:value-type="string">
            <text:p>10d488835bfe7b3945777f3cef3227cd471594884d4d3c5bde3f007c2c3b93640ed8fee2813d4c1abe8ab74042be5706b88b11ef5fe1df96840c70a918707559</text:p>
          </table:table-cell>
          <table:table-cell office:value-type="string" calcext:value-type="string">
            <text:p>bfd9f4bab6a3076d00929ac86420ce7bb70c63bf1c656980d724e12ba533cd8139d8ab454363f5133ed3f3dddb75ef845c67c338e4f57e82cbacccca090f31e7</text:p>
          </table:table-cell>
          <table:table-cell office:value-type="string" calcext:value-type="string">
            <text:p>3e2cba25a3b235e97c9ee67252820e2b53b153c3e3b25b96f8bfeb04fe97a35d723a07420a9c304e6ca8253ffcf2230918959cebcee1ad2262caef99dba78d31</text:p>
          </table:table-cell>
          <table:table-cell office:value-type="string" calcext:value-type="string">
            <text:p>abebd9ed9196bccb5d39374a9047b0c27f87d834c71a61f5d4ceefe0048d0224cfd94647ed44f88931801930456ee898f616dacaa7b1c09c3ea63dfd67ce0477</text:p>
          </table:table-cell>
          <table:table-cell office:value-type="string" calcext:value-type="string">
            <text:p>c6766de1555a10dcd792ce3626cef0b151a74d33</text:p>
          </table:table-cell>
          <table:table-cell office:value-type="string" calcext:value-type="string">
            <text:p>df2a730797cfd7328cab224e56d99a4fb3bf98b2</text:p>
          </table:table-cell>
          <table:table-cell office:value-type="string" calcext:value-type="string">
            <text:p>e50a3fc1f8c9f65cb0e87482e755878f0e963f31</text:p>
          </table:table-cell>
          <table:table-cell office:value-type="string" calcext:value-type="string">
            <text:p>2fa76fb0278f67ce221d1b99bc894be60327cc9a</text:p>
          </table:table-cell>
          <table:table-cell office:value-type="string" calcext:value-type="string">
            <text:p>0153d331e92227ff1615c80c6cb5faafb4b40ff0</text:p>
          </table:table-cell>
          <table:table-cell office:value-type="string" calcext:value-type="string">
            <text:p>deacf2ce83e4c2c95ede0a58c0729958c3b0e098</text:p>
          </table:table-cell>
          <table:table-cell office:value-type="string" calcext:value-type="string">
            <text:p>e47b37e847caa2cdab974d44c02d5314b758263d</text:p>
          </table:table-cell>
          <table:table-cell office:value-type="string" calcext:value-type="string">
            <text:p>4989217fb8b8a5c2b0851d87389d0a155e73bd39</text:p>
          </table:table-cell>
          <table:table-cell office:value-type="string" calcext:value-type="string">
            <text:p>536f8b53f2ae7f17492287cf97e26c1f6960b046</text:p>
          </table:table-cell>
          <table:table-cell office:value-type="string" calcext:value-type="string">
            <text:p>aa484781ac48a8e716769224852996da92bf87cd6a45e285c424c61bee7d0932</text:p>
          </table:table-cell>
          <table:table-cell office:value-type="string" calcext:value-type="string">
            <text:p>8fef1383225c842412ef8ce7cbca2460b7eec89089fd8c04e45fd85968c52beb</text:p>
          </table:table-cell>
          <table:table-cell office:value-type="string" calcext:value-type="string">
            <text:p>08df3160693022191ecc97942e2537ead895b2b5aeb541b558b80e384ed40897</text:p>
          </table:table-cell>
          <table:table-cell office:value-type="string" calcext:value-type="string">
            <text:p>17f21e4f5e7846a6453a0a4bacb2acd4e480a10d4d82e25cc5b08131ef1bf888</text:p>
          </table:table-cell>
          <table:table-cell office:value-type="string" calcext:value-type="string">
            <text:p>4b64b49981ad323c43fef550b594d10b</text:p>
          </table:table-cell>
          <table:table-cell office:value-type="string" calcext:value-type="string">
            <text:p>344ddd8f097d1d8a2b994212ceb640fd</text:p>
          </table:table-cell>
          <table:table-cell office:value-type="string" calcext:value-type="string">
            <text:p>cb0073bcfe69b562632d12980b89b400</text:p>
          </table:table-cell>
          <table:table-cell office:value-type="string" calcext:value-type="string">
            <text:p>e138ed4274dbad121c9d490f65deac8f</text:p>
          </table:table-cell>
          <table:table-cell table:number-columns-repeated="16329"/>
        </table:table-row>
        <table:table-row table:style-name="ro1">
          <table:table-cell table:number-columns-repeated="2" office:value-type="float" office:value="18729858970" calcext:value-type="float">
            <text:p>18729858970</text:p>
          </table:table-cell>
          <table:table-cell office:value-type="string" calcext:value-type="string">
            <text:p>a550c7c9622131c67849ce823ba428e1</text:p>
          </table:table-cell>
          <table:table-cell office:value-type="string" calcext:value-type="string">
            <text:p>adc572154acba754fcbab5cf72a43796083c6c88c79ca3f13f4dc595</text:p>
          </table:table-cell>
          <table:table-cell office:value-type="string" calcext:value-type="string">
            <text:p>6fdd3704acad2829d75e41c4f37b2e2412d88b172fdeffa9a5a4c32745b0c2e5</text:p>
          </table:table-cell>
          <table:table-cell office:value-type="string" calcext:value-type="string">
            <text:p>4bb228eab72ddba6798bbe6393c4a5cdb12a6dbe</text:p>
          </table:table-cell>
          <table:table-cell office:value-type="string" calcext:value-type="string">
            <text:p>d191f8f69b5980a977f2895c4ef8e8663f0d486cdb934d98e4a3dc8fc1ad80a7b09cddf772718068debed4f8e1ccec765b7e89b39900c63b14ef0b46957f9c18</text:p>
          </table:table-cell>
          <table:table-cell office:value-type="string" calcext:value-type="string">
            <text:p>KzE4NzI5ODU4OT</text:p>
          </table:table-cell>
          <table:table-cell office:value-type="string" calcext:value-type="string">
            <text:p>FMYTQNZSHE4DKOBZG4YA==</text:p>
          </table:table-cell>
          <table:table-cell office:value-type="string" calcext:value-type="string">
            <text:p>2bf481107a346e716c7da80edd21c29c</text:p>
          </table:table-cell>
          <table:table-cell office:value-type="string" calcext:value-type="string">
            <text:p>2B31383732393835383937</text:p>
          </table:table-cell>
          <table:table-cell office:value-type="string" calcext:value-type="string">
            <text:p>18b84593c42e0988a32e52782b768f498f9000e2783e522e22009dab9fe265740dbe6386cfe6efb1a45ef4961b0b02d1</text:p>
          </table:table-cell>
          <table:table-cell office:value-type="string" calcext:value-type="string">
            <text:p>31c7c8785dd65f37b30a585bc788b4ac</text:p>
          </table:table-cell>
          <table:table-cell office:value-type="string" calcext:value-type="string">
            <text:p>58e2c7394c1ba4fe6bdd4408581f69cd</text:p>
          </table:table-cell>
          <table:table-cell office:value-type="string" calcext:value-type="string">
            <text:p>1ea314249237a11882d1a187c336495f</text:p>
          </table:table-cell>
          <table:table-cell office:value-type="string" calcext:value-type="string">
            <text:p>c0059a1f410a7c41eeffe1c8bf86a3be</text:p>
          </table:table-cell>
          <table:table-cell office:value-type="string" calcext:value-type="string">
            <text:p>9ee3976257f0d81930a35b777f2a01a1</text:p>
          </table:table-cell>
          <table:table-cell office:value-type="string" calcext:value-type="string">
            <text:p>ce914c74308ee9f53dab4999ef43127d</text:p>
          </table:table-cell>
          <table:table-cell office:value-type="string" calcext:value-type="string">
            <text:p>1c2a5cec51eef60d76f85ec9b190e8a8</text:p>
          </table:table-cell>
          <table:table-cell office:value-type="string" calcext:value-type="string">
            <text:p>d8ed259bde7d0f374676242f0c99d758</text:p>
          </table:table-cell>
          <table:table-cell office:value-type="string" calcext:value-type="string">
            <text:p>a469178903c29d88a0fc2a3b7d1a50ca807c4373cfb4d4eb7fe6ea299378a96f</text:p>
          </table:table-cell>
          <table:table-cell office:value-type="string" calcext:value-type="string">
            <text:p>b74b3a76e1d8c34551ef9f14bb8186888a45dbe00e6086e26a294e21ea075ebb</text:p>
          </table:table-cell>
          <table:table-cell office:value-type="string" calcext:value-type="string">
            <text:p>1b03d7ca15d963fea9c81ad8bb36e74d1a453832e48cc13746af820b8ead21f9</text:p>
          </table:table-cell>
          <table:table-cell office:value-type="string" calcext:value-type="string">
            <text:p>e27ee072601c5b008ccf44898a27f7fa5007d78dc51a8785ea1560f2bfa528f1</text:p>
          </table:table-cell>
          <table:table-cell office:value-type="string" calcext:value-type="string">
            <text:p>2f3c8e4bf5141edfeab18d731abb69d3666df6649777dab7b4ed39e06c27b9db</text:p>
          </table:table-cell>
          <table:table-cell office:value-type="string" calcext:value-type="string">
            <text:p>4c51deca20b5a07063346de31dc7ada1d8a92f7fa0fd97d5628ee783005a6c51</text:p>
          </table:table-cell>
          <table:table-cell office:value-type="string" calcext:value-type="string">
            <text:p>b4fb098c27f967c205acb458e51c4bc5f115f4267c43e5c2d95dbb9022590e17</text:p>
          </table:table-cell>
          <table:table-cell office:value-type="string" calcext:value-type="string">
            <text:p>8c05c2c893b102465ca38f6b408a7be8dbf87c1e580b1133224f7734fa7d6b4b</text:p>
          </table:table-cell>
          <table:table-cell office:value-type="string" calcext:value-type="string">
            <text:p>19019a6f9d95c9e2806fbd4643094c3a846d05b80e46db539ac3b9511f012100</text:p>
          </table:table-cell>
          <table:table-cell office:value-type="string" calcext:value-type="string">
            <text:p>46ed956b85125861e8ce507b4861ca28ea143024f2a9b8c9f5e634adc59a39a6912bd489cdf312e4a94be044091c5f25b836ef96f62b3fb815ac4c701cd4e12a</text:p>
          </table:table-cell>
          <table:table-cell office:value-type="string" calcext:value-type="string">
            <text:p>0e07f8c43f730945c2423e273d1faeeda500a5859c5ae73bd46cf44aeed499e4513ca41d189feda0888bdf8de088246595a0237de9918f50cce07fc669afd5cb</text:p>
          </table:table-cell>
          <table:table-cell office:value-type="string" calcext:value-type="string">
            <text:p>699377b023c7fe76daf1d52a456182a56888f5405736b7b536a8a87beaacc36d5873b82fc9707ed3a6835595ba155db8c092d851ded2dbe42b14e1aa6951b84b</text:p>
          </table:table-cell>
          <table:table-cell office:value-type="string" calcext:value-type="string">
            <text:p>0a930f05bbbd8677ee5282b465cb93a13450764b6810a8592499c8b7ecfe0663ff05eafcfc297e3f25eae7489b2dd0136f7bb50d4f9f06bb52b42ba150526c36</text:p>
          </table:table-cell>
          <table:table-cell office:value-type="string" calcext:value-type="string">
            <text:p>f44d914fb5cf06cb384f68677d070947a524008476ceb2c589745a1b0054f189d925413525cee416718a0e7ba01014cf72d860bd4c2c2d423c4e12175b99a66c</text:p>
          </table:table-cell>
          <table:table-cell office:value-type="string" calcext:value-type="string">
            <text:p>39910753442b1dfde319c3459f48acddb22b81770c601286a28405afb6541b62f437b7e7ee2cdd00b8444fe7e80d1683c945c93fa581f0f609caec94b5502940</text:p>
          </table:table-cell>
          <table:table-cell office:value-type="string" calcext:value-type="string">
            <text:p>e0955bb117b8b15fe895a86073b1b4a0632553c84f27660fd93d28b5d76b9482a92282ae252b4739690a4d897c74d85ca05dcc089ab76790d316f742e6b4c954</text:p>
          </table:table-cell>
          <table:table-cell office:value-type="string" calcext:value-type="string">
            <text:p>ce9c3c6e1ebb6e9ebb9ccd3fd79a7bbcabb674cd8cc7f9740c2131639f36e8c4039665b75c88ee67346b1f8ad39948fd5460a850fa4b65b6336b8b08b6cc475f</text:p>
          </table:table-cell>
          <table:table-cell office:value-type="string" calcext:value-type="string">
            <text:p>c726fff80a5467208011b7703988d04db10fdf1ade0d8aa0f6a4e67127d230c1be5d13a89f622a9d1c9e1c6ee0544471fcaee89d2f626abca49f2314b97a0952</text:p>
          </table:table-cell>
          <table:table-cell office:value-type="string" calcext:value-type="string">
            <text:p>4768d02d8cc2867a60ec2a1a642447bd77523b11</text:p>
          </table:table-cell>
          <table:table-cell office:value-type="string" calcext:value-type="string">
            <text:p>73137639f2b612823cf8f8e0c311817e7c903d51</text:p>
          </table:table-cell>
          <table:table-cell office:value-type="string" calcext:value-type="string">
            <text:p>46bc70c6734a846f8105c98a179800850e1dcee5</text:p>
          </table:table-cell>
          <table:table-cell office:value-type="string" calcext:value-type="string">
            <text:p>7b0f57bf396e20f4c0a8ddf61de1c76d52722f35</text:p>
          </table:table-cell>
          <table:table-cell office:value-type="string" calcext:value-type="string">
            <text:p>ea55110182edd28a3cfeb397d425ecab1fca54a8</text:p>
          </table:table-cell>
          <table:table-cell office:value-type="string" calcext:value-type="string">
            <text:p>1dbd86fb89cf66f4e58de662af0f255f11d61502</text:p>
          </table:table-cell>
          <table:table-cell office:value-type="string" calcext:value-type="string">
            <text:p>a59ea7c943f55536e4ba0e76b891a7e3a8f69808</text:p>
          </table:table-cell>
          <table:table-cell office:value-type="string" calcext:value-type="string">
            <text:p>2fa4cd3efab532d4e6d1f3b40268aa7eabff4edb</text:p>
          </table:table-cell>
          <table:table-cell office:value-type="string" calcext:value-type="string">
            <text:p>14232019d4e97e414bd115d09f64238e786db90e</text:p>
          </table:table-cell>
          <table:table-cell office:value-type="string" calcext:value-type="string">
            <text:p>011b08c1da56fd007287b810b81980d5b66f3d73c1bc5fd6e327d7d88adf1a1b</text:p>
          </table:table-cell>
          <table:table-cell office:value-type="string" calcext:value-type="string">
            <text:p>add196117c0ed310cc37f134d20009e27ac697cc331e26dbfcea6d2b0d0c4f48</text:p>
          </table:table-cell>
          <table:table-cell office:value-type="string" calcext:value-type="string">
            <text:p>eade52ecdb0d8209ae572cb3608d5f20889a47b13c50dcb0f29d04655ce49af0</text:p>
          </table:table-cell>
          <table:table-cell office:value-type="string" calcext:value-type="string">
            <text:p>806e47c6c41a101e682bdd40748fd2058afc50e8b780422f4bb6629aabf67375</text:p>
          </table:table-cell>
          <table:table-cell office:value-type="string" calcext:value-type="string">
            <text:p>b36488f741fa13ebc3623f9a44ab8795</text:p>
          </table:table-cell>
          <table:table-cell office:value-type="string" calcext:value-type="string">
            <text:p>d45838c17fe9f7c23f923a445a0222f0</text:p>
          </table:table-cell>
          <table:table-cell office:value-type="string" calcext:value-type="string">
            <text:p>9745edc730c1b9be8b821ea4b450e967</text:p>
          </table:table-cell>
          <table:table-cell office:value-type="string" calcext:value-type="string">
            <text:p>cacb9654c82377049c3832f5b6745927</text:p>
          </table:table-cell>
          <table:table-cell table:number-columns-repeated="163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dc:date>2023-02-18T00:10:19.622670038</dc:date>
    <meta:editing-duration>PT3H16M46S</meta:editing-duration>
    <meta:editing-cycles>1</meta:editing-cycles>
    <meta:document-statistic meta:table-count="1" meta:cell-count="1484" meta:object-count="0"/>
  </office:meta>
</office:document-meta>
</file>